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8.5cm" style:rel-column-width="32767*"/>
    </style:style>
    <style:style style:name="表94.B" style:family="table-column">
      <style:table-column-properties style:column-width="8.5cm" style:rel-column-width="32768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8.5cm" style:rel-column-width="32767*"/>
    </style:style>
    <style:style style:name="表95.B" style:family="table-column">
      <style:table-column-properties style:column-width="8.5cm" style:rel-column-width="32768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8.5cm" style:rel-column-width="32767*"/>
    </style:style>
    <style:style style:name="表96.B" style:family="table-column">
      <style:table-column-properties style:column-width="8.5cm" style:rel-column-width="32768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8.5cm" style:rel-column-width="32767*"/>
    </style:style>
    <style:style style:name="表97.B" style:family="table-column">
      <style:table-column-properties style:column-width="8.5cm" style:rel-column-width="32768*"/>
    </style:style>
    <style:style style:name="表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8.5cm" style:rel-column-width="32767*"/>
    </style:style>
    <style:style style:name="表98.B" style:family="table-column">
      <style:table-column-properties style:column-width="8.5cm" style:rel-column-width="32768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8.5cm" style:rel-column-width="32767*"/>
    </style:style>
    <style:style style:name="表99.B" style:family="table-column">
      <style:table-column-properties style:column-width="8.5cm" style:rel-column-width="32768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8.5cm" style:rel-column-width="32767*"/>
    </style:style>
    <style:style style:name="表100.B" style:family="table-column">
      <style:table-column-properties style:column-width="8.5cm" style:rel-column-width="32768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8.5cm" style:rel-column-width="32767*"/>
    </style:style>
    <style:style style:name="表101.B" style:family="table-column">
      <style:table-column-properties style:column-width="8.5cm" style:rel-column-width="32768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8.5cm" style:rel-column-width="32767*"/>
    </style:style>
    <style:style style:name="表102.B" style:family="table-column">
      <style:table-column-properties style:column-width="8.5cm" style:rel-column-width="32768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8.5cm" style:rel-column-width="32767*"/>
    </style:style>
    <style:style style:name="表103.B" style:family="table-column">
      <style:table-column-properties style:column-width="8.5cm" style:rel-column-width="32768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8.5cm" style:rel-column-width="32767*"/>
    </style:style>
    <style:style style:name="表104.B" style:family="table-column">
      <style:table-column-properties style:column-width="8.5cm" style:rel-column-width="32768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8.5cm" style:rel-column-width="32767*"/>
    </style:style>
    <style:style style:name="表105.B" style:family="table-column">
      <style:table-column-properties style:column-width="8.5cm" style:rel-column-width="32768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8.5cm" style:rel-column-width="32767*"/>
    </style:style>
    <style:style style:name="表106.B" style:family="table-column">
      <style:table-column-properties style:column-width="8.5cm" style:rel-column-width="32768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8.5cm" style:rel-column-width="32767*"/>
    </style:style>
    <style:style style:name="表108.B" style:family="table-column">
      <style:table-column-properties style:column-width="8.5cm" style:rel-column-width="32768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8.5cm" style:rel-column-width="32767*"/>
    </style:style>
    <style:style style:name="表109.B" style:family="table-column">
      <style:table-column-properties style:column-width="8.5cm" style:rel-column-width="32768*"/>
    </style:style>
    <style:style style:name="表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9.B1" style:family="table-cell">
      <style:table-cell-properties fo:padding="0.097cm" fo:border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8.5cm" style:rel-column-width="32767*"/>
    </style:style>
    <style:style style:name="表110.B" style:family="table-column">
      <style:table-column-properties style:column-width="8.5cm" style:rel-column-width="32768*"/>
    </style:style>
    <style:style style:name="表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0.B1" style:family="table-cell">
      <style:table-cell-properties fo:padding="0.097cm" fo:border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8.5cm" style:rel-column-width="32767*"/>
    </style:style>
    <style:style style:name="表111.B" style:family="table-column">
      <style:table-column-properties style:column-width="8.5cm" style:rel-column-width="32768*"/>
    </style:style>
    <style:style style:name="表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1.B1" style:family="table-cell">
      <style:table-cell-properties fo:padding="0.097cm" fo:border="0.002cm solid #000000"/>
    </style:style>
    <style:style style:name="表112" style:family="table">
      <style:table-properties style:width="17cm" table:align="margins" style:writing-mode="lr-tb"/>
    </style:style>
    <style:style style:name="表112.A" style:family="table-column">
      <style:table-column-properties style:column-width="8.5cm" style:rel-column-width="32767*"/>
    </style:style>
    <style:style style:name="表112.B" style:family="table-column">
      <style:table-column-properties style:column-width="8.5cm" style:rel-column-width="32768*"/>
    </style:style>
    <style:style style:name="表1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2.B1" style:family="table-cell">
      <style:table-cell-properties fo:padding="0.097cm" fo:border="0.002cm solid #000000"/>
    </style:style>
    <style:style style:name="表113" style:family="table">
      <style:table-properties style:width="17cm" table:align="margins" style:writing-mode="lr-tb"/>
    </style:style>
    <style:style style:name="表113.A" style:family="table-column">
      <style:table-column-properties style:column-width="8.5cm" style:rel-column-width="32767*"/>
    </style:style>
    <style:style style:name="表113.B" style:family="table-column">
      <style:table-column-properties style:column-width="8.5cm" style:rel-column-width="32768*"/>
    </style:style>
    <style:style style:name="表1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3.B1" style:family="table-cell">
      <style:table-cell-properties fo:padding="0.097cm" fo:border="0.002cm solid #000000"/>
    </style:style>
    <style:style style:name="表114" style:family="table">
      <style:table-properties style:width="17cm" table:align="margins" style:writing-mode="lr-tb"/>
    </style:style>
    <style:style style:name="表114.A" style:family="table-column">
      <style:table-column-properties style:column-width="8.5cm" style:rel-column-width="32767*"/>
    </style:style>
    <style:style style:name="表114.B" style:family="table-column">
      <style:table-column-properties style:column-width="8.5cm" style:rel-column-width="32768*"/>
    </style:style>
    <style:style style:name="表1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4.B1" style:family="table-cell">
      <style:table-cell-properties fo:padding="0.097cm" fo:border="0.002cm solid #000000"/>
    </style:style>
    <style:style style:name="表115" style:family="table">
      <style:table-properties style:width="17cm" table:align="margins" style:writing-mode="lr-tb"/>
    </style:style>
    <style:style style:name="表115.A" style:family="table-column">
      <style:table-column-properties style:column-width="8.5cm" style:rel-column-width="32767*"/>
    </style:style>
    <style:style style:name="表115.B" style:family="table-column">
      <style:table-column-properties style:column-width="8.5cm" style:rel-column-width="32768*"/>
    </style:style>
    <style:style style:name="表1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5.B1" style:family="table-cell">
      <style:table-cell-properties fo:padding="0.097cm" fo:border="0.002cm solid #000000"/>
    </style:style>
    <style:style style:name="表116" style:family="table">
      <style:table-properties style:width="17cm" table:align="margins" style:writing-mode="lr-tb"/>
    </style:style>
    <style:style style:name="表116.A" style:family="table-column">
      <style:table-column-properties style:column-width="8.5cm" style:rel-column-width="32767*"/>
    </style:style>
    <style:style style:name="表116.B" style:family="table-column">
      <style:table-column-properties style:column-width="8.5cm" style:rel-column-width="32768*"/>
    </style:style>
    <style:style style:name="表1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6.B1" style:family="table-cell">
      <style:table-cell-properties fo:padding="0.097cm" fo:border="0.002cm solid #000000"/>
    </style:style>
    <style:style style:name="表117" style:family="table">
      <style:table-properties style:width="17cm" table:align="margins" style:writing-mode="lr-tb"/>
    </style:style>
    <style:style style:name="表117.A" style:family="table-column">
      <style:table-column-properties style:column-width="8.5cm" style:rel-column-width="32767*"/>
    </style:style>
    <style:style style:name="表117.B" style:family="table-column">
      <style:table-column-properties style:column-width="8.5cm" style:rel-column-width="32768*"/>
    </style:style>
    <style:style style:name="表1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7.B1" style:family="table-cell">
      <style:table-cell-properties fo:padding="0.097cm" fo:border="0.002cm solid #000000"/>
    </style:style>
    <style:style style:name="表118" style:family="table">
      <style:table-properties style:width="17cm" table:align="margins" style:writing-mode="lr-tb"/>
    </style:style>
    <style:style style:name="表118.A" style:family="table-column">
      <style:table-column-properties style:column-width="8.5cm" style:rel-column-width="32767*"/>
    </style:style>
    <style:style style:name="表118.B" style:family="table-column">
      <style:table-column-properties style:column-width="8.5cm" style:rel-column-width="32768*"/>
    </style:style>
    <style:style style:name="表1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8.B1" style:family="table-cell">
      <style:table-cell-properties fo:padding="0.097cm" fo:border="0.002cm solid #000000"/>
    </style:style>
    <style:style style:name="表119" style:family="table">
      <style:table-properties style:width="17cm" table:align="margins" style:writing-mode="lr-tb"/>
    </style:style>
    <style:style style:name="表119.A" style:family="table-column">
      <style:table-column-properties style:column-width="8.5cm" style:rel-column-width="32767*"/>
    </style:style>
    <style:style style:name="表119.B" style:family="table-column">
      <style:table-column-properties style:column-width="8.5cm" style:rel-column-width="32768*"/>
    </style:style>
    <style:style style:name="表1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9.B1" style:family="table-cell">
      <style:table-cell-properties fo:padding="0.097cm" fo:border="0.002cm solid #000000"/>
    </style:style>
    <style:style style:name="表120" style:family="table">
      <style:table-properties style:width="17cm" table:align="margins" style:writing-mode="lr-tb"/>
    </style:style>
    <style:style style:name="表120.A" style:family="table-column">
      <style:table-column-properties style:column-width="8.5cm" style:rel-column-width="32767*"/>
    </style:style>
    <style:style style:name="表120.B" style:family="table-column">
      <style:table-column-properties style:column-width="8.5cm" style:rel-column-width="32768*"/>
    </style:style>
    <style:style style:name="表1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0.B1" style:family="table-cell">
      <style:table-cell-properties fo:padding="0.097cm" fo:border="0.002cm solid #000000"/>
    </style:style>
    <style:style style:name="表121" style:family="table">
      <style:table-properties style:width="17cm" table:align="margins" style:writing-mode="lr-tb"/>
    </style:style>
    <style:style style:name="表121.A" style:family="table-column">
      <style:table-column-properties style:column-width="8.5cm" style:rel-column-width="32767*"/>
    </style:style>
    <style:style style:name="表121.B" style:family="table-column">
      <style:table-column-properties style:column-width="8.5cm" style:rel-column-width="32768*"/>
    </style:style>
    <style:style style:name="表1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1.B1" style:family="table-cell">
      <style:table-cell-properties fo:padding="0.097cm" fo:border="0.002cm solid #000000"/>
    </style:style>
    <style:style style:name="表122" style:family="table">
      <style:table-properties style:width="17cm" table:align="margins" style:writing-mode="lr-tb"/>
    </style:style>
    <style:style style:name="表122.A" style:family="table-column">
      <style:table-column-properties style:column-width="8.5cm" style:rel-column-width="32767*"/>
    </style:style>
    <style:style style:name="表122.B" style:family="table-column">
      <style:table-column-properties style:column-width="8.5cm" style:rel-column-width="32768*"/>
    </style:style>
    <style:style style:name="表1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2.B1" style:family="table-cell">
      <style:table-cell-properties fo:padding="0.097cm" fo:border="0.002cm solid #000000"/>
    </style:style>
    <style:style style:name="表123" style:family="table">
      <style:table-properties style:width="17cm" table:align="margins" style:writing-mode="lr-tb"/>
    </style:style>
    <style:style style:name="表123.A" style:family="table-column">
      <style:table-column-properties style:column-width="8.5cm" style:rel-column-width="32767*"/>
    </style:style>
    <style:style style:name="表123.B" style:family="table-column">
      <style:table-column-properties style:column-width="8.5cm" style:rel-column-width="32768*"/>
    </style:style>
    <style:style style:name="表1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3.B1" style:family="table-cell">
      <style:table-cell-properties fo:padding="0.097cm" fo:border="0.002cm solid #000000"/>
    </style:style>
    <style:style style:name="表124" style:family="table">
      <style:table-properties style:width="17cm" table:align="margins" style:writing-mode="lr-tb"/>
    </style:style>
    <style:style style:name="表124.A" style:family="table-column">
      <style:table-column-properties style:column-width="8.5cm" style:rel-column-width="32767*"/>
    </style:style>
    <style:style style:name="表124.B" style:family="table-column">
      <style:table-column-properties style:column-width="8.5cm" style:rel-column-width="32768*"/>
    </style:style>
    <style:style style:name="表1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4.B1" style:family="table-cell">
      <style:table-cell-properties fo:padding="0.097cm" fo:border="0.002cm solid #000000"/>
    </style:style>
    <style:style style:name="表126" style:family="table">
      <style:table-properties style:width="17cm" table:align="margins" style:writing-mode="lr-tb"/>
    </style:style>
    <style:style style:name="表126.A" style:family="table-column">
      <style:table-column-properties style:column-width="8.5cm" style:rel-column-width="32767*"/>
    </style:style>
    <style:style style:name="表126.B" style:family="table-column">
      <style:table-column-properties style:column-width="8.5cm" style:rel-column-width="32768*"/>
    </style:style>
    <style:style style:name="表1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6.B1" style:family="table-cell">
      <style:table-cell-properties fo:padding="0.097cm" fo:border="0.002cm solid #000000"/>
    </style:style>
    <style:style style:name="表127" style:family="table">
      <style:table-properties style:width="17cm" table:align="margins" style:writing-mode="lr-tb"/>
    </style:style>
    <style:style style:name="表127.A" style:family="table-column">
      <style:table-column-properties style:column-width="8.5cm" style:rel-column-width="32767*"/>
    </style:style>
    <style:style style:name="表127.B" style:family="table-column">
      <style:table-column-properties style:column-width="8.5cm" style:rel-column-width="32768*"/>
    </style:style>
    <style:style style:name="表1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7.B1" style:family="table-cell">
      <style:table-cell-properties fo:padding="0.097cm" fo:border="0.002cm solid #000000"/>
    </style:style>
    <style:style style:name="表128" style:family="table">
      <style:table-properties style:width="17cm" table:align="margins" style:writing-mode="lr-tb"/>
    </style:style>
    <style:style style:name="表128.A" style:family="table-column">
      <style:table-column-properties style:column-width="8.5cm" style:rel-column-width="32767*"/>
    </style:style>
    <style:style style:name="表128.B" style:family="table-column">
      <style:table-column-properties style:column-width="8.5cm" style:rel-column-width="32768*"/>
    </style:style>
    <style:style style:name="表1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8.B1" style:family="table-cell">
      <style:table-cell-properties fo:padding="0.097cm" fo:border="0.002cm solid #000000"/>
    </style:style>
    <style:style style:name="表129" style:family="table">
      <style:table-properties style:width="17cm" table:align="margins" style:writing-mode="lr-tb"/>
    </style:style>
    <style:style style:name="表129.A" style:family="table-column">
      <style:table-column-properties style:column-width="8.5cm" style:rel-column-width="32767*"/>
    </style:style>
    <style:style style:name="表129.B" style:family="table-column">
      <style:table-column-properties style:column-width="8.5cm" style:rel-column-width="32768*"/>
    </style:style>
    <style:style style:name="表1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9.B1" style:family="table-cell">
      <style:table-cell-properties fo:padding="0.097cm" fo:border="0.002cm solid #000000"/>
    </style:style>
    <style:style style:name="表130" style:family="table">
      <style:table-properties style:width="17cm" table:align="margins" style:writing-mode="lr-tb"/>
    </style:style>
    <style:style style:name="表130.A" style:family="table-column">
      <style:table-column-properties style:column-width="8.5cm" style:rel-column-width="32767*"/>
    </style:style>
    <style:style style:name="表130.B" style:family="table-column">
      <style:table-column-properties style:column-width="8.5cm" style:rel-column-width="32768*"/>
    </style:style>
    <style:style style:name="表1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0.B1" style:family="table-cell">
      <style:table-cell-properties fo:padding="0.097cm" fo:border="0.002cm solid #000000"/>
    </style:style>
    <style:style style:name="表130.A2" style:family="table-cell">
      <style:table-cell-properties fo:padding="0.097cm" fo:border-left="0.002cm solid #000000" fo:border-right="none" fo:border-top="none" fo:border-bottom="0.002cm solid #000000"/>
    </style:style>
    <style:style style:name="表1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1" style:family="table">
      <style:table-properties style:width="17cm" table:align="margins" style:writing-mode="lr-tb"/>
    </style:style>
    <style:style style:name="表131.A" style:family="table-column">
      <style:table-column-properties style:column-width="8.498cm" style:rel-column-width="32760*"/>
    </style:style>
    <style:style style:name="表131.B" style:family="table-column">
      <style:table-column-properties style:column-width="8.502cm" style:rel-column-width="32775*"/>
    </style:style>
    <style:style style:name="表1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1.B1" style:family="table-cell">
      <style:table-cell-properties fo:padding="0.097cm" fo:border="0.002cm solid #000000"/>
    </style:style>
    <style:style style:name="表131.A2" style:family="table-cell">
      <style:table-cell-properties fo:padding="0.097cm" fo:border-left="0.002cm solid #000000" fo:border-right="none" fo:border-top="none" fo:border-bottom="0.002cm solid #000000"/>
    </style:style>
    <style:style style:name="表1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0.683cm" style:rel-column-width="2631*"/>
    </style:style>
    <style:style style:name="表69.B" style:family="table-column">
      <style:table-column-properties style:column-width="8.557cm" style:rel-column-width="32985*"/>
    </style:style>
    <style:style style:name="表69.C" style:family="table-column">
      <style:table-column-properties style:column-width="7.761cm" style:rel-column-width="29919*"/>
    </style:style>
    <style:style style:name="表6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C1" style:family="table-cell">
      <style:table-cell-properties fo:padding="0.097cm" fo:border="0.002cm solid #000000"/>
    </style:style>
    <style:style style:name="表6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none" fo:border-top="none" fo:border-bottom="0.002cm solid #000000"/>
    </style:style>
    <style:style style:name="表6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8.5cm" style:rel-column-width="32767*"/>
    </style:style>
    <style:style style:name="表107.B" style:family="table-column">
      <style:table-column-properties style:column-width="8.5cm" style:rel-column-width="32768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107.A2" style:family="table-cell">
      <style:table-cell-properties fo:padding="0.097cm" fo:border-left="0.002cm solid #000000" fo:border-right="none" fo:border-top="none" fo:border-bottom="0.002cm solid #000000"/>
    </style:style>
    <style:style style:name="表10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5" style:family="table">
      <style:table-properties style:width="17cm" table:align="margins" style:writing-mode="lr-tb"/>
    </style:style>
    <style:style style:name="表125.A" style:family="table-column">
      <style:table-column-properties style:column-width="8.5cm" style:rel-column-width="32767*"/>
    </style:style>
    <style:style style:name="表125.B" style:family="table-column">
      <style:table-column-properties style:column-width="8.5cm" style:rel-column-width="32768*"/>
    </style:style>
    <style:style style:name="表1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5.B1" style:family="table-cell">
      <style:table-cell-properties fo:padding="0.097cm" fo:border="0.002cm solid #000000"/>
    </style:style>
    <style:style style:name="表125.A2" style:family="table-cell">
      <style:table-cell-properties fo:padding="0.097cm" fo:border-left="0.002cm solid #000000" fo:border-right="none" fo:border-top="none" fo:border-bottom="0.002cm solid #000000"/>
    </style:style>
    <style:style style:name="表1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2" style:family="table">
      <style:table-properties style:width="17cm" table:align="margins" style:writing-mode="lr-tb"/>
    </style:style>
    <style:style style:name="表132.A" style:family="table-column">
      <style:table-column-properties style:column-width="8.5cm" style:rel-column-width="32767*"/>
    </style:style>
    <style:style style:name="表132.B" style:family="table-column">
      <style:table-column-properties style:column-width="8.5cm" style:rel-column-width="32768*"/>
    </style:style>
    <style:style style:name="表1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2.B1" style:family="table-cell">
      <style:table-cell-properties fo:padding="0.097cm" fo:border="0.002cm solid #000000"/>
    </style:style>
    <style:style style:name="表132.A2" style:family="table-cell">
      <style:table-cell-properties fo:padding="0.097cm" fo:border-left="0.002cm solid #000000" fo:border-right="none" fo:border-top="none" fo:border-bottom="0.002cm solid #000000"/>
    </style:style>
    <style:style style:name="表1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3" style:family="table">
      <style:table-properties style:width="17cm" table:align="margins" style:writing-mode="lr-tb"/>
    </style:style>
    <style:style style:name="表133.A" style:family="table-column">
      <style:table-column-properties style:column-width="8.5cm" style:rel-column-width="32767*"/>
    </style:style>
    <style:style style:name="表133.B" style:family="table-column">
      <style:table-column-properties style:column-width="8.5cm" style:rel-column-width="32768*"/>
    </style:style>
    <style:style style:name="表1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3.B1" style:family="table-cell">
      <style:table-cell-properties fo:padding="0.097cm" fo:border="0.002cm solid #000000"/>
    </style:style>
    <style:style style:name="表133.A2" style:family="table-cell">
      <style:table-cell-properties fo:padding="0.097cm" fo:border-left="0.002cm solid #000000" fo:border-right="none" fo:border-top="none" fo:border-bottom="0.002cm solid #000000"/>
    </style:style>
    <style:style style:name="表1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4" style:family="table">
      <style:table-properties style:width="17cm" table:align="margins" style:writing-mode="lr-tb"/>
    </style:style>
    <style:style style:name="表134.A" style:family="table-column">
      <style:table-column-properties style:column-width="8.5cm" style:rel-column-width="32767*"/>
    </style:style>
    <style:style style:name="表134.B" style:family="table-column">
      <style:table-column-properties style:column-width="8.5cm" style:rel-column-width="32768*"/>
    </style:style>
    <style:style style:name="表1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4.B1" style:family="table-cell">
      <style:table-cell-properties fo:padding="0.097cm" fo:border="0.002cm solid #000000"/>
    </style:style>
    <style:style style:name="表134.A2" style:family="table-cell">
      <style:table-cell-properties fo:padding="0.097cm" fo:border-left="0.002cm solid #000000" fo:border-right="none" fo:border-top="none" fo:border-bottom="0.002cm solid #000000"/>
    </style:style>
    <style:style style:name="表1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weight-asian="normal" style:font-name-complex="Arial" style:font-size-complex="22pt" style:font-weight-complex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start" style:justify-single-word="false"/>
      <style:text-properties fo:font-size="15pt" fo:background-color="#ffff00" style:font-size-asian="15pt" style:font-size-complex="15pt"/>
    </style:style>
    <style:style style:name="P19" style:family="paragraph" style:parent-style-name="Table_20_Contents">
      <style:text-properties style:font-name="Arial1" fo:font-size="14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1" style:family="paragraph" style:parent-style-name="Table_20_Contents">
      <style:text-properties fo:font-size="14pt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font-weight-asian="normal" style:font-name-complex="Arial" style:font-size-complex="15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language-asian="ja" style:country-asian="JP" style:font-weight-asian="normal" style:font-name-complex="Arial" style:font-size-complex="15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fo:background-color="#ffff00" style:font-size-asian="15pt" style:font-size-complex="15pt"/>
    </style:style>
    <style:style style:name="P25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0" style:family="paragraph" style:parent-style-name="Standard" style:list-style-name="L1">
      <style:text-properties style:font-name="Arial" fo:font-size="16pt" style:font-size-asian="16pt" style:font-size-complex="16pt"/>
    </style:style>
    <style:style style:name="P31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2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34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0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99941313733293372" text:style-name="L1">
        <text:list-item>
          <text:p text:style-name="P30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30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3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27">אֲשֶׁר עֲשִׁירֶיהָ מָלְאוּ חָמָס</text:p>
            <text:p text:style-name="P27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5">who,which / rich men thereof / to be full of / violence,wrong</text:p>
            <text:p text:style-name="P15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27">וְגַם־אֲנִי הֶחֱלֵיתִי </text:p>
            <text:p text:style-name="P27">*הַכּוֹתֶ</text:p>
            <text:p text:style-name="P27">הַשְׁמֵם</text:p>
            <text:p text:style-name="P27">*עַל־חַטֹּאתֶ</text:p>
          </table:table-cell>
        </table:table-row>
        <table:table-row>
          <table:table-cell table:style-name="表300.A2" office:value-type="string">
            <text:p text:style-name="P15">and also – I / to make sick;to stroke / </text:p>
            <text:p text:style-name="P15">to strike thee</text:p>
            <text:p text:style-name="P15">to devastate,stupefy</text:p>
            <text:p text:style-name="P15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27">אַתָּה תֹאכַל וְלֹא תִשְׂבָּע</text:p>
            <text:p text:style-name="P27">*וְיֶשְׁחֲ</text:p>
            <text:p text:style-name="P27">*בְּקִרְבֶּ</text:p>
            <text:p text:style-name="P27"><text:soft-page-break/>וְתַסֵּג וְלֹא תַפְלִיט וַאֲשֶׁר</text:p>
            <text:p text:style-name="P27"><text:s/>תְּפַלֵּט לַחֶרֶב אֶתֵּן</text:p>
          </table:table-cell>
        </table:table-row>
        <table:table-row>
          <table:table-cell table:style-name="表1.A2" office:value-type="string">
            <text:p text:style-name="P15">thou / to eat / and not / to fill</text:p>
            <text:p text:style-name="P15">to gape at you</text:p>
            <text:p text:style-name="P15">in your center</text:p>
            <text:p text:style-name="P15">and to retreat / and not / to escape,deliver / and which</text:p>
            <text:p text:style-name="P15">to escape,deliver / to a nife,sword / to give</text:p>
          </table:table-cell>
        </table:table-row>
      </table:table>
      <text:p text:style-name="P4"/>
      <text:p text:style-name="P13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3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27">אַתָּה תִזְרַע וְלֹא תִקְצוֹר אַתָּה</text:p>
            <text:p text:style-name="P27">**תִדְרֹ</text:p>
            <text:p text:style-name="P27">זַיִת -</text:p>
            <text:p text:style-name="P27">-וְלֹא</text:p>
            <text:p text:style-name="P27">*תָסוּ</text:p>
            <text:p text:style-name="P27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5">thou / to sow / and not / to harvest / thou / to tread,walk / an olive / and not / to anoint</text:p>
            <text:p text:style-name="P15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27">וְיִשְׁתַּמֵּר חֻקּוֹת עָמְרִי וְכֹל </text:p>
            <text:p text:style-name="P27">מַעֲשֵׂה בֵית־אַחְאָב וַתֵּלְכוּ בְּמֹעֲצוֹתָם</text:p>
            <text:p text:style-name="P27"><text:s/>לְמַעַן תִּתִּי</text:p>
            <text:p text:style-name="P27">*אֹתְ</text:p>
            <text:p text:style-name="P27">לְשַׁמָּה וְיֹשְׁבֶיהָ לִשְׁרֵקָה וְחֶרְפַּת</text:p>
            <text:p text:style-name="P27"><text:s/>עַמִּי תִּשָּׂאוּ פ</text:p>
          </table:table-cell>
        </table:table-row>
        <table:table-row>
          <table:table-cell table:style-name="表4.A2" office:value-type="string">
            <text:p text:style-name="P15">to protect / statute / Omri / and all</text:p>
            <text:p text:style-name="P15">an action,activity / house – Achab / and to walk [you] / in their purpose</text:p>
            <text:p text:style-name="P15">* / to make (thee) ~ titi'y</text:p>
            <text:p text:style-name="P15">even thee ~ oth'xa:</text:p>
            <text:p text:style-name="P15">towards ruin / and inhabitants thereof / towards derision / and disgrace</text:p>
            <text:p text:style-name="P15">my people / to lift</text:p>
          </table:table-cell>
        </table:table-row>
      </table:table>
      <text:p text:style-name="P5"/>
      <text:p text:style-name="P13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3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27">אַלְלַי לִי כִּי הָיִיתִי כְּאָסְפֵּי־קַיִץ </text:p>
            <text:p text:style-name="P27">כְּעֹלְלֹת בָּצִיר אֵין־אֶשְׁכּוֹל לֶאֱכוֹל </text:p>
            <text:p text:style-name="P27">בִּכּוּרָה אִוְּתָה נַפְשִׁי</text:p>
          </table:table-cell>
        </table:table-row>
        <table:table-row>
          <table:table-cell table:style-name="表5.A2" office:value-type="string">
            <text:p text:style-name="P15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27">אָבַד חָסִיד מִן־הָאָרֶץ וְיָשָׁר </text:p>
            <text:p text:style-name="P27">בָּאָדָם אָיִן כֻּלָּם לְדָמִים </text:p>
            <text:p text:style-name="P27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5"/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3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27">עַל־הָרַע כַּפַּיִם לְהֵיטִיב הַשַּׂר </text:p>
            <text:p text:style-name="P27">שֹׁאֵל וְהַשֹּׁפֵט בַּשִּׁלּוּם וְהַגָּדוֹל </text:p>
            <text:p text:style-name="P27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5">against,upon evil / the hand / in happy / the head person</text:p>
            <text:p text:style-name="P15">to inquire / and the to judge / for a fee / and the great man</text:p>
            <text:p text:style-name="P15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27">טוֹבָם כְּחֵדֶק יָשָׁר מִמְּסוּכָה</text:p>
            <text:p text:style-name="P27"><text:s/>*יוֹם מְצַפֶּי</text:p>
            <text:p text:style-name="P27">*פְּקֻדָּתְ</text:p>
            <text:p text:style-name="P27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5">their best / like a prickly plant / the straight / from a hedge</text:p>
            <text:p text:style-name="P15">a day / your to observe</text:p>
            <text:p text:style-name="P15">your visitation</text:p>
            <text:p text:style-name="P15">to go,come / this time / to come to pass / their perplexity</text:p>
          </table:table-cell>
        </table:table-row>
      </table:table>
      <text:p text:style-name="P5"/>
      <text:p text:style-name="P13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3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27">אַל־תַּאֲמִינוּ בְרֵעַ אַל־תִּבְטְחוּ </text:p>
            <text:p text:style-name="P27">בְּאַלּוּף מִשֹּׁכֶבֶת</text:p>
            <text:p text:style-name="P27">*חֵיקֶ</text:p>
            <text:p text:style-name="P27">*שְׁמֹר פִּתְחֵי־פִי</text:p>
          </table:table-cell>
        </table:table-row>
        <table:table-row>
          <table:table-cell table:style-name="表9.A2" office:value-type="string">
            <text:p text:style-name="P15">not to trust / in an associate / not to trust</text:p>
            <text:p text:style-name="P15">a fri<text:span text:style-name="T7">end / from to lie down</text:span></text:p>
            <text:p text:style-name="P17">thy bosom</text:p>
            <text:p text:style-name="P17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27">כִּי־בֵן מְנַבֵּל אָב בַּת קָמָה </text:p>
            <text:p text:style-name="P27">בְאִמָּהּ כַּלָּה בַּחֲמֹתָהּ אֹיְבֵי </text:p>
            <text:p text:style-name="P27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5">for a son / to fail,disgrace / father / a daughter / to rise</text:p>
            <text:p text:style-name="P15">to her mother / a bride / to her mother in law / an adversary</text:p>
            <text:p text:style-name="P15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27">וַאֲנִי בַּיהוָה אֲצַפֶּה אוֹחִילָה </text:p>
            <text:p text:style-name="P27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5">and I / towards Jehovah / to peer,observe / to wait,be patient</text:p>
            <text:p text:style-name="P15">to,for gods ~ le:'lohe:y / my liberty / to hear me / gods</text:p>
          </table:table-cell>
        </table:table-row>
      </table:table>
      <text:p text:style-name="P4"/>
      <text:p text:style-name="P13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3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27">אַל־תִּשְׂמְחִי אֹיַבְתִּי לִי כִּי </text:p>
            <text:p text:style-name="P27">נָפַלְתִּי קָמְתִּי כִּי־אֵשֵׁב</text:p>
            <text:p text:style-name="P27">*בַּחֹשֶׁ</text:p>
            <text:p text:style-name="P27">יְהוָה אוֹר לִי ס</text:p>
          </table:table-cell>
        </table:table-row>
        <table:table-row>
          <table:table-cell table:style-name="表12.A2" office:value-type="string">
            <text:p text:style-name="P15">not – blithe / my adversary / towards me / for</text:p>
            <text:p text:style-name="P15">to fall [I] / to rise [I] / for – to sit down / </text:p>
            <text:p text:style-name="P15">in sorrow</text:p>
            <text:p text:style-name="P15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27">זַעַף יְהוָה אֶשָּׂא כִּי </text:p>
            <text:p text:style-name="P27">חָטָאתִי לוֹ עַד אֲשֶׁר </text:p>
            <text:p text:style-name="P27">יָרִיב רִיבִי וְעָשָׂה מִשְׁפָּטִי </text:p>
            <text:p text:style-name="P27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5">anger / Jehovah / to lift / for</text:p>
            <text:p text:style-name="P15">to sin [I] / towards him / as far / what,which</text:p>
            <text:p text:style-name="P15">to grapple / my contest / and to do,make / my justice</text:p>
            <text:p text:style-name="P15">to go out me / towards lightning / to see / at his rightness</text:p>
          </table:table-cell>
        </table:table-row>
      </table:table>
      <text:p text:style-name="P5"/>
      <text:p text:style-name="P13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3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27">וְתֵרֶא אֹיַבְתִּי וּתְכַסֶּהָ בוּשָׁה</text:p>
            <text:p text:style-name="P27"><text:s/>הָאֹמְרָה אֵלַי אַיּוֹ יְהוָה</text:p>
            <text:p text:style-name="P27">*אֱלֹהָיִ</text:p>
            <text:p text:style-name="P27">עֵינַי תִּרְאֶינָּה בָּהּ עַתָּה </text:p>
            <text:p text:style-name="P27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5">to see / my adversary / to fill up her / shame</text:p>
            <text:p text:style-name="P15">the to say / towards me / where ? he / jehovah</text:p>
            <text:p text:style-name="P15">gods</text:p>
            <text:p text:style-name="P15"><text:soft-page-break/>my eyes / to see / at her / this time</text:p>
            <text:p text:style-name="P15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7">יוֹם לִבְנוֹת</text:p>
            <text:p text:style-name="P27">*גְּדֵרָיִ</text:p>
            <text:p text:style-name="P27">יוֹם הַהוּא יִרְחַק־חֹק</text:p>
          </table:table-cell>
        </table:table-row>
        <table:table-row>
          <table:table-cell table:style-name="表15.A2" office:value-type="string">
            <text:p text:style-name="P15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7">יוֹם הוּא </text:p>
            <text:p text:style-name="P27">*וְעָדֶי</text:p>
            <text:p text:style-name="P27">יָבוֹא לְמִנִּי אַשּׁוּר וְעָרֵי</text:p>
            <text:p text:style-name="P27"><text:s/>מָצוֹר וּלְמִנִּי מָצוֹר וְעַד־נָהָר</text:p>
            <text:p text:style-name="P27"><text:s/>וְיָם מִיָּם וְהַר הָהָר</text:p>
          </table:table-cell>
        </table:table-row>
        <table:table-row>
          <table:table-cell table:style-name="表16.A2" office:value-type="string">
            <text:p text:style-name="P15">the day / he</text:p>
            <text:p text:style-name="P15">as far as thee</text:p>
            <text:p text:style-name="P15">to go,come / towards from ~ l'miNiy / Ashshur / and cities / </text:p>
            <text:p text:style-name="P15">a mound / and towards from / a mound / as far as a stream</text:p>
            <text:p text:style-name="P15">and sea / from sea / and a mountain / the mountain</text:p>
          </table:table-cell>
        </table:table-row>
      </table:table>
      <text:p text:style-name="P5"/>
      <text:p text:style-name="P13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3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27">וְהָיְתָה הָאָרֶץ לִשְׁמָמָה עַל־יֹשְׁבֶיהָ </text:p>
            <text:p text:style-name="P27">מִפְּרִי מַעַלְלֵיהֶם ס</text:p>
          </table:table-cell>
        </table:table-row>
        <table:table-row>
          <table:table-cell table:style-name="表17.A2" office:value-type="string">
            <text:p text:style-name="P15">to come to pass / the land / towards devastation / above – to dwell thereof</text:p>
            <text:p text:style-name="P15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27">רְעֵה</text:p>
            <text:p text:style-name="P27">*עַמְּ</text:p>
            <text:p text:style-name="P27">*בְשִׁבְטֶ</text:p>
            <text:p text:style-name="P27"><text:s/>צֹאן</text:p>
            <text:p text:style-name="P27">*נַחֲלָתֶ</text:p>
            <text:p text:style-name="P27">שֹׁכְנִי לְבָדָד יַעַר</text:p>
            <text:p text:style-name="P27">*בְּתוֹ</text:p>
            <text:p text:style-name="P27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5">to tend</text:p>
            <text:p text:style-name="P15">thy people</text:p>
            <text:p text:style-name="P15">with thy stick</text:p>
            <text:p text:style-name="P15">a flock</text:p>
            <text:p text:style-name="P15">thy inherited</text:p>
            <text:p text:style-name="P15">to reside / in sep<text:span text:style-name="T7">arate / a forest</text:span></text:p>
            <text:p text:style-name="P17">in the center</text:p>
            <text:p text:style-name="P17">Karmel / to tend / Bashan / and Gilan / like a day / eternity</text:p>
          </table:table-cell>
        </table:table-row>
      </table:table>
      <text:p text:style-name="P5"/>
      <text:p text:style-name="P13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3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27">כִּימֵי</text:p>
            <text:p text:style-name="P27">*צֵאתְ</text:p>
            <text:p text:style-name="P27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5">according to days</text:p>
            <text:p text:style-name="P15">your to go out</text:p>
            <text:p text:style-name="P15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27">יִרְאוּ גוֹיִם וְיֵבֹשׁוּ מִכֹּל </text:p>
            <text:p text:style-name="P27">גְּבוּרָתָם יָשִׂימוּ יָד עַל־פֶּה </text:p>
            <text:p text:style-name="P27">אָזְנֵיהֶם תֶּחֱרַשְׁנָה</text:p>
          </table:table-cell>
        </table:table-row>
        <table:table-row>
          <table:table-cell table:style-name="表20.A2" office:value-type="string">
            <text:p text:style-name="P15">to see / Gentiles / to be ashamed / from all</text:p>
            <text:p text:style-name="P15">their victories / to put / a hand / upon mouth</text:p>
            <text:p text:style-name="P15">their ears / to be deaf</text:p>
          </table:table-cell>
        </table:table-row>
      </table:table>
      <text:p text:style-name="P5"/>
      <text:p text:style-name="P13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3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27">יְלַחֲכוּ עָפָר כַּנָּחָשׁ כְּזֹחֲלֵי</text:p>
            <text:p text:style-name="P27"><text:s/>אֶרֶץ יִרְגְּזוּ מִמִּסְגְּרֹתֵיהֶם אֶל־יְהוָה</text:p>
            <text:p text:style-name="P27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5">to lick / dust / like a snake / to crawl</text:p>
            <text:p text:style-name="P15">the earth / to quiver / from their stronghold / towards Jehovah</text:p>
            <text:p text:style-name="P15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27">מִי־אֵל</text:p>
            <text:p text:style-name="P27">*כָּמוֹ</text:p>
            <text:p text:style-name="P27">נֹשֵׂא עָוֹן וְעֹבֵר עַל־פֶּשַׁע </text:p>
            <text:p text:style-name="P27">לִשְׁאֵרִית נַחֲלָתוֹ לֹא־הֶחֱזִיק לָעַד </text:p>
            <text:p text:style-name="P27">אַפּוֹ כִּי־חָפֵץ חֶסֶד הוּא</text:p>
          </table:table-cell>
        </table:table-row>
        <table:table-row>
          <table:table-cell table:style-name="表22.A2" office:value-type="string">
            <text:p text:style-name="P15">who? almighty</text:p>
            <text:p text:style-name="P15">thu<text:span text:style-name="T7">s thee</text:span></text:p>
            <text:p text:style-name="P15"><text:span text:style-name="T7">to lift / evil ~ </text:span><text:span text:style-name="T11">A</text:span><text:span text:style-name="T7">:won / and to cross over / upon a revolt</text:span></text:p>
            <text:p text:style-name="P17">towards a remainder / his inherited / not to be strong / in perpetuaty</text:p>
            <text:p text:style-name="P17">his nose / for – to be pleased / kindness / he</text:p>
          </table:table-cell>
        </table:table-row>
      </table:table>
      <text:p text:style-name="P5"/>
      <text:p text:style-name="P13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3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27">יָשׁוּב יְרַחֲמֵנוּ יִכְבֹּשׁ עֲוֹנֹתֵינוּ</text:p>
            <text:p text:style-name="P27">*וְתַשְׁלִי</text:p>
            <text:p text:style-name="P27">בִּמְצֻלוֹת יָם כָּל־חַטֹּאותָם</text:p>
          </table:table-cell>
        </table:table-row>
        <table:table-row>
          <table:table-cell table:style-name="表23.A2" office:value-type="string">
            <text:p text:style-name="P15">return / to love us / to subjugate ~ yix'bosh / our evil ~ <text:span text:style-name="T12">A</text:span>`wonothe:ynu:</text:p>
            <text:p text:style-name="P15">and to cast away</text:p>
            <text:p text:style-name="P15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27">תִּתֵּן אֱמֶת לְיַעֲקֹב חֶסֶד </text:p>
            <text:p text:style-name="P27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5">to give / trustworthiness / towards Jacob / kindness</text:p>
            <text:p text:style-name="P15">towards Abraham / who,which / swear / towards / our fathers / from days / antiquity</text:p>
          </table:table-cell>
        </table:table-row>
      </table:table>
      <text:p text:style-name="P5"/>
      <text:p text:style-name="P13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3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27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5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27">אֵל קַנּוֹא וְנֹקֵם יְהוָה </text:p>
            <text:p text:style-name="P27">נֹקֵם יְהוָה וּבַעַל חֵמָה </text:p>
            <text:p text:style-name="P27">נֹקֵם יְהוָה לְצָרָיו וְנוֹטֵר </text:p>
            <text:p text:style-name="P27">הוּא לְאֹיְבָיו</text:p>
          </table:table-cell>
        </table:table-row>
        <table:table-row>
          <table:table-cell table:style-name="表26.A2" office:value-type="string">
            <text:p text:style-name="P15">deity / jealous / revenge / jehovah</text:p>
            <text:p text:style-name="P15">revenge / jehovah / and a master / anger</text:p>
            <text:p text:style-name="P15">revenge / jehovah / to his adversary / to guard</text:p>
            <text:p text:style-name="P15">she,it / towards his adversary</text:p>
          </table:table-cell>
        </table:table-row>
      </table:table>
      <text:p text:style-name="P5"/>
      <text:p text:style-name="P13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3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27">יְהוָֹה</text:p>
            <text:p text:style-name="P27">*אֶרֶ</text:p>
            <text:p text:style-name="P27">אַפַּיִם *וּגְדוֹל־ [וּגְדָל־]כֹּחַ וְנַקֵּה </text:p>
            <text:p text:style-name="P27">לֹא יְנַקֶּה יְהוָה בְּסוּפָה </text:p>
            <text:p text:style-name="P27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5">jehovah</text:p>
            <text:p text:style-name="P15"><text:soft-page-break/>erex ~ long</text:p>
            <text:p text:style-name="P15">anger / and great – vigor ~ koa_ch / to make clean</text:p>
            <text:p text:style-name="P15">not / to make clean / jehovah / in a hurricane</text:p>
            <text:p text:style-name="P15">and in a hurricane / his road / and cloud ~ w'<text:span text:style-name="T12">A</text:span>:na:n / particles / a foot ~ ragh'la:yw</text:p>
            <text:p text:style-name="P15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27"/>
          </table:table-cell>
        </table:table-row>
        <table:table-row>
          <table:table-cell table:style-name="表28.A2" office:value-type="string">
            <text:p text:style-name="P15"/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3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27">גּוֹעֵר בַּיָּם וַיַּבְּשֵׁהוּ וְכָל־הַנְּהָרוֹת </text:p>
            <text:p text:style-name="P27">הֶחֱרִיב אֻמְלַל בָּשָׁן וְכַרְמֶל </text:p>
            <text:p text:style-name="P27">וּפֶרַח לְבָנוֹן אֻמְלָל</text:p>
          </table:table-cell>
        </table:table-row>
        <table:table-row>
          <table:table-cell table:style-name="表29.A2" office:value-type="string">
            <text:p text:style-name="P15">to chide / towards sea / to dry it / and all the streams</text:p>
            <text:p text:style-name="P15">to desolate / sick / Bashan / and Carmel</text:p>
            <text:p text:style-name="P15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27">הָרִים רָעֲשׁוּ מִמֶּנּוּ וְהַגְּבָעוֹת </text:p>
            <text:p text:style-name="P27">הִתְמֹגָגוּ וַתִּשָּׂא הָאָרֶץ מִפָּנָיו </text:p>
            <text:p text:style-name="P27">וְתֵבֵל וְכָל־יֹשְׁבֵי בָהּ</text:p>
          </table:table-cell>
        </table:table-row>
        <table:table-row>
          <table:table-cell table:style-name="表30.A2" office:value-type="string">
            <text:p text:style-name="P15">mountains / to undulate / from him / and the hillock</text:p>
            <text:p text:style-name="P15">to melt / and to lift / the land / from his face</text:p>
            <text:p text:style-name="P15">and globe / and all to dwell / on her</text:p>
          </table:table-cell>
        </table:table-row>
      </table:table>
      <text:p text:style-name="P5"/>
      <text:p text:style-name="P13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3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27">לִפְנֵי זַעְמוֹ מִי יַעֲמוֹד </text:p>
            <text:p text:style-name="P27">וּמִי יָקוּם בַּחֲרוֹן אַפּוֹ </text:p>
            <text:p text:style-name="P27">חֲמָתוֹ נִתְּכָה כָאֵשׁ וְהַצֻּרִים </text:p>
            <text:p text:style-name="P27">נִתְּצוּ מִמֶּנּוּ</text:p>
          </table:table-cell>
        </table:table-row>
        <table:table-row>
          <table:table-cell table:style-name="表31.A2" office:value-type="string">
            <text:p text:style-name="P17">towards before / his fury / who ? / stand</text:p>
            <text:p text:style-name="P17">and who ? / to rise / in a burning (of anger) / his nose</text:p>
            <text:p text:style-name="P17">his heat / to flow / like fire / and the rocks</text:p>
            <text:p text:style-name="P17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27">טוֹב יְהוָה לְמָעוֹז בְּיוֹם </text:p>
            <text:p text:style-name="P27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5">d^o:v ~ good / jehovah / towards,for a fortified place / in the day</text:p>
            <text:p text:style-name="P15">trouble / w'yod^e:<text:span text:style-name="T10">A</text:span> ~ to know / to flee for protection / in him</text:p>
          </table:table-cell>
        </table:table-row>
      </table:table>
      <text:p text:style-name="P5"/>
      <text:p text:style-name="P13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3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27">וּבְשֶׁטֶף עֹבֵר כָּלָה יַעֲשֶׂה </text:p>
            <text:p text:style-name="P27">מְקוֹמָהּ וְאֹיְבָיו יְרַדֶּף</text:p>
            <text:p text:style-name="P27">**־חֹשֶׁ</text:p>
          </table:table-cell>
        </table:table-row>
        <table:table-row>
          <table:table-cell table:style-name="表33.A2" office:value-type="string">
            <text:p text:style-name="P15">and with a flood / to cover / a completion,destruction / to do,make</text:p>
            <text:p text:style-name="P15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27">מַה־תְּחַשְּׁבוּן אֶל־יְהוָה כָּלָה הוּא </text:p>
            <text:p text:style-name="P27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5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7">כִּי עַד־סִירִים סְבֻכִים וּכְסָבְאָם </text:p>
            <text:p text:style-name="P27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5">for / as far as a thorn / to entwine / and like their wine</text:p>
            <text:p text:style-name="P15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27">**מִמֵּ</text:p>
            <text:p text:style-name="P27">יָצָא חֹשֵׁב עַל־יְהוָה רָעָה </text:p>
            <text:p text:style-name="P27">יֹעֵץ בְּלִיָּעַל ס</text:p>
          </table:table-cell>
        </table:table-row>
        <table:table-row>
          <table:table-cell table:style-name="表36.A2" office:value-type="string">
            <text:p text:style-name="P15">out of thee</text:p>
            <text:p text:style-name="P15">to go out / to plot / upon,against / jehovah / evil</text:p>
            <text:p text:style-name="P15">to advise / wickedness</text:p>
          </table:table-cell>
        </table:table-row>
      </table:table>
      <text:p text:style-name="P5"/>
      <text:p text:style-name="P13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3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27">כֹּה אָמַר יְהוָה אִם־שְׁלֵמִים וְכֵן </text:p>
            <text:p text:style-name="P27">רַבִּים וְכֵן נָגֹזּוּ וְעָבָר</text:p>
            <text:p text:style-name="P27">**וְעִנִּתִ</text:p>
            <text:p text:style-name="P27">**לֹא אֲעַנֵּ</text:p>
            <text:p text:style-name="P27">עוֹד</text:p>
          </table:table-cell>
        </table:table-row>
        <table:table-row>
          <table:table-cell table:style-name="表37.A2" office:value-type="string">
            <text:p text:style-name="P15">thu<text:span text:style-name="T7">s / to say / jehovah / whether ? - friendly / and rightly,just</text:span></text:p>
            <text:p text:style-name="P17">abundant / and rightly / to cut off / and to cross over</text:p>
            <text:p text:style-name="P17">and to depress</text:p>
            <text:p text:style-name="P17">not to depress thee</text:p>
            <text:p text:style-name="P17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7">וְעַתָּה אֶשְׁבֹּר מֹטֵהוּ</text:p>
            <text:p text:style-name="P27">**מֵעָלָיִ</text:p>
            <text:p text:style-name="P27">**וּמוֹסְרֹתַיִ</text:p>
            <text:p text:style-name="P27">אֲנַתֵּק</text:p>
          </table:table-cell>
        </table:table-row>
        <table:table-row>
          <table:table-cell table:style-name="表38.A2" office:value-type="string">
            <text:p text:style-name="P15">and this time / to burst / his yoke</text:p>
            <text:p text:style-name="P15">from above thee</text:p>
            <text:p text:style-name="P15">and thy restraint</text:p>
            <text:p text:style-name="P15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27">וְצִוָּה</text:p>
            <text:p text:style-name="P27">*עָלֶי</text:p>
            <text:p text:style-name="P27"><text:s/>*יְהוָה לֹא־יִזָּרַע מִשִּׁמְ</text:p>
            <text:p text:style-name="P27"><text:soft-page-break/>*עוֹד מִבֵּית אֱלֹהֶי</text:p>
            <text:p text:style-name="P27">*אַכְרִית פֶּסֶל וּמַסֵּכָה אָשִׂים קִבְרֶ</text:p>
            <text:p text:style-name="P27">כִּי קַלּוֹתָ פ</text:p>
          </table:table-cell>
        </table:table-row>
        <table:table-row>
          <table:table-cell table:style-name="表39.A2" office:value-type="string">
            <text:p text:style-name="P15">to constitute</text:p>
            <text:p text:style-name="P15">upon thee</text:p>
            <text:p text:style-name="P15">jehovah / not to sow / from thy position</text:p>
            <text:p text:style-name="P15">again / from a house / thy gods</text:p>
            <text:p text:style-name="P15">to cut off / an idol / and a cast image / to put / thy grave</text:p>
            <text:p text:style-name="P15">for / vile</text:p>
          </table:table-cell>
        </table:table-row>
      </table:table>
      <text:p text:style-name="P4"/>
      <text:p text:style-name="P13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3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27">הִנֵּה עַל־הֶהָרִים רַגְלֵי מְבַשֵּׂר </text:p>
            <text:p text:style-name="P27">מַשְׁמִיעַ שָׁלוֹם חָגִּי יְהוּדָה</text:p>
            <text:p text:style-name="P27">*חַגַּיִ</text:p>
            <text:p text:style-name="P27"><text:s/>*שַׁלְּמִי נְדָרָיִ</text:p>
            <text:p text:style-name="P27">כִּי לֹא יוֹסִיף עוֹד *לַעֲבוֹר־ [לַעֲבָר־]</text:p>
            <text:p text:style-name="P27">*בָּ</text:p>
            <text:p text:style-name="P27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5">lo! / upon,against / the mountains / a foot / to announce glad news</text:p>
            <text:p text:style-name="P15">to tell / welfare</text:p>
            <text:p text:style-name="P15">a festival</text:p>
            <text:p text:style-name="P15">to be safe / thy promise</text:p>
            <text:p text:style-name="P15">for / not / to continue / still,more / to cross over / towards,on thee</text:p>
            <text:p text:style-name="P15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27">*עָלָה מֵפִיץ עַל־פָּנַיִ</text:p>
            <text:p text:style-name="P27">נָצוֹר מְצֻרָה צַפֵּה</text:p>
            <text:p text:style-name="P27">*־דֶרֶ</text:p>
            <text:p text:style-name="P27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5">to ascend / to dash / upon,against – thy face</text:p>
            <text:p text:style-name="P15">to guard / a mound / to observe</text:p>
            <text:p text:style-name="P15">a road</text:p>
            <text:p text:style-name="P15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27">כִּי שָׁב יְהוָה אֶת־גְּאוֹן </text:p>
            <text:p text:style-name="P27">יַעֲקֹב כִּגְאוֹן יִשְׂרָאֵל כִּי</text:p>
            <text:p text:style-name="P27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5">for / to turn back / jehovah / self,even – majesty</text:p>
            <text:p text:style-name="P15">jacob / like majesty / israel / for</text:p>
            <text:p text:style-name="P15">to empty them out / to empty out / and their twig / to dec<text:span text:style-name="T7">ay</text:span></text:p>
          </table:table-cell>
        </table:table-row>
      </table:table>
      <text:p text:style-name="P4"/>
      <text:p text:style-name="P13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3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27">מָגֵן גִּבֹּרֵיהוּ מְאָדָּם אַנְשֵׁי־חַיִל </text:p>
            <text:p text:style-name="P27">מְתֻלָּעִים בְּאֵשׁ־פְּלָדוֹת הָרֶכֶב בְּיוֹם </text:p>
            <text:p text:style-name="P27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5">a shield / his warrior / to show blood / a man – valiant</text:p>
            <text:p text:style-name="P15">to crimson / in fire – armature / a vehicle / in the day</text:p>
            <text:p text:style-name="P15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27">בַּחוּצוֹת יִתְהוֹלְלוּ הָרֶכֶב יִשְׁתַּקְשְׁקוּן</text:p>
            <text:p text:style-name="P27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5">in the outdoor / to shine / the vehicle / to seek one against another</text:p>
            <text:p text:style-name="P15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27">יִזְכֹּר אַדִּירָיו יִכָּשְׁלוּ *בַהֲלִכוֹתָם [בַּהֲלִיכָתָם] יְמַהֲרוּ חוֹמָתָהּ וְהֻכַן</text:p>
            <text:p text:style-name="P27">*הַסֹּכֵ</text:p>
          </table:table-cell>
        </table:table-row>
        <table:table-row>
          <table:table-cell table:style-name="表46.A2" office:value-type="string">
            <text:p text:style-name="P15"/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3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7">שַׁעֲרֵי</text:p>
            <text:p text:style-name="P27">הַנְּהָרוֹת</text:p>
            <text:p text:style-name="P27">נִפְתָּחוּ </text:p>
            <text:p text:style-name="P27">וְהַהֵיכָל </text:p>
            <text:p text:style-name="P27">נָמוֹג</text:p>
          </table:table-cell>
          <table:table-cell table:style-name="表43.B1" office:value-type="string">
            <text:p text:style-name="P28">gate</text:p>
            <text:p text:style-name="P28"/>
            <text:p text:style-name="P28">the stream</text:p>
            <text:p text:style-name="P28">to open</text:p>
            <text:p text:style-name="P28"/>
            <text:p text:style-name="P28"/>
            <text:p text:style-name="P28">the palace</text:p>
            <text:p text:style-name="P28"/>
            <text:p text:style-name="P28">to melt</text:p>
          </table:table-cell>
        </table:table-row>
        <table:table-row>
          <table:table-cell table:style-name="表43.A2" office:value-type="string">
            <text:p text:style-name="P27"/>
          </table:table-cell>
          <table:table-cell table:style-name="表43.B2" office:value-type="string">
            <text:p text:style-name="P28"/>
          </table:table-cell>
        </table:table-row>
      </table:table>
      <text:p text:style-name="P4">2. <text:span text:style-name="T6">2:7</text:span></text:p>
      <text:p text:style-name="P13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7">וְהֻצַּב </text:p>
            <text:p text:style-name="P27">גֻּלְּתָה </text:p>
            <text:p text:style-name="P27">הֹעֲלָתָה </text:p>
            <text:p text:style-name="P27">וְאַמְהֹתֶיהָ </text:p>
            <text:p text:style-name="P27">מְנַהֲגוֹת </text:p>
            <text:p text:style-name="P27">כְּקוֹל</text:p>
            <text:p text:style-name="P27"><text:s/>יוֹנִים </text:p>
            <text:p text:style-name="P27">מְתֹפְפֹת </text:p>
            <text:p text:style-name="P27">עַל־לִבְבֵהֶן</text:p>
          </table:table-cell>
          <table:table-cell table:style-name="表47.B1" office:value-type="string">
            <text:p text:style-name="P28">Hutsav</text:p>
            <text:p text:style-name="P28"/>
            <text:p text:style-name="P28">to denude</text:p>
            <text:p text:style-name="P28"/>
            <text:p text:style-name="P28">to ascend</text:p>
            <text:p text:style-name="P28"/>
            <text:p text:style-name="P28">her maidservant</text:p>
            <text:p text:style-name="P28"/>
            <text:p text:style-name="P28">to sigh</text:p>
            <text:p text:style-name="P28"/>
            <text:p text:style-name="P28">like a voice</text:p>
            <text:p text:style-name="P28"/>
            <text:p text:style-name="P28">a dove</text:p>
            <text:p text:style-name="P28">to drum</text:p>
            <text:p text:style-name="P28"/>
            <text:p text:style-name="P28">upon their heart</text:p>
          </table:table-cell>
        </table:table-row>
        <text:soft-page-break/>
        <table:table-row>
          <table:table-cell table:style-name="表47.A2" office:value-type="string">
            <text:p text:style-name="P27"/>
          </table:table-cell>
          <table:table-cell table:style-name="表47.B2" office:value-type="string">
            <text:p text:style-name="P28"/>
          </table:table-cell>
        </table:table-row>
      </table:table>
      <text:p text:style-name="P2"/>
      <text:p text:style-name="P14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7">וְנִינְוֵה</text:p>
            <text:p text:style-name="P27"><text:s/>כִבְרֵכַת־מַיִם </text:p>
            <text:p text:style-name="P27">מִימֵי </text:p>
            <text:p text:style-name="P27">הִיא </text:p>
            <text:p text:style-name="P27">וְהֵמָּה </text:p>
            <text:p text:style-name="P27">נָסִים </text:p>
            <text:p text:style-name="P27">עִמְדוּ</text:p>
            <text:p text:style-name="P27"><text:s/>עֲמֹדוּ </text:p>
            <text:p text:style-name="P27">וְאֵין </text:p>
            <text:p text:style-name="P27">מַפְנֶה</text:p>
          </table:table-cell>
          <table:table-cell table:style-name="表48.B1" office:value-type="string">
            <text:p text:style-name="P28">nineveh</text:p>
            <text:p text:style-name="P28"/>
            <text:p text:style-name="P28">like a resorvoir - water</text:p>
            <text:p text:style-name="P28"/>
            <text:p text:style-name="P28">from the day</text:p>
            <text:p text:style-name="P28"/>
            <text:p text:style-name="P28">he/she</text:p>
            <text:p text:style-name="P28"/>
            <text:p text:style-name="P28">and they</text:p>
            <text:p text:style-name="P28"/>
            <text:p text:style-name="P28">to vanish away</text:p>
            <text:p text:style-name="P28"/>
            <text:p text:style-name="P28">to stand</text:p>
            <text:p text:style-name="P28"/>
            <text:p text:style-name="P28">to stand</text:p>
            <text:p text:style-name="P28"/>
            <text:p text:style-name="P28">not exist</text:p>
            <text:p text:style-name="P28">to face</text:p>
          </table:table-cell>
        </table:table-row>
      </table:table>
      <text:p text:style-name="P5"/>
      <text:p text:style-name="P13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27">בֹּזּוּ </text:p>
            <text:p text:style-name="P27">כֶסֶף </text:p>
            <text:p text:style-name="P27">בֹּזּוּ </text:p>
            <text:p text:style-name="P27">זָהָב </text:p>
            <text:p text:style-name="P27">וְאֵין </text:p>
            <text:p text:style-name="P27">קֵצֶה </text:p>
            <text:p text:style-name="P27">לַתְּכוּנָה </text:p>
            <text:p text:style-name="P27">כָּבֹד</text:p>
            <text:p text:style-name="P27"><text:s/>מִכֹּל</text:p>
            <text:p text:style-name="P27"><text:s/>כְּלִי </text:p>
            <text:p text:style-name="P27">חֶמְדָּה</text:p>
          </table:table-cell>
          <table:table-cell table:style-name="表51.B1" office:value-type="string">
            <text:p text:style-name="P28">to plunder</text:p>
            <text:p text:style-name="P28"/>
            <text:p text:style-name="P28">silver</text:p>
            <text:p text:style-name="P28"/>
            <text:p text:style-name="P28">to plunder</text:p>
            <text:p text:style-name="P28">gold</text:p>
            <text:p text:style-name="P28"/>
            <text:p text:style-name="P28">to be nothing</text:p>
            <text:p text:style-name="P28"/>
            <text:p text:style-name="P28">an extremity</text:p>
            <text:p text:style-name="P28"/>
            <text:p text:style-name="P28">structure</text:p>
            <text:p text:style-name="P28"/>
            <text:p text:style-name="P28">splendor</text:p>
            <text:p text:style-name="P28"/>
            <text:p text:style-name="P28">from all</text:p>
            <text:p text:style-name="P28"/>
            <text:p text:style-name="P28">apparatus</text:p>
            <text:p text:style-name="P28"/>
            <text:p text:style-name="P28">delight</text:p>
          </table:table-cell>
        </table:table-row>
      </table:table>
      <text:p text:style-name="P5"/>
      <text:p text:style-name="P14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7">בּוּקָה</text:p>
            <text:p text:style-name="P27"><text:s/>וּמְבוּקָה</text:p>
            <text:p text:style-name="P27"><text:s/>וּמְבֻלָּקָה</text:p>
            <text:p text:style-name="P27"><text:s/>וְלֵב </text:p>
            <text:p text:style-name="P27">נָמֵס</text:p>
            <text:p text:style-name="P27"><text:s/>וּפִק </text:p>
            <text:p text:style-name="P27">בִּרְכַּיִם </text:p>
            <text:p text:style-name="P27">וְחַלְחָלָה</text:p>
            <text:p text:style-name="P27"><text:soft-page-break/><text:s/>בְּכָל־מָתְנַיִם</text:p>
            <text:p text:style-name="P27"><text:s/>וּפְנֵי </text:p>
            <text:p text:style-name="P27">כֻלָּם</text:p>
            <text:p text:style-name="P27"><text:s/>קִבְּצוּ</text:p>
            <text:p text:style-name="P27"><text:s/>פָארוּר</text:p>
          </table:table-cell>
          <table:table-cell table:style-name="表52.B1" office:value-type="string">
            <text:p text:style-name="P28">empty</text:p>
            <text:p text:style-name="P28"/>
            <text:p text:style-name="P28">and empty</text:p>
            <text:p text:style-name="P28"/>
            <text:p text:style-name="P28">to anihilate</text:p>
            <text:p text:style-name="P28"/>
            <text:p text:style-name="P28">and heart</text:p>
            <text:p text:style-name="P28"/>
            <text:p text:style-name="P28">to faint</text:p>
            <text:p text:style-name="P28"/>
            <text:p text:style-name="P28">and a tottering</text:p>
            <text:p text:style-name="P28"/>
            <text:p text:style-name="P28">knee</text:p>
            <text:p text:style-name="P28"/>
            <text:p text:style-name="P28">to writhe</text:p>
            <text:p text:style-name="P28"/>
            <text:p text:style-name="P28"><text:soft-page-break/></text:p>
            <text:p text:style-name="P28">with,in all – loins</text:p>
            <text:p text:style-name="P28"/>
            <text:p text:style-name="P28">and the face</text:p>
            <text:p text:style-name="P28"/>
            <text:p text:style-name="P28">all of them ~ xula:'m</text:p>
            <text:p text:style-name="P28"/>
            <text:p text:style-name="P28">to collect</text:p>
            <text:p text:style-name="P28"/>
            <text:p text:style-name="P28">a flush of anxiety ~ fa:ru:r</text:p>
          </table:table-cell>
        </table:table-row>
      </table:table>
      <text:p text:style-name="P5"/>
      <text:p text:style-name="P13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27">אַיֵּה</text:p>
            <text:p text:style-name="P27"><text:s/>מְעוֹן </text:p>
            <text:p text:style-name="P27">אֲרָיוֹת </text:p>
            <text:p text:style-name="P27">וּמִרְעֶה </text:p>
            <text:p text:style-name="P27">הוּא לַכְּפִרִים </text:p>
            <text:p text:style-name="P27">אֲשֶׁר</text:p>
            <text:p text:style-name="P27">*הָלַ</text:p>
            <text:p text:style-name="P27"><text:soft-page-break/>אַרְיֵה לָבִיא </text:p>
            <text:p text:style-name="P27">שָׁם גּוּר </text:p>
            <text:p text:style-name="P27">אַרְיֵה וְאֵין מַחֲרִיד</text:p>
          </table:table-cell>
          <table:table-cell table:style-name="表53.B1" office:value-type="string">
            <text:p text:style-name="P28">where ?</text:p>
            <text:p text:style-name="P28"/>
            <text:p text:style-name="P28">a retreat</text:p>
            <text:p text:style-name="P28"/>
            <text:p text:style-name="P28">a lion</text:p>
            <text:p text:style-name="P28"/>
            <text:p text:style-name="P28">and pasture</text:p>
            <text:p text:style-name="P28"/>
            <text:p text:style-name="P28">he,this / to,for a yound lion</text:p>
            <text:p text:style-name="P28"/>
            <text:p text:style-name="P28">who,that</text:p>
            <text:p text:style-name="P28"/>
            <text:p text:style-name="P28">to walk</text:p>
            <text:p text:style-name="P28"><text:soft-page-break/>a lion / to roar</text:p>
            <text:p text:style-name="P28"/>
            <text:p text:style-name="P28">there / a cub of lion</text:p>
            <text:p text:style-name="P28"/>
            <text:p text:style-name="P28">a lion / and not exist / to fear</text:p>
          </table:table-cell>
        </table:table-row>
      </table:table>
      <text:p text:style-name="P5"/>
      <text:p text:style-name="P13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7">אַרְיֵה טֹרֵף </text:p>
            <text:p text:style-name="P27">בְּדֵי גֹרוֹתָיו </text:p>
            <text:p text:style-name="P27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8">a lion / to pull to pieces</text:p>
            <text:p text:style-name="P28"/>
            <text:p text:style-name="P28">in enough / his whelps</text:p>
            <text:p text:style-name="P28"/>
            <text:p text:style-name="P28">and to choke oneself / for his lioness</text:p>
            <text:p text:style-name="P28">to fill – prey / his den</text:p>
            <text:p text:style-name="P28"/>
            <text:p text:style-name="P28">and his dwelling / prey</text:p>
          </table:table-cell>
        </table:table-row>
      </table:table>
      <text:p text:style-name="P5"/>
      <text:p text:style-name="P13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7">הִנְנִי</text:p>
            <text:p text:style-name="P27">*אֵלַיִ</text:p>
            <text:p text:style-name="P27">נְאֻם יְהוָה צְבָאוֹת וְהִבְעַרְתִּי בֶעָשָׁן רִכְבָּהּ</text:p>
            <text:p text:style-name="P27">*וּכְפִירַיִ</text:p>
            <text:p text:style-name="P27">תֹּאכַל חָרֶב וְהִכְרַתִּי מֵאֶרֶץ</text:p>
            <text:p text:style-name="P27">*טַרְפֵּ</text:p>
            <text:p text:style-name="P27">וְלֹא־יִשָּׁמַע עוֹד קוֹל מַלְאָכֵכֵה ס</text:p>
          </table:table-cell>
          <table:table-cell table:style-name="表55.B1" office:value-type="string">
            <text:p text:style-name="P28">behold me</text:p>
            <text:p text:style-name="P28"/>
            <text:p text:style-name="P28">towards thee</text:p>
            <text:p text:style-name="P28"/>
            <text:p text:style-name="P28">saith / jehovah / mass of persons</text:p>
            <text:p text:style-name="P28"/>
            <text:p text:style-name="P28">and I will consume / towards smoke / her vehicle</text:p>
            <text:p text:style-name="P28">and your yound lion</text:p>
            <text:p text:style-name="P28">to eat / sword / and I will cut off</text:p>
            <text:p text:style-name="P28"/>
            <text:p text:style-name="P28">from the earth</text:p>
            <text:p text:style-name="P28"/>
            <text:p text:style-name="P28">thy prey</text:p>
            <text:p text:style-name="P28"/>
            <text:p text:style-name="P28">and not to hear / again / to call</text:p>
            <text:p text:style-name="P28">thy messenger</text:p>
          </table:table-cell>
        </table:table-row>
      </table:table>
      <text:p text:style-name="P5"/>
      <text:p text:style-name="P13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27">הוֹי עִיר דָּמִים כֻּלָּהּ כַּחַשׁ פֶּרֶק </text:p>
            <text:p text:style-name="P27">מְלֵאָה לֹא יָמִישׁ טָרֶף</text:p>
          </table:table-cell>
          <table:table-cell table:style-name="表56.B1" office:value-type="string">
            <text:p text:style-name="P28">oh! / a city / blood / her whole</text:p>
            <text:p text:style-name="P28"/>
            <text:p text:style-name="P28">hypocracy / a fork in roads</text:p>
            <text:p text:style-name="P28"/>
            <text:p text:style-name="P28">fulfilled / not / to withdraw / the prey</text:p>
          </table:table-cell>
        </table:table-row>
      </table:table>
      <text:p text:style-name="P5"/>
      <text:p text:style-name="P14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7">קוֹל שׁוֹט וְקוֹל </text:p>
            <text:p text:style-name="P27">רַעַשׁ אוֹפָן וְסוּס</text:p>
            <text:p text:style-name="P27"><text:s/>דֹּהֵר וּמֶרְכָּבָה</text:p>
            <text:p text:style-name="P27"><text:s/>מְרַקֵּדָה</text:p>
          </table:table-cell>
          <table:table-cell table:style-name="表57.B1" office:value-type="string">
            <text:p text:style-name="P28">a voice / a lash / and a voice</text:p>
            <text:p text:style-name="P28"/>
            <text:p text:style-name="P28">vibration / a wheel / and a horse</text:p>
            <text:p text:style-name="P28"/>
            <text:p text:style-name="P28">to move irregularly / and a chariot</text:p>
            <text:p text:style-name="P28"/>
            <text:p text:style-name="P28">to spring about</text:p>
          </table:table-cell>
        </table:table-row>
      </table:table>
      <text:p text:style-name="P5"/>
      <text:p text:style-name="P14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7">פָּרָשׁ מַעֲלֶה וְלַהַב </text:p>
            <text:p text:style-name="P27">חֶרֶב וּבְרַק חֲנִית</text:p>
            <text:p text:style-name="P27"><text:s/>וְרֹב חָלָל</text:p>
            <text:p text:style-name="P27"><text:s/>וְכֹבֶד פָּגֶר </text:p>
            <text:p text:style-name="P27">וְאֵין קֵצֶה </text:p>
            <text:p text:style-name="P27">לַגְּוִיָּה *יִכְשְׁלוּ [וְכָשְׁלוּ] בִּגְוִיָּתָם</text:p>
          </table:table-cell>
          <table:table-cell table:style-name="表58.B1" office:value-type="string">
            <text:p text:style-name="P28">a driver / to lift up/ and a polished blade</text:p>
            <text:p text:style-name="P28">a sword / and a gleam / a lance</text:p>
            <text:p text:style-name="P28"/>
            <text:p text:style-name="P28">and abundance / pierced to death</text:p>
            <text:p text:style-name="P28">and multitude / a carcase</text:p>
            <text:p text:style-name="P28"/>
            <text:p text:style-name="P28">and not exist / an extremity</text:p>
            <text:p text:style-name="P28">for a body <text:s/>/ to falter</text:p>
            <text:p text:style-name="P28"/>
            <text:p text:style-name="P28"/>
            <text:p text:style-name="P28">on their body</text:p>
          </table:table-cell>
        </table:table-row>
      </table:table>
      <text:p text:style-name="P5"/>
      <text:p text:style-name="P14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7">מֵרֹב זְנוּנֵי </text:p>
            <text:p text:style-name="P27">זוֹנָה טוֹבַת חֵן </text:p>
            <text:p text:style-name="P27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8">from abundance / to commit adultry</text:p>
            <text:p text:style-name="P28">to commit idolatry / good / graciousness</text:p>
            <text:p text:style-name="P28">mistress / magic / the to sell</text:p>
            <text:p text:style-name="P28"/>
            <text:p text:style-name="P28">Gentile / in her adultery</text:p>
            <text:p text:style-name="P28"/>
            <text:p text:style-name="P28">and family / in her magic</text:p>
          </table:table-cell>
        </table:table-row>
      </table:table>
      <text:p text:style-name="P5"/>
      <text:p text:style-name="P13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3"><text:span text:style-name="T1">1. </text:span><text:span text:style-name="T2">XX:XX</text:span></text:p>
      <text:p text:style-name="P14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7">הִנְנִי</text:p>
            <text:p text:style-name="P27"><text:s/>**אֵלַיִ</text:p>
            <text:p text:style-name="P27">נְאֻם יְהוָה צְבָאוֹת וְגִלֵּיתִי</text:p>
            <text:p text:style-name="P27">**שׁוּלַיִ</text:p>
            <text:p text:style-name="P27">**עַל־פָּנָיִ</text:p>
            <text:p text:style-name="P27">וְהַרְאֵיתִי גוֹיִם</text:p>
            <text:p text:style-name="P27">*מַעְרֵ</text:p>
            <text:p text:style-name="P27"><text:soft-page-break/>וּמַמְלָכוֹת</text:p>
            <text:p text:style-name="P27">*קְלוֹנֵ</text:p>
          </table:table-cell>
          <table:table-cell table:style-name="表60.B1" office:value-type="string">
            <text:p text:style-name="P28">behold me</text:p>
            <text:p text:style-name="P28"/>
            <text:p text:style-name="P28">towards thee</text:p>
            <text:p text:style-name="P28"/>
            <text:p text:style-name="P28">oracle / jehovah / army</text:p>
            <text:p text:style-name="P28"/>
            <text:p text:style-name="P28">and denude</text:p>
            <text:p text:style-name="P28"/>
            <text:p text:style-name="P28">thy skirt</text:p>
            <text:p text:style-name="P28"/>
            <text:p text:style-name="P28">against thy face</text:p>
            <text:p text:style-name="P28"/>
            <text:p text:style-name="P28">and to see / Gentile</text:p>
            <text:p text:style-name="P28">nude</text:p>
            <text:p text:style-name="P28"><text:soft-page-break/>and dominion</text:p>
            <text:p text:style-name="P28"/>
            <text:p text:style-name="P28">thy disgrace</text:p>
          </table:table-cell>
        </table:table-row>
      </table:table>
      <text:p text:style-name="P5"/>
      <text:p text:style-name="P14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7">וְהִשְׁלַכְתִּי</text:p>
            <text:p text:style-name="P27">**עָלַיִ</text:p>
            <text:p text:style-name="P27">שִׁקֻּצִים</text:p>
            <text:p text:style-name="P27">**וְנִבַּלְתִּי</text:p>
            <text:p text:style-name="P27">**וְשַׂמְתִּי</text:p>
            <text:p text:style-name="P27">כְּרֹאִי</text:p>
          </table:table-cell>
          <table:table-cell table:style-name="表61.B1" office:value-type="string">
            <text:p text:style-name="P28">and to throw</text:p>
            <text:p text:style-name="P28"/>
            <text:p text:style-name="P28">against thee</text:p>
            <text:p text:style-name="P28"/>
            <text:p text:style-name="P28">filthy</text:p>
            <text:p text:style-name="P28"/>
            <text:p text:style-name="P28">and I will disgrace thee</text:p>
            <text:p text:style-name="P28"/>
            <text:p text:style-name="P28">and I will put thee</text:p>
            <text:p text:style-name="P28">as a sight</text:p>
          </table:table-cell>
        </table:table-row>
      </table:table>
      <text:p text:style-name="P5"/>
      <text:p text:style-name="P14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7">וְהָיָה כָל</text:p>
            <text:p text:style-name="P27">**רֹאַיִ</text:p>
            <text:p text:style-name="P27">יִדּוֹד</text:p>
            <text:p text:style-name="P27">**מִמֵּ</text:p>
            <text:p text:style-name="P27">וְאָמַר שָׁדְּדָה נִינְוֵה</text:p>
            <text:p text:style-name="P27"><text:s/>מִי יָנוּד לָהּ</text:p>
            <text:p text:style-name="P27"><text:s/>מֵאַיִן אֲבַקֵּשׁ</text:p>
            <text:p text:style-name="P27"><text:s/>מְנַחֲמִים</text:p>
            <text:p text:style-name="P27">**לָ</text:p>
          </table:table-cell>
          <table:table-cell table:style-name="表62.B1" office:value-type="string">
            <text:p text:style-name="P28">and to come to pass / all</text:p>
            <text:p text:style-name="P28"/>
            <text:p text:style-name="P28">to see thee</text:p>
            <text:p text:style-name="P28"/>
            <text:p text:style-name="P28">to flee</text:p>
            <text:p text:style-name="P28"/>
            <text:p text:style-name="P28">from thee</text:p>
            <text:p text:style-name="P28"/>
            <text:p text:style-name="P28">and to say / to ravage / nineve</text:p>
            <text:p text:style-name="P28"/>
            <text:p text:style-name="P28">who ? / to deplore / towards her</text:p>
            <text:p text:style-name="P28"/>
            <text:p text:style-name="P28">from where ? / to search out</text:p>
            <text:p text:style-name="P28"/>
            <text:p text:style-name="P28">to console</text:p>
            <text:p text:style-name="P28">towards thee</text:p>
          </table:table-cell>
        </table:table-row>
      </table:table>
      <text:p text:style-name="P5"/>
      <text:p text:style-name="P13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27">הֲתֵיטְבִי </text:p>
            <text:p text:style-name="P27">מִנֹּא אָמוֹן הַיֹּשְׁבָה בַּיְאֹרִים מַיִם סָבִיב </text:p>
            <text:p text:style-name="P27">לָהּ אֲשֶׁר־חֵיל </text:p>
            <text:p text:style-name="P27">יָם מִיָּם חוֹמָתָהּ</text:p>
          </table:table-cell>
          <table:table-cell table:style-name="表63.B1" office:value-type="string">
            <text:p text:style-name="P28">who,that to make well</text:p>
            <text:p text:style-name="P28"/>
            <text:p text:style-name="P28">from No / Amon / the to dwell</text:p>
            <text:p text:style-name="P28"/>
            <text:p text:style-name="P28">in Nile / waters / around</text:p>
            <text:p text:style-name="P28"/>
            <text:p text:style-name="P28">towards her / who,that – army</text:p>
            <text:p text:style-name="P28"/>
            <text:p text:style-name="P28">a sea / from a sea / her wall</text:p>
          </table:table-cell>
        </table:table-row>
      </table:table>
      <text:p text:style-name="P5"/>
      <text:p text:style-name="P14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27">כּוּשׁ עָצְמָה </text:p>
            <text:p text:style-name="P27">וּמִצְרַיִם וְאֵין</text:p>
            <text:p text:style-name="P27"><text:s/>קֵצֶה פּוּט וְלוּבִים </text:p>
            <text:p text:style-name="P27">הָיוּ </text:p>
            <text:p text:style-name="P27">**בְּעֶזְרָתֵ</text:p>
          </table:table-cell>
          <table:table-cell table:style-name="表64.B1" office:value-type="string">
            <text:p text:style-name="P28">Kush / her powerfulness</text:p>
            <text:p text:style-name="P28"/>
            <text:p text:style-name="P28">and Mitsrajim / and not exist</text:p>
            <text:p text:style-name="P28"/>
            <text:p text:style-name="P28">an extremity / Put / and Libyan</text:p>
            <text:p text:style-name="P28"/>
            <text:p text:style-name="P28">to exist</text:p>
            <text:p text:style-name="P28"/>
            <text:p text:style-name="P28">towards thy helper</text:p>
          </table:table-cell>
        </table:table-row>
      </table:table>
      <text:p text:style-name="P5"/>
      <text:p text:style-name="P14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27">גַּם־הִיא לַגֹּלָה </text:p>
            <text:p text:style-name="P27">הָלְכָה בַשֶּׁבִי גַּם </text:p>
            <text:p text:style-name="P27">עֹלָלֶיהָ יְרֻטְּשׁוּ </text:p>
            <text:p text:style-name="P27">בְּרֹאשׁ כָּל־חוּצוֹת </text:p>
            <text:p text:style-name="P27">וְעַל־נִכְבַּדֶּיהָ</text:p>
            <text:p text:style-name="P27"><text:s/>יַדּוּ גוֹרָל</text:p>
            <text:p text:style-name="P27"><text:s/>וְכָל־גְּדוֹלֶיהָ רֻתְּקוּ בַזִּקִּים</text:p>
          </table:table-cell>
          <table:table-cell table:style-name="表65.B1" office:value-type="string">
            <text:p text:style-name="P28">even,though – he,she / for exile</text:p>
            <text:p text:style-name="P28"/>
            <text:p text:style-name="P28">to walk / in exiled / even,though</text:p>
            <text:p text:style-name="P28"/>
            <text:p text:style-name="P28">her suckling / to dash down</text:p>
            <text:p text:style-name="P28"/>
            <text:p text:style-name="P28">towards head / all – to sever</text:p>
            <text:p text:style-name="P28"/>
            <text:p text:style-name="P28">and upon – to make her weighty</text:p>
            <text:p text:style-name="P28"/>
            <text:p text:style-name="P28">to throw / a lot</text:p>
            <text:p text:style-name="P28"/>
            <text:p text:style-name="P28">and all – her great / to fasten</text:p>
            <text:p text:style-name="P28"/>
            <text:p text:style-name="P28">towards a bond</text:p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7">גַּם־אַתְּ תִּשְׁכְּרִי</text:p>
            <text:p text:style-name="P27"><text:s/>תְּהִי נַעֲלָמָה גַּם־אַתְּ תְּבַקְשִׁי מָעוֹז </text:p>
            <text:p text:style-name="P27">מֵאוֹיֵב</text:p>
          </table:table-cell>
          <table:table-cell table:style-name="表66.B1" office:value-type="string">
            <text:p text:style-name="P28">also – thee / to become tipsy</text:p>
            <text:p text:style-name="P28"/>
            <text:p text:style-name="P28">to become / to veil / also – thee</text:p>
            <text:p text:style-name="P28"/>
            <text:p text:style-name="P28">to search / a fortified place</text:p>
            <text:p text:style-name="P28"/>
            <text:p text:style-name="P28">from an adversary</text:p>
          </table:table-cell>
        </table:table-row>
      </table:table>
      <text:p text:style-name="P5"/>
      <text:p text:style-name="P14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7">**כָּל־מִבְצָרַיִ</text:p>
            <text:p text:style-name="P27">תְּאֵנִים עִם־בִּכּוּרִים אִם־יִנּוֹעוּ </text:p>
            <text:p text:style-name="P27">וְנָפְלוּ עַל־פִּי </text:p>
            <text:p text:style-name="P27">אוֹכֵל</text:p>
          </table:table-cell>
          <table:table-cell table:style-name="表67.B1" office:value-type="string">
            <text:p text:style-name="P28">all – thy fortification</text:p>
            <text:p text:style-name="P28"/>
            <text:p text:style-name="P28">the fig tree / with – the first fruits</text:p>
            <text:p text:style-name="P28"/>
            <text:p text:style-name="P28">lo,whether – to waver</text:p>
            <text:p text:style-name="P28"/>
            <text:p text:style-name="P28">and to fall / upon – mouth</text:p>
            <text:p text:style-name="P28">to eat</text:p>
          </table:table-cell>
        </table:table-row>
      </table:table>
      <text:p text:style-name="P5"/>
      <text:p text:style-name="P14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27">**הִנֵּה עַמֵּ</text:p>
            <text:p text:style-name="P27">**נָשִׁים בְּקִרְבֵּ</text:p>
            <text:p text:style-name="P27">**לְאֹיְבַיִ</text:p>
            <text:p text:style-name="P27">פָּתוֹחַ נִפְתְּחוּ שַׁעֲרֵי</text:p>
            <text:p text:style-name="P27">אַרְצֵך</text:p>
            <text:p text:style-name="P27">אָכְלָה אֵשׁ בְּרִיחָיִך</text:p>
          </table:table-cell>
          <table:table-cell table:style-name="表68.B1" office:value-type="string">
            <text:p text:style-name="P28">lo! / thy people</text:p>
            <text:p text:style-name="P28"/>
            <text:p text:style-name="P28">women / in the midst of thee</text:p>
            <text:p text:style-name="P28"/>
            <text:p text:style-name="P28">towards thine adversary</text:p>
            <text:p text:style-name="P28"/>
            <text:p text:style-name="P28">to open / to loosen / a gate</text:p>
            <text:p text:style-name="P28"/>
            <text:p text:style-name="P28">thy land</text:p>
            <text:p text:style-name="P28">to eat / fire / thy bolt ~ b'riycha:yix</text:p>
          </table:table-cell>
        </table:table-row>
      </table:table>
      <text:p text:style-name="P5"/>
      <text:p text:style-name="P13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27">מֵי מָצוֹר שַׁאֲבִי</text:p>
            <text:p text:style-name="P27">**לָ</text:p>
            <text:p text:style-name="P27">**חַזְּקִי מִבְצָרָיִ</text:p>
            <text:p text:style-name="P27">בֹּאִי בַטִּיט </text:p>
            <text:p text:style-name="P27">וְרִמְסִי בַחֹמֶר</text:p>
            <text:p text:style-name="P27"><text:s/>הַחֲזִיקִי מַלְבֵּן</text:p>
          </table:table-cell>
          <table:table-cell table:style-name="表71.B1" office:value-type="string">
            <text:p text:style-name="P28">water / a siege / to bale up</text:p>
            <text:p text:style-name="P28"/>
            <text:p text:style-name="P28">towards thee</text:p>
            <text:p text:style-name="P28"/>
            <text:p text:style-name="P28">to fasten / thy fortification</text:p>
            <text:p text:style-name="P28"/>
            <text:p text:style-name="P28">to go,come / towards mud</text:p>
            <text:p text:style-name="P28">and to tread upon / into clay</text:p>
            <text:p text:style-name="P28"/>
            <text:p text:style-name="P28">to fasten / brickkiln</text:p>
          </table:table-cell>
        </table:table-row>
      </table:table>
      <text:p text:style-name="P5"/>
      <text:p text:style-name="P14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27">**שָׁם תֹּאכְלֵ</text:p>
            <text:p text:style-name="P27">*אֵשׁ תַּכְרִיתֵ</text:p>
            <text:p text:style-name="P27">**חֶרֶב תֹּאכְלֵ</text:p>
            <text:p text:style-name="P27">כַּיָּלֶק הִתְכַּבֵּד</text:p>
            <text:p text:style-name="P27"><text:s/>כַּיֶּלֶק הִתְכַּבְּדִי </text:p>
            <text:p text:style-name="P27">כָּאַרְבֶּה</text:p>
          </table:table-cell>
          <table:table-cell table:style-name="表72.B1" office:value-type="string">
            <text:p text:style-name="P28">there / to eat thee</text:p>
            <text:p text:style-name="P28"/>
            <text:p text:style-name="P28">fire / to cut thee off</text:p>
            <text:p text:style-name="P28"/>
            <text:p text:style-name="P28">sword / to eat thee up</text:p>
            <text:p text:style-name="P28"/>
            <text:p text:style-name="P28">like a divourer / to severe</text:p>
            <text:p text:style-name="P28"/>
            <text:p text:style-name="P28">like a divourer / to sereve</text:p>
            <text:p text:style-name="P28">like a locust</text:p>
          </table:table-cell>
        </table:table-row>
      </table:table>
      <text:p text:style-name="P5"/>
      <text:p text:style-name="P14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7">**הִרְבֵּית רֹכְלַיִ</text:p>
            <text:p text:style-name="P27">מִכּוֹכְבֵי הַשָּׁמָיִם יֶלֶק פָּשַׁט וַיָּעֹף</text:p>
          </table:table-cell>
          <table:table-cell table:style-name="表73.B1" office:value-type="string">
            <text:p text:style-name="P28">to increase / thy to travel for trading</text:p>
            <text:p text:style-name="P28"/>
            <text:p text:style-name="P28">from a star / the sky / a devouerer</text:p>
            <text:p text:style-name="P28">to spread / and to fly</text:p>
          </table:table-cell>
        </table:table-row>
      </table:table>
      <text:p text:style-name="P5"/>
      <text:p text:style-name="P13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7">**מִנְּזָרַיִ</text:p>
            <text:p text:style-name="P27">*כָּאַרְבֶּה וְטַפְסְרַיִ</text:p>
            <text:p text:style-name="P27">כְּגוֹב גֹּבָי הַחוֹנִים בַּגְּדֵרוֹת בְּיוֹם</text:p>
            <text:p text:style-name="P27"><text:s/>קָרָה שֶׁמֶשׁ זָרְחָה וְנוֹדַד וְלֹא־נוֹדַע </text:p>
            <text:p text:style-name="P27">מְקוֹמוֹ אַיָּם</text:p>
          </table:table-cell>
          <table:table-cell table:style-name="表74.B1" office:value-type="string">
            <text:p text:style-name="P28">thy prince</text:p>
            <text:p text:style-name="P28"/>
            <text:p text:style-name="P28">like a locust / and thy governer</text:p>
            <text:p text:style-name="P28"/>
            <text:p text:style-name="P28">locust / locust / a tent</text:p>
            <text:p text:style-name="P28"/>
            <text:p text:style-name="P28">in,towards inclosure / in the day</text:p>
            <text:p text:style-name="P28"/>
            <text:p text:style-name="P28">coolness / the sun<text:span text:style-name="T7"> / irradiate</text:span></text:p>
            <text:p text:style-name="P29"/>
            <text:p text:style-name="P29">and to flee / and no recognition</text:p>
            <text:p text:style-name="P29"/>
            <text:p text:style-name="P29">his locality / where ? their</text:p>
          </table:table-cell>
        </table:table-row>
      </table:table>
      <text:p text:style-name="P5"/>
      <text:p text:style-name="P14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27">*נָמוּ רֹעֶי</text:p>
            <text:p text:style-name="P27">**מֶלֶ</text:p>
            <text:p text:style-name="P27">*אַשּׁוּר יִשְׁכְּנוּ אַדִּירֶי</text:p>
            <text:p text:style-name="P27">*נָפֹשׁוּ עַמְּ</text:p>
            <text:p text:style-name="P27">עַל־הֶהָרִים </text:p>
            <text:p text:style-name="P27">וְאֵין מְקַבֵּץ</text:p>
          </table:table-cell>
          <table:table-cell table:style-name="表75.B1" office:value-type="string">
            <text:p text:style-name="P28">to slumber / thy to graze</text:p>
            <text:p text:style-name="P28"/>
            <text:p text:style-name="P28">a king</text:p>
            <text:p text:style-name="P28"/>
            <text:p text:style-name="P28">Ashshur / to reside / thy powerful</text:p>
            <text:p text:style-name="P28"/>
            <text:p text:style-name="P28">to spread / thy tribe</text:p>
            <text:p text:style-name="P28"/>
            <text:p text:style-name="P28">against mountains</text:p>
            <text:p text:style-name="P28">and not to exist / to collect</text:p>
          </table:table-cell>
        </table:table-row>
      </table:table>
      <text:p text:style-name="P5"/>
      <text:p text:style-name="P14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7">*אֵין־כֵּהָה </text:p>
            <text:p text:style-name="P27">לְשִׁבְרֶ</text:p>
            <text:p text:style-name="P27">**נַחְלָה מַכָּתֶ</text:p>
            <text:p text:style-name="P27">**כֹּל שֹׁמְעֵי שִׁמְעֲ</text:p>
            <text:p text:style-name="P27">**תָּקְעוּ כַף עָלֶי</text:p>
            <text:p text:style-name="P27">כִּי עַל־מִי לֹא־עָבְרָה **רָעָתְ</text:p>
            <text:p text:style-name="P27">תָּמִיד</text:p>
          </table:table-cell>
          <table:table-cell table:style-name="表76.B1" office:value-type="string">
            <text:p text:style-name="P28">not exist – weakening</text:p>
            <text:p text:style-name="P28"/>
            <text:p text:style-name="P28">in thy ruin</text:p>
            <text:p text:style-name="P28"/>
            <text:p text:style-name="P28">to be weak / thy wound</text:p>
            <text:p text:style-name="P28"/>
            <text:p text:style-name="P28">all / to hear / thy sound</text:p>
            <text:p text:style-name="P28"/>
            <text:p text:style-name="P28">to slap / hand / above thee</text:p>
            <text:p text:style-name="P28">for / upon who ? / not to cross</text:p>
            <text:p text:style-name="P28"/>
            <text:p text:style-name="P28">thy evil</text:p>
            <text:p text:style-name="P28"/>
            <text:p text:style-name="P28">constant</text:p>
          </table:table-cell>
        </table:table-row>
      </table:table>
      <text:p text:style-name="P5"/>
      <text:p text:style-name="P13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3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4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7">הַמַּשָּׂא אֲשֶׁר </text:p>
            <text:p text:style-name="P27">חָזָה חֲבַקּוּק הַנָּבִיא</text:p>
          </table:table-cell>
          <table:table-cell table:style-name="表77.B1" office:value-type="string">
            <text:p text:style-name="P28">the burden / who,which</text:p>
            <text:p text:style-name="P28"/>
            <text:p text:style-name="P28">to gaze at / havakuk / the prophet</text:p>
          </table:table-cell>
        </table:table-row>
      </table:table>
      <text:p text:style-name="P5"/>
      <text:p text:style-name="P14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7">עַד־אָנָה </text:p>
            <text:p text:style-name="P27"><text:soft-page-break/>יְהוָה שִׁוַּעְתִּי </text:p>
            <text:p text:style-name="P27">לֹא תִשְׁמָע אֶזְעַק </text:p>
            <text:p text:style-name="P27">אֵלֶי</text:p>
            <text:p text:style-name="P27">**</text:p>
            <text:p text:style-name="P27">חָמָס וְלֹא תוֹשִׁיעַ</text:p>
          </table:table-cell>
          <table:table-cell table:style-name="表78.B1" office:value-type="string">
            <text:p text:style-name="P28">as far as / where,when ?</text:p>
            <text:p text:style-name="P28"><text:soft-page-break/>jehovah / to halloo for a help</text:p>
            <text:p text:style-name="P28"/>
            <text:p text:style-name="P28">not / to hear / to shriek</text:p>
            <text:p text:style-name="P28"/>
            <text:p text:style-name="P28">towards thee</text:p>
            <text:p text:style-name="P28"/>
            <text:p text:style-name="P28"/>
            <text:p text:style-name="P28">vionence / and not / to free</text:p>
          </table:table-cell>
        </table:table-row>
      </table:table>
      <text:p text:style-name="P5"/>
      <text:p text:style-name="P14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7">לָמָּה תַרְאֵנִי </text:p>
            <text:p text:style-name="P27">אָוֶן וְעָמָל</text:p>
            <text:p text:style-name="P27"><text:s/>תַּבִּיט וְשֹׁד </text:p>
            <text:p text:style-name="P27">וְחָמָס לְנֶגְדִּי </text:p>
            <text:p text:style-name="P27">וַיְהִי רִיב</text:p>
            <text:p text:style-name="P27"><text:s/>וּמָדוֹן יִשָּׂא</text:p>
          </table:table-cell>
          <table:table-cell table:style-name="表79.B1" office:value-type="string">
            <text:p text:style-name="P28">in what ? / to see me</text:p>
            <text:p text:style-name="P28"/>
            <text:p text:style-name="P28">to trouble / and to toil</text:p>
            <text:p text:style-name="P28"/>
            <text:p text:style-name="P28">to regard / and violence</text:p>
            <text:p text:style-name="P28"/>
            <text:p text:style-name="P28">and violence / towards against me</text:p>
            <text:p text:style-name="P28">and to come to pass / a contenst</text:p>
            <text:p text:style-name="P28"/>
            <text:p text:style-name="P28">and a quarrel / to lift</text:p>
          </table:table-cell>
        </table:table-row>
      </table:table>
      <text:p text:style-name="P5"/>
      <text:p text:style-name="P13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27">עַל־כֵּן תָּפוּג</text:p>
            <text:p text:style-name="P27"><text:s/>תּוֹרָה וְלֹא־יֵצֵא </text:p>
            <text:p text:style-name="P27">לָנֶצַח מִשְׁפָּט כִּי </text:p>
            <text:p text:style-name="P27">רָשָׁע מַכְתִּיר </text:p>
            <text:p text:style-name="P27">אֶת־הַצַּדִּיק </text:p>
            <text:p text:style-name="P27">עַל־כֵּן יֵצֵא מִשְׁפָּט מְעֻקָּל</text:p>
          </table:table-cell>
          <table:table-cell table:style-name="表80.B1" office:value-type="string">
            <text:p text:style-name="P28">above justly / to be sluggish</text:p>
            <text:p text:style-name="P28"/>
            <text:p text:style-name="P28">law / and not – to go out</text:p>
            <text:p text:style-name="P28"/>
            <text:p text:style-name="P28">into goal / a verdict / for</text:p>
            <text:p text:style-name="P28"/>
            <text:p text:style-name="P28">bad / to besiege</text:p>
            <text:p text:style-name="P28"/>
            <text:p text:style-name="P28">self,even – the just</text:p>
            <text:p text:style-name="P28"/>
            <text:p text:style-name="P28">above justly / to go out / a verdict</text:p>
            <text:p text:style-name="P28">to wrest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4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7">רְאוּ בַגּוֹיִם</text:p>
            <text:p text:style-name="P27"><text:s/>וְהַבִּיטוּ וְהִתַּמְּהוּ תְּמָהוּ כִּי־פֹעַל</text:p>
            <text:p text:style-name="P27"><text:s/>פֹּעֵל בִּימֵיכֶם לֹא תַאֲמִינוּ כִּי יְסֻפָּר</text:p>
          </table:table-cell>
          <table:table-cell table:style-name="表81.B1" office:value-type="string">
            <text:p text:style-name="P28">behold / at Gentile</text:p>
            <text:p text:style-name="P28"/>
            <text:p text:style-name="P28">and to regard / and to be stunned</text:p>
            <text:p text:style-name="P28">to be stunned / for – to work</text:p>
            <text:p text:style-name="P28"/>
            <text:p text:style-name="P28">to practice / in your day / not</text:p>
            <text:p text:style-name="P28"/>
            <text:p text:style-name="P28">to support / for / to inscribe</text:p>
          </table:table-cell>
        </table:table-row>
      </table:table>
      <text:p text:style-name="P5"/>
      <text:p text:style-name="P14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7">כִּי־הִנְנִי מֵקִים </text:p>
            <text:p text:style-name="P27">אֶת־הַכַּשְׂדִּים הַגּוֹי הַמַּר וְהַנִּמְהָר </text:p>
            <text:p text:style-name="P27">הַהוֹלֵ</text:p>
            <text:p text:style-name="P27">**</text:p>
            <text:p text:style-name="P27">לְמֶרְחֲבֵי־אֶרֶץ </text:p>
            <text:p text:style-name="P27">לָרֶשֶׁת </text:p>
            <text:p text:style-name="P27">מִשְׁכָּנוֹת לֹּא־לוֹ</text:p>
          </table:table-cell>
          <table:table-cell table:style-name="表82.B1" office:value-type="string">
            <text:p text:style-name="P28">for / behold me / to rise</text:p>
            <text:p text:style-name="P28"/>
            <text:p text:style-name="P28">self,even – Kasdite / a foreign nation</text:p>
            <text:p text:style-name="P28">the bitter / and the hurry</text:p>
            <text:p text:style-name="P28"/>
            <text:p text:style-name="P28">the to walk</text:p>
            <text:p text:style-name="P28"/>
            <text:p text:style-name="P28"/>
            <text:p text:style-name="P28">towards open space – the earth</text:p>
            <text:p text:style-name="P28"/>
            <text:p text:style-name="P28">towards to occupy</text:p>
            <text:p text:style-name="P28"/>
            <text:p text:style-name="P28">residence / not towards his</text:p>
          </table:table-cell>
        </table:table-row>
      </table:table>
      <text:p text:style-name="P5"/>
      <text:p text:style-name="P5"/>
      <text:p text:style-name="P13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7">אָיֹם וְנוֹרָא הוּא</text:p>
            <text:p text:style-name="P27"><text:s/>מִמֶּנּוּ מִשְׁפָּטוֹ </text:p>
            <text:p text:style-name="P27">וּשְׂאֵתוֹ יֵצֵא</text:p>
          </table:table-cell>
          <table:table-cell table:style-name="表70.B1" office:value-type="string">
            <text:p text:style-name="P28">fri<text:span text:style-name="T7">ghtful / and to fear / he,she</text:span></text:p>
            <text:p text:style-name="P29"/>
            <text:p text:style-name="P29"/>
            <text:p text:style-name="P29">out of him / his verdict</text:p>
            <text:p text:style-name="P29">and his exaltation / to go out</text:p>
            <text:p text:style-name="P29"><text:soft-page-break/></text:p>
          </table:table-cell>
        </table:table-row>
      </table:table>
      <text:p text:style-name="P5"/>
      <text:p text:style-name="P14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7">וְקַלּוּ מִנְּמֵרִים </text:p>
            <text:p text:style-name="P27">סוּסָיו וְחַדּוּ </text:p>
            <text:p text:style-name="P27">מִזְּאֵבֵי עֶרֶב </text:p>
            <text:p text:style-name="P27">וּפָשׁוּ פָּרָשָׁיו </text:p>
            <text:p text:style-name="P27">וּפָרָשָׁיו מֵרָחוֹק</text:p>
            <text:p text:style-name="P27"><text:s/>יָבֹאוּ יָעֻפוּ כְּנֶשֶׁר </text:p>
            <text:p text:style-name="P27">חָשׁ לֶאֱכוֹל</text:p>
          </table:table-cell>
          <table:table-cell table:style-name="表83.B1" office:value-type="string">
            <text:p text:style-name="P28">and swift / from leopards</text:p>
            <text:p text:style-name="P28"/>
            <text:p text:style-name="P28">its horse / and sharp</text:p>
            <text:p text:style-name="P28"/>
            <text:p text:style-name="P28">from a wolf / dusk</text:p>
            <text:p text:style-name="P28"/>
            <text:p text:style-name="P28">and to spread / its driver</text:p>
            <text:p text:style-name="P28">and its driver / from remote</text:p>
            <text:p text:style-name="P28"/>
            <text:p text:style-name="P28">to go,come / to fly / like eagle</text:p>
            <text:p text:style-name="P28"/>
            <text:p text:style-name="P28">to hurry / in to eat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27">כֻּלֹּה לְחָמָס</text:p>
            <text:p text:style-name="P27"><text:s/>יָבוֹא מְגַמַּת </text:p>
            <text:p text:style-name="P27"><text:soft-page-break/>פְּנֵיהֶם קָדִימָה </text:p>
            <text:p text:style-name="P27">וַיֶּאֱסֹף כַּחוֹל </text:p>
            <text:p text:style-name="P27">שֶׁבִי</text:p>
          </table:table-cell>
          <table:table-cell table:style-name="表84.B1" office:value-type="string">
            <text:p text:style-name="P28">her all / towards violence</text:p>
            <text:p text:style-name="P28"/>
            <text:p text:style-name="P28">to go,come / impulse,direction</text:p>
            <text:p text:style-name="P28"/>
            <text:p text:style-name="P28"><text:soft-page-break/>their faces / her east wind</text:p>
            <text:p text:style-name="P28"/>
            <text:p text:style-name="P28">and to gather / like sand</text:p>
            <text:p text:style-name="P28"/>
            <text:p text:style-name="P28">captured</text:p>
          </table:table-cell>
        </table:table-row>
      </table:table>
      <text:p text:style-name="P5"/>
      <text:p text:style-name="P14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7">וְהוּא בַּמְּלָכִים </text:p>
            <text:p text:style-name="P27">יִתְקַלָּס וְרֹזְנִים </text:p>
            <text:p text:style-name="P27">מִשְׂחָק לוֹ</text:p>
            <text:p text:style-name="P27"><text:s/>הוּא לְכָל־מִבְצָר </text:p>
            <text:p text:style-name="P27">יִשְׂחָק וַיִּצְבֹּר</text:p>
            <text:p text:style-name="P27"><text:s/>עָפָר וַיִּלְכְּדָהּ</text:p>
          </table:table-cell>
          <table:table-cell table:style-name="表85.B1" office:value-type="string">
            <text:p text:style-name="P28">and he,she / towards kings</text:p>
            <text:p text:style-name="P28"/>
            <text:p text:style-name="P28">to ridicule / and honorables</text:p>
            <text:p text:style-name="P28"/>
            <text:p text:style-name="P28">a laughing stock / towards him</text:p>
            <text:p text:style-name="P28"/>
            <text:p text:style-name="P28">he,she / towards all – fortification</text:p>
            <text:p text:style-name="P28"/>
            <text:p text:style-name="P28">to laugh / and to aggregate</text:p>
            <text:p text:style-name="P28"/>
            <text:p text:style-name="P28">dust / and to catch her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7">אָז חָלַף רוּחַ </text:p>
            <text:p text:style-name="P27"><text:soft-page-break/>וַיַּעֲבֹר וְאָשֵׁם</text:p>
            <text:p text:style-name="P27"><text:s/>זוּ כֹחוֹ לֵאלֹהוֹ</text:p>
          </table:table-cell>
          <table:table-cell table:style-name="表86.B1" office:value-type="string">
            <text:p text:style-name="P28">at that time / to change / spirit / </text:p>
            <text:p text:style-name="P28"/>
            <text:p text:style-name="P28"/>
            <text:p text:style-name="P28"><text:soft-page-break/>and to cross over / and to be guilty</text:p>
            <text:p text:style-name="P28">this / his power / towards his gods</text:p>
          </table:table-cell>
        </table:table-row>
      </table:table>
      <text:p text:style-name="P5"/>
      <text:p text:style-name="P14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7">הֲלוֹא אַתָּה </text:p>
            <text:p text:style-name="P27">מִקֶּדֶם יְהוָה אֱלֹהַי קְדֹשִׁי לֹא נָמוּת יְהוָה לְמִשְׁפָּט שַׂמְתּוֹ </text:p>
            <text:p text:style-name="P27">וְצוּר לְהוֹכִיחַ </text:p>
            <text:p text:style-name="P27">יְסַדְתּוֹ</text:p>
          </table:table-cell>
          <table:table-cell table:style-name="表87.B1" office:value-type="string">
            <text:p text:style-name="P28">who,where not / thou</text:p>
            <text:p text:style-name="P28"/>
            <text:p text:style-name="P28">from before / jehovah / my gods</text:p>
            <text:p text:style-name="P28"/>
            <text:p text:style-name="P28">my sacred / not die / jehovah</text:p>
            <text:p text:style-name="P28"/>
            <text:p text:style-name="P28">towards verdict / to put him</text:p>
            <text:p text:style-name="P28"/>
            <text:p text:style-name="P28">and an edge / towards to be right</text:p>
            <text:p text:style-name="P28"/>
            <text:p text:style-name="P28">to set him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27">טְהוֹר עֵינַיִם מֵרְאוֹת</text:p>
            <text:p text:style-name="P27"><text:soft-page-break/><text:s/>רָע וְהַבִּיט אֶל־עָמָל לֹא תוּכָל לָמָּה</text:p>
            <text:p text:style-name="P27"><text:s/>תַבִּיט בּוֹגְדִים תַּחֲרִישׁ בְּבַלַּע רָשָׁע</text:p>
            <text:p text:style-name="P27"><text:s/>צַדִּיק מִמֶּנּוּ</text:p>
          </table:table-cell>
          <table:table-cell table:style-name="表88.B1" office:value-type="string">
            <text:p text:style-name="P28">purity / eyes / from to see</text:p>
            <text:p text:style-name="P28"/>
            <text:p text:style-name="P28"/>
            <text:p text:style-name="P28"><text:soft-page-break/>evil / and to regard / with – toil</text:p>
            <text:p text:style-name="P28"/>
            <text:p text:style-name="P28">not / be able / towards what ?</text:p>
            <text:p text:style-name="P28"/>
            <text:p text:style-name="P28">to regard / to pillage / to let alone</text:p>
            <text:p text:style-name="P28"/>
            <text:p text:style-name="P28">in to destroy / a bad person</text:p>
            <text:p text:style-name="P28"/>
            <text:p text:style-name="P28">just / from him</text:p>
          </table:table-cell>
        </table:table-row>
      </table:table>
      <text:p text:style-name="P5"/>
      <text:p text:style-name="P14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7">וַתַּעֲשֶׂה אָדָם כִּדְגֵי </text:p>
            <text:p text:style-name="P27">הַיָּם כְּרֶמֶשׂ לֹא־מֹשֵׁל בּוֹ</text:p>
          </table:table-cell>
          <table:table-cell table:style-name="表89.B1" office:value-type="string">
            <text:p text:style-name="P28">and to do,make / men / like fish</text:p>
            <text:p text:style-name="P28"/>
            <text:p text:style-name="P28">river / like a reptile / not – to rule</text:p>
            <text:p text:style-name="P28"/>
            <text:p text:style-name="P28">on him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7">כֻּלֹּה בְּחַכָּה הֵעֲלָה <text:soft-page-break/>יְגֹרֵהוּ בְחֶרְמוֹ </text:p>
            <text:p text:style-name="P27">וְיַאַסְפֵהוּ </text:p>
            <text:p text:style-name="P27">בְּמִכְמַרְתּוֹ עַל־כֵּן </text:p>
            <text:p text:style-name="P27">יִשְׂמַח וְיָגִיל</text:p>
          </table:table-cell>
          <table:table-cell table:style-name="表90.B1" office:value-type="string">
            <text:p text:style-name="P28">all of them / in a hook / to ascend</text:p>
            <text:p text:style-name="P28"/>
            <text:p text:style-name="P28"/>
            <text:p text:style-name="P28"><text:soft-page-break/>and to drag it / in his nest</text:p>
            <text:p text:style-name="P28"/>
            <text:p text:style-name="P28">and to gather them</text:p>
            <text:p text:style-name="P28"/>
            <text:p text:style-name="P28">in their net / upon – rightly</text:p>
            <text:p text:style-name="P28"/>
            <text:p text:style-name="P28">be gleesome / and to rejoice</text:p>
          </table:table-cell>
        </table:table-row>
      </table:table>
      <text:p text:style-name="P5"/>
      <text:p text:style-name="P14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7">עַל־כֵּן יְזַבֵּחַ </text:p>
            <text:p text:style-name="P27">לְחֶרְמוֹ וִיקַטֵּר לְמִכְמַרְתּוֹ כִּי </text:p>
            <text:p text:style-name="P27">בָהֵמָּה שָׁמֵן חֶלְקוֹ וּמַאֲכָלוֹ בְּרִאָה</text:p>
          </table:table-cell>
          <table:table-cell table:style-name="表91.B1" office:value-type="string">
            <text:p text:style-name="P28">upon – rightly / to slaughter</text:p>
            <text:p text:style-name="P28"/>
            <text:p text:style-name="P28">towards their net / and to smoke</text:p>
            <text:p text:style-name="P28"/>
            <text:p text:style-name="P28">towards their net / for</text:p>
            <text:p text:style-name="P28"/>
            <text:p text:style-name="P28">by them / rich / their allotment</text:p>
            <text:p text:style-name="P28"/>
            <text:p text:style-name="P28">and their eatable / fatted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/>
      <text:p text:style-name="P3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7">הַעַל כֵּן יָרִיק</text:p>
            <text:p text:style-name="P27"><text:soft-page-break/><text:s/>חֶרְמוֹ וְתָמִיד </text:p>
            <text:p text:style-name="P27">לַהֲרֹג גּוֹיִם</text:p>
            <text:p text:style-name="P27"><text:s/>לֹא יַחְמוֹל ס</text:p>
          </table:table-cell>
          <table:table-cell table:style-name="表92.B1" office:value-type="string">
            <text:p text:style-name="P28">the above / justly / empty</text:p>
            <text:p text:style-name="P28"/>
            <text:p text:style-name="P28"><text:soft-page-break/></text:p>
            <text:p text:style-name="P28">their net / and to stretch</text:p>
            <text:p text:style-name="P28"/>
            <text:p text:style-name="P28">towards to smite / Gentile</text:p>
            <text:p text:style-name="P28"/>
            <text:p text:style-name="P28">not to spare</text:p>
          </table:table-cell>
        </table:table-row>
      </table:table>
      <text:p text:style-name="P5"/>
      <text:p text:style-name="P14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27">עַל־מִשְׁמַרְתִּי אֶעֱמֹדָה וְאֶתְיַצְּבָה עַל־מָצוֹר</text:p>
            <text:p text:style-name="P27"><text:s/>וַאֲצַפֶּה לִרְאוֹת</text:p>
            <text:p text:style-name="P27"><text:s/>מַה־יְדַבֶּר־בִּי </text:p>
            <text:p text:style-name="P27">וּמָה אָשִׁיב</text:p>
            <text:p text:style-name="P27"><text:s/>עַל־תּוֹכַחְתִּי</text:p>
          </table:table-cell>
          <table:table-cell table:style-name="表93.B1" office:value-type="string">
            <text:p text:style-name="P28">upon – my duty / to stand</text:p>
            <text:p text:style-name="P28"/>
            <text:p text:style-name="P28">and to place / upon – a mound</text:p>
            <text:p text:style-name="P28"/>
            <text:p text:style-name="P28">and to peer into / towards to see</text:p>
            <text:p text:style-name="P28"/>
            <text:p text:style-name="P28">what,why ? - to speak – towards me</text:p>
            <text:p text:style-name="P28">and what ? / to turn back</text:p>
            <text:p text:style-name="P28"/>
            <text:p text:style-name="P28">upon – my proof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2:2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200128_092541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2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7">וַיַּעֲנֵנִי יְהוָה </text:p>
            <text:p text:style-name="P27"><text:soft-page-break/>וַיֹּאמֶר כְּתוֹב חָזוֹן </text:p>
            <text:p text:style-name="P27">וּבָאֵר עַל־הַלֻּחוֹת </text:p>
            <text:p text:style-name="P27">לְמַעַן יָרוּץ קוֹרֵא </text:p>
            <text:p text:style-name="P27">בוֹ</text:p>
          </table:table-cell>
          <table:table-cell table:style-name="表94.B1" office:value-type="string">
            <text:p text:style-name="P28">and to pay attention / jehovah</text:p>
            <text:p text:style-name="P28"/>
            <text:p text:style-name="P28"><text:soft-page-break/>and to say / to write / a dream</text:p>
            <text:p text:style-name="P28"/>
            <text:p text:style-name="P28">and to engrave / upon the tablet</text:p>
            <text:p text:style-name="P28"/>
            <text:p text:style-name="P28">in order that / to run / to call out</text:p>
            <text:p text:style-name="P28"/>
            <text:p text:style-name="P28">towards him</text:p>
          </table:table-cell>
        </table:table-row>
      </table:table>
      <text:p text:style-name="P5"/>
      <text:p text:style-name="P14"><text:span text:style-name="T3">2. </text:span><text:span text:style-name="T5">2:3</text:span>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7">כִּי עוֹד חָזוֹן </text:p>
            <text:p text:style-name="P27">לַמּוֹעֵד</text:p>
            <text:p text:style-name="P27"><text:s/>וְיָפֵחַ לַקֵּץ</text:p>
            <text:p text:style-name="P27"><text:s/>וְלֹא יְכַזֵּב אִם־יִתְמַהְמָהּ </text:p>
            <text:p text:style-name="P27">חַכֵּה־לוֹ </text:p>
            <text:p text:style-name="P27">כִּי־בֹא יָבֹא</text:p>
            <text:p text:style-name="P27"><text:s/>לֹא יְאַחֵר</text:p>
          </table:table-cell>
          <table:table-cell table:style-name="表95.B1" office:value-type="string">
            <text:p text:style-name="P28">for / still,more / a dream</text:p>
            <text:p text:style-name="P28"/>
            <text:p text:style-name="P28">towards appointment</text:p>
            <text:p text:style-name="P28"/>
            <text:p text:style-name="P28">and to utter / towards extremity</text:p>
            <text:p text:style-name="P28"/>
            <text:p text:style-name="P28">and not / to lie / although – to be reluctant</text:p>
            <text:p text:style-name="P28"/>
            <text:p text:style-name="P28"/>
            <text:p text:style-name="P28">to adhere – towards him</text:p>
            <text:p text:style-name="P28"/>
            <text:p text:style-name="P28">for – to go,come / to go,come</text:p>
            <text:p text:style-name="P28"/>
            <text:p text:style-name="P28">not / to procrastinate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20200128_093842]</text:p>
      <text:p text:style-name="Text_20_body"/>
      <text:p text:style-name="P10"/>
      <text:p text:style-name="P3">------------------------------------------------------------</text:p>
      <text:p text:style-name="P8">[20200129_102039]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2:4</text:span></text:p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27">הִנֵּה עֻפְּלָה לֹא־יָשְׁרָה</text:p>
            <text:p text:style-name="P27"><text:s/>נַפְשׁוֹ בּוֹ וְצַדִּיק בֶּאֱמוּנָתוֹ יִחְיֶה</text:p>
          </table:table-cell>
          <table:table-cell table:style-name="表96.B1" office:value-type="string">
            <text:p text:style-name="P28">behold / to swell / not – be straight</text:p>
            <text:p text:style-name="P28"/>
            <text:p text:style-name="P28">his vitality / in him / and just</text:p>
            <text:p text:style-name="P28"/>
            <text:p text:style-name="P28">in his fidelity / to revive</text:p>
          </table:table-cell>
        </table:table-row>
      </table:table>
      <text:p text:style-name="P5"/>
      <text:p text:style-name="P14"><text:span text:style-name="T3">2. </text:span><text:span text:style-name="T5">2:5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27">וְאַף כִּי־הַיַּיִן </text:p>
            <text:p text:style-name="P27">בּוֹגֵד גֶּבֶר יָהִיר</text:p>
            <text:p text:style-name="P27"><text:s/>וְלֹא יִנְוֶה אֲשֶׁר </text:p>
            <text:p text:style-name="P27">הִרְחִיב כִּשְׁאוֹל </text:p>
            <text:p text:style-name="P27">נַפְשׁוֹ וְהוּא כַמָּוֶת </text:p>
            <text:p text:style-name="P27"/>
            <text:p text:style-name="P27">וְלֹא יִשְׂבָּע וַיֶּאֱסֹף </text:p>
            <text:p text:style-name="P27">אֵלָיו כָּל־הַגּוֹיִם</text:p>
            <text:p text:style-name="P27"><text:s/>וַיִּקְבֹּץ אֵלָיו</text:p>
            <text:p text:style-name="P27"><text:s/>כָּל־הָעַמִּים</text:p>
          </table:table-cell>
          <table:table-cell table:style-name="表97.B1" office:value-type="string">
            <text:p text:style-name="P28">and also / for – the wine</text:p>
            <text:p text:style-name="P28"/>
            <text:p text:style-name="P28">to pillage / a person / arrogant</text:p>
            <text:p text:style-name="P28"/>
            <text:p text:style-name="P28">and not / to celebrate / who,what</text:p>
            <text:p text:style-name="P28"/>
            <text:p text:style-name="P28">to broaden / like hades</text:p>
            <text:p text:style-name="P28"/>
            <text:p text:style-name="P28">his vitality / and he,she / like hades</text:p>
            <text:p text:style-name="P28"/>
            <text:p text:style-name="P28">and not / to fill / and to take away</text:p>
            <text:p text:style-name="P28"/>
            <text:p text:style-name="P28">among it / all – nations</text:p>
            <text:p text:style-name="P28"/>
            <text:p text:style-name="P28">and to collects / among it</text:p>
            <text:p text:style-name="P28"/>
            <text:p text:style-name="P28">all - tribes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2:6</text:span></text:p>
      <text:p text:style-name="Text_20_body"/>
      <text:p text:style-name="P9">[/  XXX]</text:p>
      <text:p text:style-name="Text_20_body"/>
      <text:p text:style-name="P10"><text:soft-page-break/></text:p>
      <text:p text:style-name="P3">------------------------------------------------------------</text:p>
      <text:p text:style-name="P8">[20200130_103551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6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7">הֲלוֹא־אֵלֶּה כֻלָּם </text:p>
            <text:p text:style-name="P27">עָלָיו מָשָׁל יִשָּׂאוּ וּמְלִיצָה חִידוֹת לוֹ וְיֹאמַר הוֹי הַמַּרְבֶּה </text:p>
            <text:p text:style-name="P27">לֹּא־לוֹ עַד־מָתַי</text:p>
            <text:p text:style-name="P27"><text:s/>וּמַכְבִּיד עָלָיו </text:p>
            <text:p text:style-name="P27">עַבְטִיט</text:p>
          </table:table-cell>
          <table:table-cell table:style-name="表98.B1" office:value-type="string">
            <text:p text:style-name="P28">because not – these / all of them</text:p>
            <text:p text:style-name="P28"/>
            <text:p text:style-name="P28">against it / a simile / to lift</text:p>
            <text:p text:style-name="P28"/>
            <text:p text:style-name="P28">and a sat<text:span text:style-name="T7">ire / a puzzle / towards him</text:span></text:p>
            <text:p text:style-name="P29">and to say / oh! / the to increase</text:p>
            <text:p text:style-name="P29"/>
            <text:p text:style-name="P29">not – towards him / as far as – to extend</text:p>
            <text:p text:style-name="P29">and to be heavy / against him</text:p>
            <text:p text:style-name="P29"/>
            <text:p text:style-name="P29">something pledged</text:p>
          </table:table-cell>
        </table:table-row>
      </table:table>
      <text:p text:style-name="P5"/>
      <text:p text:style-name="P14"><text:span text:style-name="T3">2. </text:span><text:span text:style-name="T5">X:7</text:span>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7">הֲלוֹא פֶתַע יָקוּמוּ </text:p>
            <text:p text:style-name="P27">נֹשְׁכֶי</text:p>
            <text:p text:style-name="P27">#</text:p>
            <text:p text:style-name="P27">וְיִקְצוּ מְזַעְזְעֶי</text:p>
            <text:p text:style-name="P27">#</text:p>
            <text:p text:style-name="P27">וְהָיִיתָ לִמְשִׁסּוֹת </text:p>
            <text:p text:style-name="P27">לָמוֹ</text:p>
          </table:table-cell>
          <table:table-cell table:style-name="表99.B1" office:value-type="string">
            <text:p text:style-name="P28">when not/ quickly / to rise</text:p>
            <text:p text:style-name="P28"/>
            <text:p text:style-name="P28">to oppress thee</text:p>
            <text:p text:style-name="P28"/>
            <text:p text:style-name="P28"/>
            <text:p text:style-name="P28">and to awake / to agitate thee</text:p>
            <text:p text:style-name="P28"/>
            <text:p text:style-name="P28"/>
            <text:p text:style-name="P28"/>
            <text:p text:style-name="P28">and to become / in,for plunder</text:p>
            <text:p text:style-name="P28"/>
            <text:p text:style-name="P28">for them</text:p>
          </table:table-cell>
        </table:table-row>
      </table:table>
      <text:p text:style-name="P5"/>
      <text:p text:style-name="P6"><text:soft-page-break/></text:p>
      <text:p text:style-name="P13"><text:span text:style-name="T3">[next] </text:span><text:span text:style-name="T4">XX:XX</text:span></text:p>
      <text:p text:style-name="Text_20_body"/>
      <text:p text:style-name="P9">[/  20200130_105136]</text:p>
      <text:p text:style-name="Text_20_body"/>
      <text:p text:style-name="P10"/>
      <text:p text:style-name="P3">------------------------------------------------------------</text:p>
      <text:p text:style-name="P8">[20200201_133805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2:8</text:span></text:p>
      <table:table table:name="表100" table:style-name="表100">
        <table:table-column table:style-name="表100.A"/>
        <table:table-column table:style-name="表100.B"/>
        <table:table-row>
          <table:table-cell table:style-name="表100.A1" office:value-type="string">
            <text:p text:style-name="P27">כִּי אַתָּה שַׁלּוֹתָ גּוֹיִם רַבִּים</text:p>
            <text:p text:style-name="P27"><text:s/>יְשָׁלּוּ</text:p>
            <text:p text:style-name="P27">#</text:p>
            <text:p text:style-name="P27">כָּל־יֶתֶר עַמִּים מִדְּמֵי</text:p>
            <text:p text:style-name="P27"/>
            <text:p text:style-name="P27"><text:s/>אָדָם וַחֲמַס־אֶרֶץ </text:p>
            <text:p text:style-name="P27"/>
            <text:p text:style-name="P27">קִרְיָה וְכָל־יֹשְׁבֵי בָהּ פ</text:p>
          </table:table-cell>
          <table:table-cell table:style-name="表100.B1" office:value-type="string">
            <text:p text:style-name="P28">for / thou / to plunder / many nations</text:p>
            <text:p text:style-name="P28"/>
            <text:p text:style-name="P28"/>
            <text:p text:style-name="P28">and to plunde thee</text:p>
            <text:p text:style-name="P28"/>
            <text:p text:style-name="P28"/>
            <text:p text:style-name="P28"/>
            <text:p text:style-name="P28">all remainder / flocks / out of bloodshed</text:p>
            <text:p text:style-name="P28"/>
            <text:p text:style-name="P28"/>
            <text:p text:style-name="P28">mankind / and violence of the land</text:p>
            <text:p text:style-name="P28"/>
            <text:p text:style-name="P28">a city / and all – dwell <text:s/>therein</text:p>
          </table:table-cell>
        </table:table-row>
      </table:table>
      <text:p text:style-name="P5"/>
      <text:p text:style-name="P14"><text:span text:style-name="T3">2. </text:span><text:span text:style-name="T5">X:9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27">הוֹי בֹּצֵעַ בֶּצַע רָע</text:p>
            <text:p text:style-name="P27"><text:s/>לְבֵיתוֹ לָשׂוּם </text:p>
            <text:p text:style-name="P27"><text:soft-page-break/>בַּמָּרוֹם קִנּוֹ </text:p>
            <text:p text:style-name="P27">לְהִנָּצֵל מִכַּף־רָע</text:p>
          </table:table-cell>
          <table:table-cell table:style-name="表101.B1" office:value-type="string">
            <text:p text:style-name="P28">oh! / to plunder / gain / evil</text:p>
            <text:p text:style-name="P28"/>
            <text:p text:style-name="P28"/>
            <text:p text:style-name="P28">to his house / towards to put</text:p>
            <text:p text:style-name="P28"><text:soft-page-break/>at altitude / his dwelling</text:p>
            <text:p text:style-name="P28"/>
            <text:p text:style-name="P28">towards to snatch / from power - evil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:10</text:span></text:p>
      <text:p text:style-name="Text_20_body"/>
      <text:p text:style-name="P9">[/  20200201_134952]</text:p>
      <text:p text:style-name="Text_20_body"/>
      <text:p text:style-name="P10"/>
      <text:p text:style-name="P5"/>
      <text:p text:style-name="P3">------------------------------------------------------------</text:p>
      <text:p text:style-name="P8">[20200202_103631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10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7">יָעַצְתָּ בֹּשֶׁת לְבֵיתֶ</text:p>
            <text:p text:style-name="P27">**</text:p>
            <text:p text:style-name="P27">קְצוֹת־עַמִּים רַבִּים וְחוֹטֵא נַפְשֶׁ</text:p>
            <text:p text:style-name="P27">**</text:p>
          </table:table-cell>
          <table:table-cell table:style-name="表102.B1" office:value-type="string">
            <text:p text:style-name="P28">to advise / shame / to thy house</text:p>
            <text:p text:style-name="P28"/>
            <text:p text:style-name="P28"/>
            <text:p text:style-name="P28"/>
            <text:p text:style-name="P28">to cut off many tribes</text:p>
            <text:p text:style-name="P28"/>
            <text:p text:style-name="P28">and to sinn / thy vitality</text:p>
          </table:table-cell>
        </table:table-row>
      </table:table>
      <text:p text:style-name="P5"/>
      <text:p text:style-name="P14"><text:span text:style-name="T3">2. </text:span><text:span text:style-name="T5">X:11</text:span>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7">כִּי־אֶבֶן מִקִּיר </text:p>
            <text:p text:style-name="P27">תִּזְעָק וְכָפִיס מֵעֵץ יַעֲנֶנָּה פ</text:p>
          </table:table-cell>
          <table:table-cell table:style-name="表103.B1" office:value-type="string">
            <text:p text:style-name="P28">for a stone / from a wall</text:p>
            <text:p text:style-name="P28"/>
            <text:p text:style-name="P28">to shriek / and a girder / wood</text:p>
            <text:p text:style-name="P28"/>
            <text:p text:style-name="P28">to heed</text:p>
          </table:table-cell>
        </table:table-row>
      </table:table>
      <text:p text:style-name="P4"><text:soft-page-break/></text:p>
      <text:p text:style-name="P14"><text:span text:style-name="T3">3. </text:span><text:span text:style-name="T5">X:12</text:span></text:p>
      <table:table table:name="表104" table:style-name="表104">
        <table:table-column table:style-name="表104.A"/>
        <table:table-column table:style-name="表104.B"/>
        <table:table-row>
          <table:table-cell table:style-name="表104.A1" office:value-type="string">
            <text:p text:style-name="P27">הוֹי בֹּנֶה עִיר בְּדָמִים וְכוֹנֵן קִרְיָה בְּעַוְלָה</text:p>
          </table:table-cell>
          <table:table-cell table:style-name="表104.B1" office:value-type="string">
            <text:p text:style-name="P28">oh! / to build / a city / in bloodshed</text:p>
            <text:p text:style-name="P28">and to set up / a city / with evil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13</text:span></text:p>
      <text:p text:style-name="Text_20_body"/>
      <text:p text:style-name="P9">[/  20200202_104853]</text:p>
      <text:p text:style-name="Text_20_body"/>
      <text:p text:style-name="P10"/>
      <text:p text:style-name="P3">------------------------------------------------------------</text:p>
      <text:p text:style-name="P8">[20200203_102816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13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7">הֲלוֹא הִנֵּה מֵאֵת </text:p>
            <text:p text:style-name="P27">יְהוָה צְבָאוֹת </text:p>
            <text:p text:style-name="P27">וְיִיגְעוּ עַמִּים בְּדֵי־אֵשׁ</text:p>
            <text:p text:style-name="P27"><text:s/>וּלְאֻמִּים בְּדֵי־רִיק יִעָפוּ</text:p>
          </table:table-cell>
          <table:table-cell table:style-name="表105.B1" office:value-type="string">
            <text:p text:style-name="P28">who,which not / lo! / from self,even</text:p>
            <text:p text:style-name="P28">jehovah / a mass of people</text:p>
            <text:p text:style-name="P28"/>
            <text:p text:style-name="P28">and to toil / people / in enough fire</text:p>
            <text:p text:style-name="P28">and a community / in enough in vain / to tire</text:p>
          </table:table-cell>
        </table:table-row>
      </table:table>
      <text:p text:style-name="P5"/>
      <text:p text:style-name="P14"><text:span text:style-name="T3">2. </text:span><text:span text:style-name="T5">X:14</text:span>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7">כִּי תִּמָּלֵא הָאָרֶץ לָדַעַת אֶת־כְּבוֹד יְהוָה </text:p>
            <text:p text:style-name="P27">כַּמַּיִם יְכַסּוּ עַל־יָם ס</text:p>
          </table:table-cell>
          <table:table-cell table:style-name="表106.B1" office:value-type="string">
            <text:p text:style-name="P28">for / to fill / the earth / in to know</text:p>
            <text:p text:style-name="P28"/>
            <text:p text:style-name="P28">self,even – weight / jehovah</text:p>
            <text:p text:style-name="P28"/>
            <text:p text:style-name="P28">like waters / to cover / upon – a <text:soft-page-break/>sea</text:p>
          </table:table-cell>
        </table:table-row>
      </table:table>
      <text:p text:style-name="P5"/>
      <text:p text:style-name="P14"><text:span text:style-name="T3">3. </text:span><text:span text:style-name="T5">X:15</text:span></text:p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7">הוֹי מַשְׁקֵה רֵעֵהוּ מְסַפֵּחַ חֲמָתְ</text:p>
            <text:p text:style-name="P27">#</text:p>
            <text:p text:style-name="P27">וְאַף שַׁכֵּר </text:p>
            <text:p text:style-name="P27">לְמַעַן הַבִּיט עַל־מְעוֹרֵיהֶם</text:p>
          </table:table-cell>
          <table:table-cell table:style-name="表108.B1" office:value-type="string">
            <text:p text:style-name="P28">oh! / to quaff / their associate</text:p>
            <text:p text:style-name="P28"/>
            <text:p text:style-name="P28">to scrape out / thy bottle</text:p>
            <text:p text:style-name="P28"/>
            <text:p text:style-name="P28"/>
            <text:p text:style-name="P28">and also / to become tipsy</text:p>
            <text:p text:style-name="P28"/>
            <text:p text:style-name="P28">in order that / to scan</text:p>
            <text:p text:style-name="P28"/>
            <text:p text:style-name="P28">above – their nakedness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204_104733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16</text:span></text:p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27">שָׂבַעְתָּ קָלוֹן מִכָּבוֹד שְׁתֵה גַם־אַתָּה </text:p>
            <text:p text:style-name="P27">וְהֵעָרֵל תִּסּוֹב</text:p>
            <text:p text:style-name="P27"><text:soft-page-break/><text:s/>עָלֶ</text:p>
            <text:p text:style-name="P27">#</text:p>
            <text:p text:style-name="P27">כּוֹס יְמִין</text:p>
            <text:p text:style-name="P27"><text:s/>יְהוָה וְקִיקָלוֹן </text:p>
            <text:p text:style-name="P27">עַל־כְּבוֹדֶ</text:p>
            <text:p text:style-name="P27">#</text:p>
          </table:table-cell>
          <table:table-cell table:style-name="表109.B1" office:value-type="string">
            <text:p text:style-name="P28">to fill / disgrace / out of splendor</text:p>
            <text:p text:style-name="P28"/>
            <text:p text:style-name="P28">to imbibe / also – thou</text:p>
            <text:p text:style-name="P28"/>
            <text:p text:style-name="P28">and to go naked / to revolve</text:p>
            <text:p text:style-name="P28"/>
            <text:p text:style-name="P28"><text:soft-page-break/>above thee</text:p>
            <text:p text:style-name="P28"/>
            <text:p text:style-name="P28"/>
            <text:p text:style-name="P28"/>
            <text:p text:style-name="P28">to hold together / right hand</text:p>
            <text:p text:style-name="P28"/>
            <text:p text:style-name="P28">jehovah / and disgrace</text:p>
            <text:p text:style-name="P28"/>
            <text:p text:style-name="P28">above – thy splendor</text:p>
          </table:table-cell>
        </table:table-row>
      </table:table>
      <text:p text:style-name="P5"/>
      <text:p text:style-name="P14"><text:span text:style-name="T3">2. </text:span><text:span text:style-name="T5">X:17</text:span></text:p>
      <table:table table:name="表110" table:style-name="表110">
        <table:table-column table:style-name="表110.A"/>
        <table:table-column table:style-name="表110.B"/>
        <table:table-row>
          <table:table-cell table:style-name="表110.A1" office:value-type="string">
            <text:p text:style-name="P27">כִּי חֲמַס לְבָנוֹן </text:p>
            <text:p text:style-name="P27">יְכַסֶּךָּ וְשֹׁד</text:p>
            <text:p text:style-name="P27"><text:s/>בְּהֵמוֹת יְחִיתַן </text:p>
            <text:p text:style-name="P27">מִדְּמֵי אָדָם וַחֲמַס־אֶרֶץ</text:p>
            <text:p text:style-name="P27"><text:s/>קִרְיָה וְכָל־יֹשְׁבֵי בָהּ ס</text:p>
          </table:table-cell>
          <table:table-cell table:style-name="表110.B1" office:value-type="string">
            <text:p text:style-name="P28">for / violence / Lebanon</text:p>
            <text:p text:style-name="P28"/>
            <text:p text:style-name="P28">to fill up thee / and violence</text:p>
            <text:p text:style-name="P28"/>
            <text:p text:style-name="P28">animal / to break down them</text:p>
            <text:p text:style-name="P28"/>
            <text:p text:style-name="P28">out of blood / men / and violence – land</text:p>
            <text:p text:style-name="P28">city / and all – to dwell / therein</text:p>
          </table:table-cell>
        </table:table-row>
      </table:table>
      <text:p text:style-name="P5"/>
      <text:p text:style-name="P14"><text:span text:style-name="T3">3. </text:span><text:span text:style-name="T5">X:18 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7">מָה־הוֹעִיל </text:p>
            <text:p text:style-name="P27">פֶּסֶל כִּי פְסָלוֹ יֹצְרוֹ</text:p>
            <text:p text:style-name="P27"><text:s/>מַסֵּכָה וּמוֹרֶה</text:p>
            <text:p text:style-name="P27"><text:s/>שָּׁקֶר כִּי בָטַח יֹצֵר</text:p>
            <text:p text:style-name="P27"><text:s/>יִצְרוֹ עָלָיו</text:p>
            <text:p text:style-name="P27"><text:s/>לַעֲשׂוֹת</text:p>
            <text:p text:style-name="P27"><text:soft-page-break/><text:s/>אֱלִילִים אִלְּמִים ס</text:p>
          </table:table-cell>
          <table:table-cell table:style-name="表111.B1" office:value-type="string">
            <text:p text:style-name="P28">what ? - to be valuable</text:p>
            <text:p text:style-name="P28"/>
            <text:p text:style-name="P28">idol / for / to carve it / its form</text:p>
            <text:p text:style-name="P28"/>
            <text:p text:style-name="P28">fusion of metal / and to teach</text:p>
            <text:p text:style-name="P28"/>
            <text:p text:style-name="P28">untruth / for / to trust / to mould</text:p>
            <text:p text:style-name="P28"/>
            <text:p text:style-name="P28">to mould it / above it</text:p>
            <text:p text:style-name="P28"/>
            <text:p text:style-name="P28">towards to do,make</text:p>
            <text:p text:style-name="P28"/>
            <text:p text:style-name="P28"><text:soft-page-break/>idol / speechless</text:p>
          </table:table-cell>
        </table:table-row>
      </table:table>
      <text:p text:style-name="P5"/>
      <text:p text:style-name="P6"/>
      <text:p text:style-name="P13"><text:span text:style-name="T3">[next] micah </text:span><text:span text:style-name="T4">6:12</text:span></text:p>
      <text:p text:style-name="Text_20_body"/>
      <text:p text:style-name="P9">[/  20200204_115238]</text:p>
      <text:p text:style-name="Text_20_body"/>
      <text:p text:style-name="P10"/>
      <text:p text:style-name="P3">------------------------------------------------------------</text:p>
      <text:p text:style-name="P8">[20200205_112144]</text:p>
      <text:p text:style-name="Text_20_body"/>
      <text:p text:style-name="P13"><text:span text:style-name="T1">1. </text:span><text:span text:style-name="T2">micah</text:span></text:p>
      <text:p text:style-name="P14"><text:span text:style-name="T3">1. </text:span><text:span text:style-name="T5">6:12</text:span>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7">אֲשֶׁר עֲשִׁירֶיהָ</text:p>
            <text:p text:style-name="P27"><text:s/>מָלְאוּ חָמָס</text:p>
            <text:p text:style-name="P27"><text:s/>וְיֹשְׁבֶיהָ דִּבְּרוּ־שָׁקֶר</text:p>
            <text:p text:style-name="P27"><text:s/>וּלְשׁוֹנָם רְמִיָּה </text:p>
            <text:p text:style-name="P27">בְּפִיהֶם</text:p>
          </table:table-cell>
          <table:table-cell table:style-name="表112.B1" office:value-type="string">
            <text:p text:style-name="P18">who,which / rich men thereof</text:p>
            <text:p text:style-name="P18"/>
            <text:p text:style-name="P18"/>
            <text:p text:style-name="P18">to be full of / violence,wrong</text:p>
            <text:p text:style-name="P18"/>
            <text:p text:style-name="P22">to dwell thereof / to speak,arrange untruth,sham</text:p>
            <text:p text:style-name="P22">and their tongues / treachery</text:p>
            <text:p text:style-name="P22"/>
            <text:p text:style-name="P22">in their mouth</text:p>
          </table:table-cell>
        </table:table-row>
      </table:table>
      <text:p text:style-name="P5"/>
      <text:p text:style-name="P14"><text:span text:style-name="T3">2. </text:span><text:span text:style-name="T5">X:13</text:span></text:p>
      <table:table table:name="表113" table:style-name="表113">
        <table:table-column table:style-name="表113.A"/>
        <table:table-column table:style-name="表113.B"/>
        <table:table-row>
          <table:table-cell table:style-name="表113.A1" office:value-type="string">
            <text:p text:style-name="P27">וְגַם־אֲנִי הֶחֱלֵיתִי </text:p>
            <text:p text:style-name="P27">*הַכּוֹתֶ</text:p>
            <text:p text:style-name="P27">הַשְׁמֵם</text:p>
            <text:p text:style-name="P27">*עַל־חַטֹּאתֶ</text:p>
          </table:table-cell>
          <table:table-cell table:style-name="表113.B1" office:value-type="string">
            <text:p text:style-name="P18">and also – I / to make sick;to stroke / </text:p>
            <text:p text:style-name="P18"/>
            <text:p text:style-name="P18">to strike thee</text:p>
            <text:p text:style-name="P18"/>
            <text:p text:style-name="P18">to devastate,stupefy</text:p>
            <text:p text:style-name="P22"/>
            <text:p text:style-name="P22">against their offence</text:p>
          </table:table-cell>
        </table:table-row>
      </table:table>
      <text:p text:style-name="P5"><text:soft-page-break/></text:p>
      <text:p text:style-name="P14"><text:span text:style-name="T3">3. </text:span><text:span text:style-name="T5">X:14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7">אַתָּה תֹאכַל וְלֹא תִשְׂבָּע</text:p>
            <text:p text:style-name="P27">*וְיֶשְׁחֲ</text:p>
            <text:p text:style-name="P27">*בְּקִרְבֶּ</text:p>
            <text:p text:style-name="P27">וְתַסֵּג וְלֹא תַפְלִיט וַאֲשֶׁר</text:p>
            <text:p text:style-name="P27"><text:s/>תְּפַלֵּט לַחֶרֶב אֶתֵּן</text:p>
          </table:table-cell>
          <table:table-cell table:style-name="表114.B1" office:value-type="string">
            <text:p text:style-name="P18">thou / to eat / and not</text:p>
            <text:p text:style-name="P18"/>
            <text:p text:style-name="P18"/>
            <text:p text:style-name="P18">to fill</text:p>
            <text:p text:style-name="P18">and to gape at you</text:p>
            <text:p text:style-name="P18"/>
            <text:p text:style-name="P18">in your center</text:p>
            <text:p text:style-name="P18"/>
            <text:p text:style-name="P18">and to retreat / and not / to escape,deliver</text:p>
            <text:p text:style-name="P18">and which</text:p>
            <text:p text:style-name="P22">to escape,deliver / to a nife,sword / to give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20200205_11355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micah</text:span></text:p>
      <text:p text:style-name="P14"><text:span text:style-name="T3">1. </text:span><text:span text:style-name="T5">6:15</text:span>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7">אַתָּה תִזְרַע וְלֹא תִקְצוֹר אַתָּה</text:p>
            <text:p text:style-name="P27">**תִדְרֹ</text:p>
            <text:p text:style-name="P27"><text:soft-page-break/>זַיִת -</text:p>
            <text:p text:style-name="P27">-וְלֹא</text:p>
            <text:p text:style-name="P27">*תָסוּ</text:p>
            <text:p text:style-name="P27">שֶׁמֶן וְתִירוֹשׁ וְלֹא תִשְׁתֶּה־יָּיִן</text:p>
          </table:table-cell>
          <table:table-cell table:style-name="表115.B1" office:value-type="string">
            <text:p text:style-name="P16">thou / to sow / and not / to harvest / </text:p>
            <text:p text:style-name="P16"/>
            <text:p text:style-name="P16"/>
            <text:p text:style-name="P16">thou</text:p>
            <text:p text:style-name="P16">to tread,walk</text:p>
            <text:p text:style-name="P16"/>
            <text:p text:style-name="P16"><text:soft-page-break/>an olive</text:p>
            <text:p text:style-name="P16"/>
            <text:p text:style-name="P16"/>
            <text:p text:style-name="P16">and not</text:p>
            <text:p text:style-name="P16">to anoint</text:p>
            <text:p text:style-name="P22"/>
            <text:p text:style-name="P22">shemen ~ grease / wine / and not / </text:p>
            <text:p text:style-name="P22"/>
            <text:p text:style-name="P22">to imbibe wine</text:p>
          </table:table-cell>
        </table:table-row>
      </table:table>
      <text:p text:style-name="P5"/>
      <text:p text:style-name="P14"><text:span text:style-name="T3">2. </text:span><text:span text:style-name="T5">X:16</text:span></text:p>
      <table:table table:name="表116" table:style-name="表116">
        <table:table-column table:style-name="表116.A"/>
        <table:table-column table:style-name="表116.B"/>
        <table:table-row>
          <table:table-cell table:style-name="表116.A1" office:value-type="string">
            <text:p text:style-name="P27">וְיִשְׁתַּמֵּר חֻקּוֹת עָמְרִי וְכֹל </text:p>
            <text:p text:style-name="P27">מַעֲשֵׂה בֵית־אַחְאָב וַתֵּלְכוּ בְּמֹעֲצוֹתָם</text:p>
            <text:p text:style-name="P27"><text:s/>לְמַעַן תִּתִּי</text:p>
            <text:p text:style-name="P27">*אֹתְ</text:p>
            <text:p text:style-name="P27">לְשַׁמָּה וְיֹשְׁבֶיהָ לִשְׁרֵקָה וְחֶרְפַּת</text:p>
            <text:p text:style-name="P27"><text:s/>עַמִּי תִּשָּׂאוּ פ</text:p>
          </table:table-cell>
          <table:table-cell table:style-name="表116.B1" office:value-type="string">
            <text:p text:style-name="P16">and to protect / statute / Omri</text:p>
            <text:p text:style-name="P16"><text:s/></text:p>
            <text:p text:style-name="P16">/ and all</text:p>
            <text:p text:style-name="P16"/>
            <text:p text:style-name="P16">an action,activity / house – Achab / </text:p>
            <text:p text:style-name="P16"/>
            <text:p text:style-name="P16">and to walk [you] / in their purpose</text:p>
            <text:p text:style-name="P16"/>
            <text:p text:style-name="P16">purpose / to make (thee) ~ titi'y</text:p>
            <text:p text:style-name="P16"/>
            <text:p text:style-name="P16">even thee ~ oth'xa:</text:p>
            <text:p text:style-name="P16"/>
            <text:p text:style-name="P16">towards ruin / and inhabitants thereof / towards derision </text:p>
            <text:p text:style-name="P16">/ and disgrace</text:p>
            <text:p text:style-name="P22"/>
            <text:p text:style-name="P22">my people / to lift</text:p>
          </table:table-cell>
        </table:table-row>
      </table:table>
      <text:p text:style-name="P5"/>
      <text:p text:style-name="P14"><text:span text:style-name="T3">3. </text:span><text:span text:style-name="T5">7:1 </text:span><text:a xlink:type="simple" xlink:href="http://www.qbible.com/hebrew-old-testament/micah/7.html#1" text:style-name="Internet_20_link" text:visited-style-name="Visited_20_Internet_20_Link">http://www.qbible.com/hebrew-old-testament/micah/7.html#1</text:a></text:p>
      <table:table table:name="表117" table:style-name="表117">
        <table:table-column table:style-name="表117.A"/>
        <table:table-column table:style-name="表117.B"/>
        <table:table-row>
          <table:table-cell table:style-name="表117.A1" office:value-type="string">
            <text:p text:style-name="P27">אַלְלַי לִי כִּי </text:p>
            <text:p text:style-name="P27">הָיִיתִי כְּאָסְפֵּי־קַיִץ </text:p>
            <text:p text:style-name="P27">כְּעֹלְלֹת בָּצִיר</text:p>
            <text:p text:style-name="P27"><text:s/>אֵין־אֶשְׁכּוֹל </text:p>
            <text:p text:style-name="P27"><text:soft-page-break/>לֶאֱכוֹל </text:p>
            <text:p text:style-name="P27">בִּכּוּרָה אִוְּתָה נַפְשִׁי</text:p>
          </table:table-cell>
          <table:table-cell table:style-name="表117.B1" office:value-type="string">
            <text:p text:style-name="P28">alas ! / to me / for</text:p>
            <text:p text:style-name="P28"/>
            <text:p text:style-name="P28">I become / like a collection – harvest</text:p>
            <text:p text:style-name="P28">like gleanings / grape crop</text:p>
            <text:p text:style-name="P28"/>
            <text:p text:style-name="P28">not exist – a bunch of grapes</text:p>
            <text:p text:style-name="P28"><text:soft-page-break/>for to eat</text:p>
            <text:p text:style-name="P28"/>
            <text:p text:style-name="P28">early fig / to wish for / my vitality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5"/>
      <text:p text:style-name="P3">------------------------------------------------------------</text:p>
      <text:p text:style-name="P8">[20200207_105313]</text:p>
      <text:p text:style-name="Text_20_body"/>
      <text:p text:style-name="P13"><text:span text:style-name="T1">1. </text:span><text:span text:style-name="T2">micah</text:span></text:p>
      <text:p text:style-name="P14"><text:span text:style-name="T3">1. </text:span><text:span text:style-name="T5">7:2</text:span></text:p>
      <table:table table:name="表118" table:style-name="表118">
        <table:table-column table:style-name="表118.A"/>
        <table:table-column table:style-name="表118.B"/>
        <table:table-row>
          <table:table-cell table:style-name="表118.A1" office:value-type="string">
            <text:p text:style-name="P27">אָבַד חָסִיד מִן־הָאָרֶץ וְיָשָׁר </text:p>
            <text:p text:style-name="P27">בָּאָדָם אָיִן</text:p>
            <text:p text:style-name="P27"><text:s/>כֻּלָּם לְדָמִים </text:p>
            <text:p text:style-name="P27">יֶאֱרֹבוּ אִישׁ אֶת־אָחִיהוּ יָצוּדוּ חֵרֶם</text:p>
          </table:table-cell>
          <table:table-cell table:style-name="表118.B1" office:value-type="string">
            <text:p text:style-name="P28">to perish / pious / out of – the land</text:p>
            <text:p text:style-name="P28">and straight</text:p>
            <text:p text:style-name="P28"/>
            <text:p text:style-name="P28">among men / not exist</text:p>
            <text:p text:style-name="P28"/>
            <text:p text:style-name="P28">all of them / towards blood</text:p>
            <text:p text:style-name="P28"/>
            <text:p text:style-name="P28">to lurk / a man / self,even – a brother+his</text:p>
            <text:p text:style-name="P28">to catch / a net</text:p>
          </table:table-cell>
        </table:table-row>
      </table:table>
      <text:p text:style-name="P5"/>
      <text:p text:style-name="P14"><text:span text:style-name="T3">2. </text:span><text:span text:style-name="T5">X:3</text:span></text:p>
      <table:table table:name="表119" table:style-name="表119">
        <table:table-column table:style-name="表119.A"/>
        <table:table-column table:style-name="表119.B"/>
        <table:table-row>
          <table:table-cell table:style-name="表119.A1" office:value-type="string">
            <text:p text:style-name="P27">עַל־הָרַע כַּפַּיִם לְהֵיטִיב <text:soft-page-break/>הַשַּׂר </text:p>
            <text:p text:style-name="P27">שֹׁאֵל וְהַשֹּׁפֵט בַּשִּׁלּוּם וְהַגָּדוֹל </text:p>
            <text:p text:style-name="P27">דֹּבֵר הַוַּת נַפְשׁוֹ הוּא וַיְעַבְּתוּהָ</text:p>
          </table:table-cell>
          <table:table-cell table:style-name="表119.B1" office:value-type="string">
            <text:p text:style-name="P24">against,upon evil / the hand / in happy</text:p>
            <text:p text:style-name="P24"><text:soft-page-break/><text:s/>/ the head person</text:p>
            <text:p text:style-name="P24"/>
            <text:p text:style-name="P24">to inquire / and the to judge / for a fee</text:p>
            <text:p text:style-name="P24"><text:s/>/ and the great man</text:p>
            <text:p text:style-name="P22"/>
            <text:p text:style-name="P22">to speak / ha'u:<text:span text:style-name="T9">a</text:span>th ~ desire / vitality+his / hu: ~ he,that</text:p>
            <text:p text:style-name="P22"><text:s/>/ and to pervert+thereof</text:p>
          </table:table-cell>
        </table:table-row>
      </table:table>
      <text:p text:style-name="P5"/>
      <text:p text:style-name="P14"><text:span text:style-name="T3">3. </text:span><text:span text:style-name="T5">X:4</text:span></text:p>
      <table:table table:name="表120" table:style-name="表120">
        <table:table-column table:style-name="表120.A"/>
        <table:table-column table:style-name="表120.B"/>
        <table:table-row>
          <table:table-cell table:style-name="表120.A1" office:value-type="string">
            <text:p text:style-name="P27">טוֹבָם כְּחֵדֶק יָשָׁר מִמְּסוּכָה</text:p>
            <text:p text:style-name="P27"><text:s/>*יוֹם מְצַפֶּי</text:p>
            <text:p text:style-name="P27">*פְּקֻדָּתְ</text:p>
            <text:p text:style-name="P27">בָאָה עַתָּה תִהְיֶה מְבוּכָתָם</text:p>
          </table:table-cell>
          <table:table-cell table:style-name="表120.B1" office:value-type="string">
            <text:p text:style-name="P24">best+their / like a prickly plant / the straight</text:p>
            <text:p text:style-name="P24"><text:s/>/ from(than) a hedge</text:p>
            <text:p text:style-name="P24"/>
            <text:p text:style-name="P24">a day / to observe+your </text:p>
            <text:p text:style-name="P24"/>
            <text:p text:style-name="P24">visitation+your </text:p>
            <text:p text:style-name="P22"/>
            <text:p text:style-name="P22">to go,come / this time / to come to pass</text:p>
            <text:p text:style-name="P22"><text:s/>/ perplexity+their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Genesis</text:span></text:p>
      <text:p text:style-name="P14"><text:span text:style-name="T3">1. </text:span><text:span text:style-name="T5">1:1</text:span></text:p>
      <table:table table:name="表121" table:style-name="表121">
        <table:table-column table:style-name="表121.A"/>
        <table:table-column table:style-name="表121.B"/>
        <text:soft-page-break/>
        <table:table-row>
          <table:table-cell table:style-name="表121.A1" office:value-type="string">
            <text:p text:style-name="P27">בְּרֵאשִׁית בָּרָא </text:p>
            <text:p text:style-name="P27">אֱלֹהִים אֵת הַשָּׁמַיִם וְאֵת הָאָרֶץ</text:p>
          </table:table-cell>
          <table:table-cell table:style-name="表121.B1" office:value-type="string">
            <text:p text:style-name="P23">in the first place / to create</text:p>
            <text:p text:style-name="P23"/>
            <text:p text:style-name="P23">gods / entity / sky</text:p>
            <text:p text:style-name="P23"/>
            <text:p text:style-name="P23">and entity / the land</text:p>
          </table:table-cell>
        </table:table-row>
      </table:table>
      <text:p text:style-name="P5"/>
      <text:p text:style-name="P14"><text:span text:style-name="T3">2. </text:span><text:span text:style-name="T5">1:2</text:span></text:p>
      <table:table table:name="表122" table:style-name="表122">
        <table:table-column table:style-name="表122.A"/>
        <table:table-column table:style-name="表122.B"/>
        <table:table-row>
          <table:table-cell table:style-name="表122.A1" office:value-type="string">
            <text:p text:style-name="P27">וְהָאָרֶץ הָיְתָה תֹהוּ וָבֹהוּ וְחֹשֶׁ</text:p>
            <text:p text:style-name="P27">*</text:p>
            <text:p text:style-name="P27">עַל־פְּנֵי תְהוֹם </text:p>
            <text:p text:style-name="P27">וְרוּחַ אֱלֹהִים מְרַחֶפֶת עַל־פְּנֵי הַמָּיִם</text:p>
          </table:table-cell>
          <table:table-cell table:style-name="表122.B1" office:value-type="string">
            <text:p text:style-name="P28">and the land / to exist / desert</text:p>
            <text:p text:style-name="P28"/>
            <text:p text:style-name="P28">and <text:s/>empty / and darkness</text:p>
            <text:p text:style-name="P28"/>
            <text:p text:style-name="P28"/>
            <text:p text:style-name="P28">above – face / an abyss</text:p>
            <text:p text:style-name="P28"/>
            <text:p text:style-name="P28">and wind / gods / to brood</text:p>
            <text:p text:style-name="P28"/>
            <text:p text:style-name="P28">above – face / water</text:p>
          </table:table-cell>
        </table:table-row>
      </table:table>
      <text:p text:style-name="P5"/>
      <text:p text:style-name="P14"><text:span text:style-name="T3">3. </text:span><text:span text:style-name="T5">1:3</text:span></text:p>
      <table:table table:name="表123" table:style-name="表123">
        <table:table-column table:style-name="表123.A"/>
        <table:table-column table:style-name="表123.B"/>
        <table:table-row>
          <table:table-cell table:style-name="表123.A1" office:value-type="string">
            <text:p text:style-name="P27">וַיֹּאמֶר אֱלֹהִים יְהִי </text:p>
            <text:p text:style-name="P27">אוֹר וַיְהִי־אוֹר</text:p>
          </table:table-cell>
          <table:table-cell table:style-name="表123.B1" office:value-type="string">
            <text:p text:style-name="P28">and say / gods / to exist</text:p>
            <text:p text:style-name="P28"/>
            <text:p text:style-name="P28">illumination / and to exist / illumination</text:p>
          </table:table-cell>
        </table:table-row>
      </table:table>
      <text:p text:style-name="P5"/>
      <text:p text:style-name="P14"><text:span text:style-name="T3">1. </text:span><text:span text:style-name="T5">1:4</text:span></text:p>
      <table:table table:name="表124" table:style-name="表124">
        <table:table-column table:style-name="表124.A"/>
        <table:table-column table:style-name="表124.B"/>
        <table:table-row>
          <table:table-cell table:style-name="表124.A1" office:value-type="string">
            <text:p text:style-name="P27">וַיַּרְא אֱלֹהִים אֶת־הָאוֹר</text:p>
            <text:p text:style-name="P27"><text:s/>כִּי־טוֹב וַיַּבְדֵּל </text:p>
            <text:p text:style-name="P27">אֱלֹהִים בֵּין הָאוֹר</text:p>
            <text:p text:style-name="P27"><text:s/></text:p>
            <text:p text:style-name="P27">וּבֵין הַחֹשֶׁ</text:p>
          </table:table-cell>
          <table:table-cell table:style-name="表124.B1" office:value-type="string">
            <text:p text:style-name="P28">and to see / gods / self,even – the illumination</text:p>
            <text:p text:style-name="P28"/>
            <text:p text:style-name="P28">for – good / and to divide</text:p>
            <text:p text:style-name="P28"/>
            <text:p text:style-name="P28">gods / distinction / the illumination</text:p>
            <text:p text:style-name="P28"/>
            <text:p text:style-name="P28">and distinction / darkness</text:p>
            <text:p text:style-name="P28"/>
          </table:table-cell>
        </table:table-row>
      </table:table>
      <text:p text:style-name="P5"><text:soft-page-break/></text:p>
      <text:p text:style-name="P6"/>
      <text:p text:style-name="P13"><text:span text:style-name="T3">[next] </text:span><text:span text:style-name="T4">XX:XX</text:span></text:p>
      <text:p text:style-name="Text_20_body"/>
      <text:p text:style-name="P9">[/  20200209_135410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habakkuk</text:span></text:p>
      <text:p text:style-name="P14"><text:span text:style-name="T3">1. </text:span><text:span text:style-name="T5">2:19</text:span></text:p>
      <table:table table:name="表126" table:style-name="表126">
        <table:table-column table:style-name="表126.A"/>
        <table:table-column table:style-name="表126.B"/>
        <table:table-row>
          <table:table-cell table:style-name="表126.A1" office:value-type="string">
            <text:p text:style-name="P27">הוֹי אֹמֵר לָעֵץ</text:p>
            <text:p text:style-name="P27"><text:s/>הָקִיצָה עוּרִי לְאֶבֶן דּוּמָם הוּא יוֹרֶה</text:p>
            <text:p text:style-name="P27"><text:s/>הִנֵּה־הוּא תָּפוּשׂ זָהָב וָכֶסֶף וְכָל־רוּחַ </text:p>
            <text:p text:style-name="P27">אֵין בְּקִרְבּוֹ</text:p>
          </table:table-cell>
          <table:table-cell table:style-name="表126.B1" office:value-type="string">
            <text:p text:style-name="P28">oh ! / to say / towards a tree</text:p>
            <text:p text:style-name="P28"/>
            <text:p text:style-name="P28">to awake+it / to wake / to a stone</text:p>
            <text:p text:style-name="P28"/>
            <text:p text:style-name="P28">silently / he,it / to lay</text:p>
            <text:p text:style-name="P28"/>
            <text:p text:style-name="P28">lo ! - he,it / to overlay / gold</text:p>
            <text:p text:style-name="P28"/>
            <text:p text:style-name="P28">and silver / and all – breath</text:p>
            <text:p text:style-name="P28"/>
            <text:p text:style-name="P28">not exist / in the center+it</text:p>
          </table:table-cell>
        </table:table-row>
      </table:table>
      <text:p text:style-name="P5"/>
      <text:p text:style-name="P14"><text:span text:style-name="T3">2. </text:span><text:span text:style-name="T5">X:20</text:span></text:p>
      <table:table table:name="表127" table:style-name="表127">
        <table:table-column table:style-name="表127.A"/>
        <table:table-column table:style-name="表127.B"/>
        <table:table-row>
          <table:table-cell table:style-name="表127.A1" office:value-type="string">
            <text:p text:style-name="P27">וַיהוָה בְּהֵיכַל</text:p>
            <text:p text:style-name="P27"><text:s/>קָדְשׁוֹ הַס מִפָּנָיו </text:p>
            <text:p text:style-name="P27"/>
            <text:p text:style-name="P27">כָּל־הָאָרֶץ פ</text:p>
          </table:table-cell>
          <table:table-cell table:style-name="表127.B1" office:value-type="string">
            <text:p text:style-name="P28">and jehovah / in the temple</text:p>
            <text:p text:style-name="P28"/>
            <text:p text:style-name="P28"/>
            <text:p text:style-name="P28">its sanctity / to hush / from face+his</text:p>
            <text:p text:style-name="P28"/>
            <text:p text:style-name="P28">all – the lands.</text:p>
          </table:table-cell>
        </table:table-row>
      </table:table>
      <text:p text:style-name="P5"/>
      <text:p text:style-name="P14"><text:soft-page-break/><text:span text:style-name="T3">3. </text:span><text:span text:style-name="T5">3:1</text:span></text:p>
      <table:table table:name="表128" table:style-name="表128">
        <table:table-column table:style-name="表128.A"/>
        <table:table-column table:style-name="表128.B"/>
        <table:table-row>
          <table:table-cell table:style-name="表128.A1" office:value-type="string">
            <text:p text:style-name="P27">תְּפִלָּה לַחֲבַקּוּק </text:p>
            <text:p text:style-name="P27">הַנָּבִיא עַל שִׁגְיֹנוֹת</text:p>
          </table:table-cell>
          <table:table-cell table:style-name="表128.B1" office:value-type="string">
            <text:p text:style-name="P28">hymn / according to habakkuk</text:p>
            <text:p text:style-name="P28"/>
            <text:p text:style-name="P28">the prophet / above signoyoth</text:p>
          </table:table-cell>
        </table:table-row>
      </table:table>
      <text:p text:style-name="P5"/>
      <text:p text:style-name="P14"><text:span text:style-name="T3">4. </text:span><text:span text:style-name="T5">3:2 </text:span></text:p>
      <table:table table:name="表129" table:style-name="表129">
        <table:table-column table:style-name="表129.A"/>
        <table:table-column table:style-name="表129.B"/>
        <table:table-row>
          <table:table-cell table:style-name="表129.A1" office:value-type="string">
            <text:p text:style-name="P27">יְהוָה שָׁמַעְתִּי שִׁמְעֲ</text:p>
            <text:p text:style-name="P27">*</text:p>
            <text:p text:style-name="P27">יָרֵאתִי יְהוָה</text:p>
            <text:p text:style-name="P27"><text:s/>פָּעָלְ</text:p>
            <text:p text:style-name="P27">*</text:p>
            <text:p text:style-name="P27">בְּקֶרֶב שָׁנִים חַיֵּיהוּ</text:p>
            <text:p text:style-name="P27"><text:s/>בְּקֶרֶב שָׁנִים תּוֹדִיעַ בְּרֹגֶז רַחֵם תִּזְכּוֹר</text:p>
          </table:table-cell>
          <table:table-cell table:style-name="表129.B1" office:value-type="string">
            <text:p text:style-name="P28">jehovah / to hear (I) / thy sound</text:p>
            <text:p text:style-name="P28"/>
            <text:p text:style-name="P28"/>
            <text:p text:style-name="P28"/>
            <text:p text:style-name="P28">and to fear (I) / jehovah</text:p>
            <text:p text:style-name="P28"/>
            <text:p text:style-name="P28">thy work</text:p>
            <text:p text:style-name="P28"/>
            <text:p text:style-name="P28"/>
            <text:p text:style-name="P28">in the center / a year / to revive+it</text:p>
            <text:p text:style-name="P28"/>
            <text:p text:style-name="P28">in the center / a year / to know</text:p>
            <text:p text:style-name="P28"/>
            <text:p text:style-name="P28">in anger / to compassionate / to remember</text:p>
          </table:table-cell>
        </table:table-row>
      </table:table>
      <text:p text:style-name="P5"/>
      <text:p text:style-name="P6"/>
      <text:p text:style-name="P13"><text:span text:style-name="T3">[next] </text:span><text:span text:style-name="T4">XX:XX</text:span></text:p>
      <text:p text:style-name="Text_20_body"/>
      <text:p text:style-name="P9">[/  20200210_142034]</text:p>
      <text:p text:style-name="Text_20_body"/>
      <text:p text:style-name="P10"/>
      <text:p text:style-name="P3">------------------------------------------------------------</text:p>
      <text:p text:style-name="P8">[20200212_092437]</text:p>
      <text:p text:style-name="Text_20_body"/>
      <text:p text:style-name="P13"><text:span text:style-name="T1">1. </text:span><text:span text:style-name="T2">XX:XX</text:span></text:p>
      <text:p text:style-name="P14"><text:soft-page-break/><text:span text:style-name="T3">1. </text:span><text:span text:style-name="T5">X:3</text:span></text:p>
      <table:table table:name="表130" table:style-name="表130">
        <table:table-column table:style-name="表130.A"/>
        <table:table-column table:style-name="表130.B"/>
        <table:table-row>
          <table:table-cell table:style-name="表130.A1" office:value-type="string">
            <text:p text:style-name="P27">אֱלוֹהַ מִתֵּימָן יָבוֹא וְקָדוֹשׁ מֵהַר־פָּארָן </text:p>
            <text:p text:style-name="P27">סֶלָה כִּסָּה שָׁמַיִם </text:p>
            <text:p text:style-name="P27">הוֹדוֹ וּתְהִלָּתוֹ </text:p>
            <text:p text:style-name="P27">מָלְאָה הָאָרֶץ</text:p>
          </table:table-cell>
          <table:table-cell table:style-name="表130.B1" office:value-type="string">
            <text:p text:style-name="P28">deity / from teman / to go,come</text:p>
            <text:p text:style-name="P28"/>
            <text:p text:style-name="P28">and sacred / from mountain – paran</text:p>
            <text:p text:style-name="P28">pause / to fill up / the sky</text:p>
            <text:p text:style-name="P28"/>
            <text:p text:style-name="P28">his grandeur / and its hymn</text:p>
            <text:p text:style-name="P28"/>
            <text:p text:style-name="P28">to fill / the land</text:p>
          </table:table-cell>
        </table:table-row>
        <table:table-row>
          <table:table-cell table:style-name="表130.A2" office:value-type="string">
            <text:p text:style-name="P27">3:4</text:p>
            <text:p text:style-name="P27">וְנֹגַהּ כָּאוֹר תִּהְיֶה קַרְנַיִם מִיָּדוֹ לוֹ</text:p>
            <text:p text:style-name="P27"><text:s/>וְשָׁם חֶבְיוֹן עֻזֹּה</text:p>
          </table:table-cell>
          <table:table-cell table:style-name="表130.B2" office:value-type="string">
            <text:p text:style-name="P28"/>
            <text:p text:style-name="P28"/>
            <text:p text:style-name="P28">and brilliancy / like light / to exist</text:p>
            <text:p text:style-name="P28"/>
            <text:p text:style-name="P28">a horn / from his hand / according to it</text:p>
            <text:p text:style-name="P28">and there / concealment / its strength</text:p>
          </table:table-cell>
        </table:table-row>
        <table:table-row>
          <table:table-cell table:style-name="表130.A2" office:value-type="string">
            <text:p text:style-name="P27">3:5</text:p>
            <text:p text:style-name="P27">לְפָנָיו יֵלֶ</text:p>
            <text:p text:style-name="P27">#</text:p>
            <text:p text:style-name="P27">דָּבֶר וְיֵצֵא </text:p>
            <text:p text:style-name="P27">רֶשֶׁף לְרַגְלָיו</text:p>
          </table:table-cell>
          <table:table-cell table:style-name="表130.B2" office:value-type="string">
            <text:p text:style-name="P28"/>
            <text:p text:style-name="P28"/>
            <text:p text:style-name="P28">to face+his / to walk</text:p>
            <text:p text:style-name="P28"/>
            <text:p text:style-name="P28"/>
            <text:p text:style-name="P28"/>
            <text:p text:style-name="P28">a pestilence / and to go out</text:p>
            <text:p text:style-name="P28"/>
            <text:p text:style-name="P28">fever / to foot+his</text:p>
          </table:table-cell>
        </table:table-row>
        <table:table-row>
          <table:table-cell table:style-name="表130.A2" office:value-type="string">
            <text:p text:style-name="P27">3:6</text:p>
            <text:p text:style-name="P27">עָמַד וַיְמֹדֶד </text:p>
            <text:p text:style-name="P27">אֶרֶץ רָאָה וַיַּתֵּר </text:p>
            <text:p text:style-name="P27">גּוֹיִם וַיִּתְפֹּצְצוּ </text:p>
            <text:p text:style-name="P27">הַרְרֵי־עַד</text:p>
            <text:p text:style-name="P27"><text:s/>שַׁחוּ גִּבְעוֹת עוֹלָם <text:soft-page-break/>הֲלִיכוֹת עוֹלָם לוֹ</text:p>
          </table:table-cell>
          <table:table-cell table:style-name="表130.B2" office:value-type="string">
            <text:p text:style-name="P28"/>
            <text:p text:style-name="P28"/>
            <text:p text:style-name="P28">to stand / and to measure</text:p>
            <text:p text:style-name="P28"/>
            <text:p text:style-name="P28">land / to see / and to terrify</text:p>
            <text:p text:style-name="P28"/>
            <text:p text:style-name="P28">Gentile / and to disperse</text:p>
            <text:p text:style-name="P28"/>
            <text:p text:style-name="P28">the mountain – perpetuaty</text:p>
            <text:p text:style-name="P28">to sink / a hillock / eternity</text:p>
            <text:p text:style-name="P28"><text:soft-page-break/>a mar<text:span text:style-name="T7">ch / always / to him</text:span></text:p>
            <text:p text:style-name="P2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7</text:span></text:p>
      <table:table table:name="表131" table:style-name="表131">
        <table:table-column table:style-name="表131.A"/>
        <table:table-column table:style-name="表131.B"/>
        <table:table-row>
          <table:table-cell table:style-name="表131.A1" office:value-type="string">
            <text:p text:style-name="P27">3:7</text:p>
            <text:p text:style-name="P27">תַּחַת אָוֶן רָאִיתִי אָהֳלֵי כוּשָׁן יִרְגְּזוּן </text:p>
            <text:p text:style-name="P27">יְרִיעוֹת אֶרֶץ מִדְיָן ס</text:p>
          </table:table-cell>
          <table:table-cell table:style-name="表131.B1" office:value-type="string">
            <text:p text:style-name="P28"/>
            <text:p text:style-name="P28"/>
            <text:p text:style-name="P28">the bottom / trouble / to see (I) / a tent</text:p>
            <text:p text:style-name="P28"/>
            <text:p text:style-name="P28">Cushan / to quiver+SUFFIX</text:p>
            <text:p text:style-name="P28"/>
            <text:p text:style-name="P28">a hanging / land / Midyan</text:p>
          </table:table-cell>
        </table:table-row>
        <table:table-row>
          <table:table-cell table:style-name="表131.A2" office:value-type="string">
            <text:p text:style-name="P27">3:8</text:p>
            <text:p text:style-name="P27">הֲבִנְהָרִים חָרָה יְהוָה אִם בַּנְּהָרִים אַפֶּ</text:p>
            <text:p text:style-name="P27">*</text:p>
            <text:p text:style-name="P27">אִם־בַּיָּם עֶבְרָתֶ</text:p>
            <text:p text:style-name="P27">*</text:p>
            <text:p text:style-name="P27">כִּי תִרְכַּב עַל־סוּסֶי</text:p>
            <text:p text:style-name="P27">*</text:p>
            <text:p text:style-name="P27"><text:soft-page-break/>מַרְכְּבֹתֶי</text:p>
            <text:p text:style-name="P27">*</text:p>
            <text:p text:style-name="P27">יְשׁוּעָה</text:p>
          </table:table-cell>
          <table:table-cell table:style-name="表131.B2" office:value-type="string">
            <text:p text:style-name="P28"/>
            <text:p text:style-name="P28"/>
            <text:p text:style-name="P28">that towards stream / to blaze up / jehovah</text:p>
            <text:p text:style-name="P28">whether ? / towards stream / thy face</text:p>
            <text:p text:style-name="P28"/>
            <text:p text:style-name="P28">whether ? - towards sea / thy outburst</text:p>
            <text:p text:style-name="P28"/>
            <text:p text:style-name="P28"/>
            <text:p text:style-name="P28">for / to ride / above – thy horse</text:p>
            <text:p text:style-name="P28"/>
            <text:p text:style-name="P28"/>
            <text:p text:style-name="P28"><text:soft-page-break/>thy chariot</text:p>
            <text:p text:style-name="P28"/>
            <text:p text:style-name="P28"/>
            <text:p text:style-name="P28"/>
            <text:p text:style-name="P28">saved</text:p>
            <text:p text:style-name="P28"/>
          </table:table-cell>
        </table:table-row>
        <table:table-row>
          <table:table-cell table:style-name="表131.A2" office:value-type="string">
            <text:p text:style-name="P27">3:9</text:p>
            <text:p text:style-name="P27">עֶרְיָה תֵעוֹר קַשְׁתֶּ</text:p>
            <text:p text:style-name="P27">*</text:p>
            <text:p text:style-name="P27">שְׁבֻעוֹת מַטּוֹת אֹמֶר סֶלָה נְהָרוֹת תְּבַקַּע־אָרֶץ</text:p>
          </table:table-cell>
          <table:table-cell table:style-name="表131.B2" office:value-type="string">
            <text:p text:style-name="P28"/>
            <text:p text:style-name="P28"/>
            <text:p text:style-name="P28">nudity / bare / thy bow</text:p>
            <text:p text:style-name="P28"/>
            <text:p text:style-name="P28"/>
            <text:p text:style-name="P28"/>
            <text:p text:style-name="P28">an oath / a lance / speech</text:p>
            <text:p text:style-name="P28"/>
            <text:p text:style-name="P28">suspension / a stream / to rip - land</text:p>
          </table:table-cell>
        </table:table-row>
        <table:table-row>
          <table:table-cell table:style-name="表131.A2" office:value-type="string">
            <text:p text:style-name="P27">3:10</text:p>
            <text:p text:style-name="P27">רָאוּ</text:p>
            <text:p text:style-name="P27">*</text:p>
            <text:p text:style-name="P27">יָחִילוּ הָרִים זֶרֶם </text:p>
            <text:p text:style-name="P27">מַיִם עָבָר נָתַן </text:p>
            <text:p text:style-name="P27">תְּהוֹם קוֹלוֹ רוֹם </text:p>
            <text:p text:style-name="P27">יָדֵיהוּ נָשָׂא</text:p>
          </table:table-cell>
          <table:table-cell table:style-name="表131.B2" office:value-type="string">
            <text:p text:style-name="P28"/>
            <text:p text:style-name="P28"/>
            <text:p text:style-name="P28">to see thee</text:p>
            <text:p text:style-name="P28"/>
            <text:p text:style-name="P28"/>
            <text:p text:style-name="P28">to twist / mountains / a gush of water</text:p>
            <text:p text:style-name="P28">water / to cross over / to give</text:p>
            <text:p text:style-name="P28"/>
            <text:p text:style-name="P28">abyss / his voice / elevation</text:p>
            <text:p text:style-name="P28"/>
            <text:p text:style-name="P28">his hands / to lift</text:p>
          </table:table-cell>
        </table:table-row>
      </table:table>
      <text:p text:style-name="P6"/>
      <text:p text:style-name="P13"><text:span text:style-name="T3">[next] </text:span><text:span text:style-name="T4">3:11</text:span></text:p>
      <text:p text:style-name="Text_20_body"/>
      <text:p text:style-name="P9">[/  20200212_101806]</text:p>
      <text:p text:style-name="Text_20_body"/>
      <text:p text:style-name="P10"/>
      <text:p text:style-name="P3">------------------------------------------------------------</text:p>
      <text:p text:style-name="P8"><text:soft-page-break/>[20200213_09355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9" table:style-name="表69">
        <table:table-column table:style-name="表69.A"/>
        <table:table-column table:style-name="表69.B"/>
        <table:table-column table:style-name="表69.C"/>
        <table:table-row>
          <table:table-cell table:style-name="表69.A1" office:value-type="float" office:value="1">
            <text:p text:style-name="P27">1</text:p>
          </table:table-cell>
          <table:table-cell table:style-name="表69.B1" office:value-type="string">
            <text:p text:style-name="P27">3:11</text:p>
            <text:p text:style-name="P27">שֶׁמֶשׁ יָרֵחַ עָמַד</text:p>
            <text:p text:style-name="P27"><text:s/>זְבֻלָה לְאוֹר </text:p>
            <text:p text:style-name="P27">חִצֶּי</text:p>
            <text:p text:style-name="P27">*</text:p>
            <text:p text:style-name="P27">יְהַלֵּכוּ לְנֹגַהּ בְּרַק </text:p>
            <text:p text:style-name="P27">חֲנִיתֶ</text:p>
            <text:p text:style-name="P27">*</text:p>
          </table:table-cell>
          <table:table-cell table:style-name="表69.C1" office:value-type="string">
            <text:p text:style-name="P28"/>
            <text:p text:style-name="P28"/>
            <text:p text:style-name="P28">the sun / the moon / to stand</text:p>
            <text:p text:style-name="P28"/>
            <text:p text:style-name="P28">residence+their / in luminary</text:p>
            <text:p text:style-name="P28"/>
            <text:p text:style-name="P28">arrows+thine </text:p>
            <text:p text:style-name="P28"/>
            <text:p text:style-name="P28"/>
            <text:p text:style-name="P28">to walk / in brilliancy / a gleam</text:p>
            <text:p text:style-name="P28"/>
            <text:p text:style-name="P28">a lance</text:p>
          </table:table-cell>
        </table:table-row>
        <table:table-row>
          <table:table-cell table:style-name="表69.A2" office:value-type="float" office:value="2">
            <text:p text:style-name="P27">2</text:p>
          </table:table-cell>
          <table:table-cell table:style-name="表69.B2" office:value-type="string">
            <text:p text:style-name="P27">3:12</text:p>
            <text:p text:style-name="P27">בְּזַעַם תִּצְעַד־אָרֶץ </text:p>
            <text:p text:style-name="P27">בְּאַף תָּדוּשׁ גּוֹיִם</text:p>
          </table:table-cell>
          <table:table-cell table:style-name="表69.C2" office:value-type="string">
            <text:p text:style-name="P28"/>
            <text:p text:style-name="P28"/>
            <text:p text:style-name="P28">in fury / to pace – land</text:p>
            <text:p text:style-name="P28"/>
            <text:p text:style-name="P28">in ire / to trample / Gentile</text:p>
          </table:table-cell>
        </table:table-row>
        <table:table-row>
          <table:table-cell table:style-name="表69.A2" office:value-type="float" office:value="3">
            <text:p text:style-name="P27">3</text:p>
          </table:table-cell>
          <table:table-cell table:style-name="表69.B2" office:value-type="string">
            <text:p text:style-name="P27">3:13</text:p>
            <text:p text:style-name="P27">יָצָאתָ לְיֵשַׁע עַמֶּ</text:p>
            <text:p text:style-name="P27">*</text:p>
            <text:p text:style-name="P27">לְיֵשַׁע אֶת־מְשִׁיחֶ</text:p>
            <text:p text:style-name="P27">*</text:p>
            <text:p text:style-name="P27">מָחַצְתָּ רֹּאשׁ מִבֵּית רָשָׁע עָרוֹת יְסוֹד</text:p>
            <text:p text:style-name="P27"><text:soft-page-break/><text:s/>עַד־צַוָּאר</text:p>
            <text:p text:style-name="P27"><text:s/>סֶלָה פ</text:p>
          </table:table-cell>
          <table:table-cell table:style-name="表69.C2" office:value-type="string">
            <text:p text:style-name="P28"/>
            <text:p text:style-name="P28"/>
            <text:p text:style-name="P28">to go out / for liberty / thine people</text:p>
            <text:p text:style-name="P28"/>
            <text:p text:style-name="P28">for liberty / even,self – messiah+thy</text:p>
            <text:p text:style-name="P28"/>
            <text:p text:style-name="P28"/>
            <text:p text:style-name="P28">to destroy / the head / out of the house</text:p>
            <text:p text:style-name="P28">wrong / to be bare / a foundation</text:p>
            <text:p text:style-name="P28"><text:soft-page-break/>as far as – neck ~ <text:span text:style-name="T12">A</text:span>d-tsau:a:r</text:p>
            <text:p text:style-name="P28"/>
            <text:p text:style-name="P28">sela</text:p>
          </table:table-cell>
        </table:table-row>
        <table:table-row>
          <table:table-cell table:style-name="表69.A2" office:value-type="float" office:value="4">
            <text:p text:style-name="P27">4</text:p>
          </table:table-cell>
          <table:table-cell table:style-name="表69.B2" office:value-type="string">
            <text:p text:style-name="P27">3:14</text:p>
            <text:p text:style-name="P27">נָקַבְתָּ בְמַטָּיו </text:p>
            <text:p text:style-name="P27">רֹאשׁ *פְּרָזוֹ [פְּרָזָיו] יִסְעֲרוּ לַהֲפִיצֵנִי</text:p>
            <text:p text:style-name="P27"/>
            <text:p text:style-name="P27"><text:s/>עֲלִיצֻתָם כְּמוֹ־לֶאֱכֹל עָנִי בַּמִּסְתָּר</text:p>
          </table:table-cell>
          <table:table-cell table:style-name="表69.C2" office:value-type="string">
            <text:p text:style-name="P28"/>
            <text:p text:style-name="P28"/>
            <text:p text:style-name="P28">to puncture / with lance+his</text:p>
            <text:p text:style-name="P28"/>
            <text:p text:style-name="P28">the head / chieftain+his</text:p>
            <text:p text:style-name="P28"/>
            <text:p text:style-name="P28">to rush upon / in to dash upon+me</text:p>
            <text:p text:style-name="P28"/>
            <text:p text:style-name="P28">exultation+their / thu<text:span text:style-name="T7">s-in to eat</text:span></text:p>
            <text:p text:style-name="P29">depressed / in covert</text:p>
          </table:table-cell>
        </table:table-row>
      </table:table>
      <text:p text:style-name="P6"/>
      <text:p text:style-name="P6"/>
      <text:p text:style-name="P13"><text:span text:style-name="T3">[next] </text:span><text:span text:style-name="T4">XX:XX</text:span></text:p>
      <text:p text:style-name="Text_20_body"/>
      <text:p text:style-name="P9">[/  20200213_10005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214_104857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27">3:15</text:p>
            <text:p text:style-name="P27">דָּרַכְתָּ בַיָּם סוּסֶי</text:p>
            <text:p text:style-name="P27"><text:soft-page-break/>*</text:p>
            <text:p text:style-name="P27">חֹמֶר מַיִם רַבִּים</text:p>
          </table:table-cell>
          <table:table-cell table:style-name="表107.B1" office:value-type="string">
            <text:p text:style-name="P28"/>
            <text:p text:style-name="P28"/>
            <text:p text:style-name="P28">to tread / in sea / thy horse</text:p>
            <text:p text:style-name="P28"/>
            <text:p text:style-name="P28"><text:soft-page-break/></text:p>
            <text:p text:style-name="P28"/>
            <text:p text:style-name="P28">a wave / water / abundant</text:p>
          </table:table-cell>
        </table:table-row>
        <table:table-row>
          <table:table-cell table:style-name="表107.A2" office:value-type="string">
            <text:p text:style-name="P27">3:16</text:p>
            <text:p text:style-name="P27">שָׁמַעְתִּי וַתִּרְגַּז בִּטְנִי לְקוֹל צָלֲלוּ שְׂפָתַי</text:p>
            <text:p text:style-name="P27"><text:s/>יָבוֹא רָקָב בַּעֲצָמַי </text:p>
            <text:p text:style-name="P27">וְתַחְתַּי אֶרְגָּז</text:p>
            <text:p text:style-name="P27"><text:s/>אֲשֶׁר אָנוּחַ לְיוֹם </text:p>
            <text:p text:style-name="P27">צָרָה לַעֲלוֹת </text:p>
            <text:p text:style-name="P27">לְעַם יְגוּדֶנּוּ</text:p>
          </table:table-cell>
          <table:table-cell table:style-name="表107.B2" office:value-type="string">
            <text:p text:style-name="P11"/>
            <text:p text:style-name="P28">I hear / and to quiver / belly+my</text:p>
            <text:p text:style-name="P28"/>
            <text:p text:style-name="P28">to a voice / vibration / my lips</text:p>
            <text:p text:style-name="P28"/>
            <text:p text:style-name="P28">to go,come / dec<text:span text:style-name="T7">ay / into bone+my</text:span></text:p>
            <text:p text:style-name="P29">and bottom+my / to quiver</text:p>
            <text:p text:style-name="P29"/>
            <text:p text:style-name="P29">that,which / to rest / in the day</text:p>
            <text:p text:style-name="P29"/>
            <text:p text:style-name="P29">trouble / towards to ascend</text:p>
            <text:p text:style-name="P29"/>
            <text:p text:style-name="P29">towards people / to attack+them</text:p>
          </table:table-cell>
        </table:table-row>
        <table:table-row>
          <table:table-cell table:style-name="表107.A2" office:value-type="string">
            <text:p text:style-name="P27"/>
          </table:table-cell>
          <table:table-cell table:style-name="表107.B2" office:value-type="string">
            <text:p text:style-name="P28"/>
          </table:table-cell>
        </table:table-row>
      </table:table>
      <text:p text:style-name="P6"/>
      <text:p text:style-name="P6"/>
      <text:p text:style-name="P13"><text:span text:style-name="T3">[next] </text:span><text:span text:style-name="T4">XX:XX</text:span></text:p>
      <text:p text:style-name="Text_20_body"/>
      <text:p text:style-name="P9">[/  20200214_114918]</text:p>
      <text:p text:style-name="Text_20_body"/>
      <text:p text:style-name="P12"/>
      <text:p text:style-name="P3">------------------------------------------------------------</text:p>
      <text:p text:style-name="P8">[20200216_094148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5" table:style-name="表125">
        <table:table-column table:style-name="表125.A"/>
        <table:table-column table:style-name="表125.B"/>
        <text:soft-page-break/>
        <table:table-row>
          <table:table-cell table:style-name="表125.A1" office:value-type="string">
            <text:p text:style-name="P27">3:17</text:p>
            <text:p text:style-name="P27">כִּי־תְאֵנָה לֹא־תִפְרָח וְאֵין יְבוּל בַּגְּפָנִים </text:p>
            <text:p text:style-name="P27"/>
            <text:p text:style-name="P27">כִּחֵשׁ מַעֲשֵׂה־זַיִת וּשְׁדֵמוֹת לֹא־עָשָׂה אֹכֶל גָּזַר מִמִּכְלָה צֹאן </text:p>
            <text:p text:style-name="P27">וְאֵין בָּקָר בָּרְפָתִים</text:p>
          </table:table-cell>
          <table:table-cell table:style-name="表125.B1" office:value-type="string">
            <text:p text:style-name="P28"/>
            <text:p text:style-name="P28"/>
            <text:p text:style-name="P28">for / fig tree / not flourish</text:p>
            <text:p text:style-name="P28"/>
            <text:p text:style-name="P28">and not exist / to blossom / in vine</text:p>
            <text:p text:style-name="P28"/>
            <text:p text:style-name="P28">to fail / labour – olive</text:p>
            <text:p text:style-name="P28"/>
            <text:p text:style-name="P28">and field / not to make / food</text:p>
            <text:p text:style-name="P28"/>
            <text:p text:style-name="P28">to cut off / from a pen / a flock</text:p>
            <text:p text:style-name="P28"/>
            <text:p text:style-name="P28">and not exist / a herd / in a stall</text:p>
          </table:table-cell>
        </table:table-row>
        <table:table-row>
          <table:table-cell table:style-name="表125.A2" office:value-type="string">
            <text:p text:style-name="P27">3:18</text:p>
            <text:p text:style-name="P27">וַאֲנִי בַּיהוָה אֶעְלוֹזָה אָגִילָה בֵּאלֹהֵי יִשְׁעִי</text:p>
          </table:table-cell>
          <table:table-cell table:style-name="表125.B2" office:value-type="string">
            <text:p text:style-name="P28"/>
            <text:p text:style-name="P28"/>
            <text:p text:style-name="P28">and I / in jehovah / to exult</text:p>
            <text:p text:style-name="P28"/>
            <text:p text:style-name="P28">to rejoice / in gods / liberty+my </text:p>
          </table:table-cell>
        </table:table-row>
        <table:table-row>
          <table:table-cell table:style-name="表125.A2" office:value-type="string">
            <text:p text:style-name="P27">3:19</text:p>
            <text:p text:style-name="P27">יְהוִה אֲדֹנָי חֵילִי </text:p>
            <text:p text:style-name="P27">וַיָּשֶׂם רַגְלַי כָּאַיָּלוֹת </text:p>
            <text:p text:style-name="P27">וְעַל בָּמוֹתַי יַדְרִכֵנִי לַמְנַצֵּחַ בִּנְגִינוֹתָי</text:p>
          </table:table-cell>
          <table:table-cell table:style-name="表125.B2" office:value-type="string">
            <text:p text:style-name="P28"/>
            <text:p text:style-name="P28"/>
            <text:p text:style-name="P28">jehovah / Lord / force+my</text:p>
            <text:p text:style-name="P28"/>
            <text:p text:style-name="P28">and to put / a foot / like a female deer</text:p>
            <text:p text:style-name="P28">and above / an elevation / to walk+me</text:p>
            <text:p text:style-name="P28">towards in permanent / in music</text:p>
          </table:table-cell>
        </table:table-row>
        <table:table-row>
          <table:table-cell table:style-name="表125.A2" office:value-type="string">
            <text:p text:style-name="P27">Zephaniah</text:p>
            <text:p text:style-name="P27">1:1</text:p>
            <text:p text:style-name="P27">דְּבַר־יְהוָה אֲשֶׁר הָיָה </text:p>
            <text:p text:style-name="P27"/>
            <text:p text:style-name="P27">אֶל־צְפַנְיָה בֶּן־כּוּשִׁי </text:p>
            <text:p text:style-name="P27"><text:soft-page-break/>בֶן־גְּדַלְיָה בֶּן־אֲמַרְיָה בֶּן־חִזְקִיָּה בִּימֵי יֹאשִׁיָּהוּ בֶן־אָמוֹן מֶלֶ</text:p>
            <text:p text:style-name="P27">#</text:p>
            <text:p text:style-name="P27">יְהוּדָה</text:p>
          </table:table-cell>
          <table:table-cell table:style-name="表125.B2" office:value-type="string">
            <text:p text:style-name="P12"/>
            <text:p text:style-name="P28"/>
            <text:p text:style-name="P28"/>
            <text:p text:style-name="P28">word – jehovah / that / to come to pass</text:p>
            <text:p text:style-name="P28"/>
            <text:p text:style-name="P28">towards – zephanijah / the son of cushi</text:p>
            <text:p text:style-name="P28"><text:soft-page-break/></text:p>
            <text:p text:style-name="P28"/>
            <text:p text:style-name="P28">/ in the day</text:p>
            <text:p text:style-name="P28"/>
            <text:p text:style-name="P28">joshiah / the son of amon / king</text:p>
            <text:p text:style-name="P28"/>
            <text:p text:style-name="P28"/>
            <text:p text:style-name="P28">jehudah</text:p>
          </table:table-cell>
        </table:table-row>
      </table:table>
      <text:p text:style-name="P6"/>
      <text:p text:style-name="P6"/>
      <text:p text:style-name="P13"><text:span text:style-name="T3">[next] </text:span><text:span text:style-name="T4">XX:XX</text:span></text:p>
      <text:p text:style-name="Text_20_body"/>
      <text:p text:style-name="P9">[/  20200216_101028]</text:p>
      <text:p text:style-name="Text_20_body"/>
      <text:p text:style-name="P12"/>
      <text:p text:style-name="P3">------------------------------------------------------------</text:p>
      <text:p text:style-name="P8">[20200217_123943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2" table:style-name="表132">
        <table:table-column table:style-name="表132.A"/>
        <table:table-column table:style-name="表132.B"/>
        <table:table-row>
          <table:table-cell table:style-name="表132.A1" office:value-type="string">
            <text:p text:style-name="P27">1:2</text:p>
            <text:p text:style-name="P27">אָסֹף אָסֵף כֹּל </text:p>
            <text:p text:style-name="P27">מֵעַל פְּנֵי הָאֲדָמָה </text:p>
            <text:p text:style-name="P27">נְאֻם־יְהוָה</text:p>
          </table:table-cell>
          <table:table-cell table:style-name="表132.B1" office:value-type="string">
            <text:p text:style-name="P28"/>
            <text:p text:style-name="P28"/>
            <text:p text:style-name="P28">to remove / to remove / all</text:p>
            <text:p text:style-name="P28"/>
            <text:p text:style-name="P28">from above / face / the soil</text:p>
            <text:p text:style-name="P28"/>
            <text:p text:style-name="P28">oracle – jehovah</text:p>
          </table:table-cell>
        </table:table-row>
        <table:table-row>
          <table:table-cell table:style-name="表132.A2" office:value-type="string">
            <text:p text:style-name="P27">1:3</text:p>
            <text:p text:style-name="P27">אָסֵף אָדָם וּבְהֵמָה</text:p>
            <text:p text:style-name="P27"><text:s/>אָסֵף עוֹף־הַשָּׁמַיִם <text:soft-page-break/>וּדְגֵי הַיָּם וְהַמַּכְשֵׁלוֹת</text:p>
            <text:p text:style-name="P27"/>
            <text:p text:style-name="P27"><text:s/>אֶת־הָרְשָׁעִים</text:p>
            <text:p text:style-name="P27"><text:s/>וְהִכְרַתִּי אֶת־הָאָדָם</text:p>
            <text:p text:style-name="P27"><text:s/>מֵעַל פְּנֵי הָאֲדָמָה נְאֻם־יְהוָה</text:p>
          </table:table-cell>
          <table:table-cell table:style-name="表132.B2" office:value-type="string">
            <text:p text:style-name="P12"/>
            <text:p text:style-name="P28">to remove / mankind / and animal</text:p>
            <text:p text:style-name="P28">to remove / bird – the sky</text:p>
            <text:p text:style-name="P28"/>
            <text:p text:style-name="P28"><text:soft-page-break/>and fish / the river / and stumbling block</text:p>
            <text:p text:style-name="P28"/>
            <text:p text:style-name="P28"/>
            <text:p text:style-name="P28">near,among – the morally wrong</text:p>
            <text:p text:style-name="P28"/>
            <text:p text:style-name="P28">and to cut off / even – the mankind</text:p>
            <text:p text:style-name="P28">from above / face / the soil</text:p>
            <text:p text:style-name="P28"/>
            <text:p text:style-name="P28">oracle - jehovah</text:p>
          </table:table-cell>
        </table:table-row>
        <table:table-row>
          <table:table-cell table:style-name="表132.A2" office:value-type="string">
            <text:p text:style-name="P27">1:4</text:p>
            <text:p text:style-name="P27">וְנָטִיתִי יָדִי </text:p>
            <text:p text:style-name="P27">עַל־יְהוּדָה וְעַל </text:p>
            <text:p text:style-name="P27">כָּל־יוֹשְׁבֵי יְרוּשָׁלִָם וְהִכְרַתִּי מִן־הַמָּקוֹם</text:p>
            <text:p text:style-name="P27"/>
            <text:p text:style-name="P27"><text:s/>הַזֶּה אֶת־שְׁאָר </text:p>
            <text:p text:style-name="P27">הַבַּעַל אֶת־שֵׁם</text:p>
            <text:p text:style-name="P27"><text:s/>הַכְּמָרִים עִם־הַכֹּהֲנִים</text:p>
          </table:table-cell>
          <table:table-cell table:style-name="表132.B2" office:value-type="string">
            <text:p text:style-name="P28"/>
            <text:p text:style-name="P28"/>
            <text:p text:style-name="P28">and to stretch / my hand</text:p>
            <text:p text:style-name="P28"/>
            <text:p text:style-name="P28">above – jehudah / and above</text:p>
            <text:p text:style-name="P28"/>
            <text:p text:style-name="P28">to dwell / jerusalem</text:p>
            <text:p text:style-name="P28"/>
            <text:p text:style-name="P28">and to cut off / from – spot,locality</text:p>
            <text:p text:style-name="P28"/>
            <text:p text:style-name="P28"/>
            <text:p text:style-name="P28">this,that / self,even – remainder</text:p>
            <text:p text:style-name="P28"/>
            <text:p text:style-name="P28">the Baal / self,even – authority</text:p>
            <text:p text:style-name="P28"/>
            <text:p text:style-name="P28">an idolatrous priest / equally with – acting priest</text:p>
          </table:table-cell>
        </table:table-row>
      </table:table>
      <text:p text:style-name="P6"/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P3"><text:soft-page-break/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3" table:style-name="表133">
        <table:table-column table:style-name="表133.A"/>
        <table:table-column table:style-name="表133.B"/>
        <table:table-row>
          <table:table-cell table:style-name="表133.A1" office:value-type="string">
            <text:p text:style-name="P27">1:5</text:p>
            <text:p text:style-name="P27">וְאֶת־הַמִּשְׁתַּחֲוִים </text:p>
            <text:p text:style-name="P27">עַל־הַגַּגּוֹת לִצְבָא הַשָּׁמָיִם וְאֶת־הַמִּשְׁתַּחֲוִים </text:p>
            <text:p text:style-name="P27">הַנִּשְׁבָּעִים לַיהוָה וְהַנִּשְׁבָּעִים בְּמַלְכָּם</text:p>
          </table:table-cell>
          <table:table-cell table:style-name="表133.B1" office:value-type="string">
            <text:p text:style-name="P12"/>
            <text:p text:style-name="P28">and self,even – the to depress</text:p>
            <text:p text:style-name="P28"/>
            <text:p text:style-name="P28">above – roof / to a mass</text:p>
            <text:p text:style-name="P28"/>
            <text:p text:style-name="P28">the sky / and self – the to depress</text:p>
            <text:p text:style-name="P28"/>
            <text:p text:style-name="P28">the to swear / to jehovah</text:p>
            <text:p text:style-name="P28"/>
            <text:p text:style-name="P28">and the to swear / in malcam+their</text:p>
          </table:table-cell>
        </table:table-row>
        <table:table-row>
          <table:table-cell table:style-name="表133.A2" office:value-type="string">
            <text:p text:style-name="P27">1:6</text:p>
            <text:p text:style-name="P27">וְאֶת־הַנְּסוֹגִים מֵאַחֲרֵי יְהוָה וַאֲשֶׁר </text:p>
            <text:p text:style-name="P27">לֹא־בִקְשׁוּ אֶת־יְהוָה וְלֹא דְרָשֻׁהוּ</text:p>
          </table:table-cell>
          <table:table-cell table:style-name="表133.B2" office:value-type="string">
            <text:p text:style-name="P28"/>
            <text:p text:style-name="P28"/>
            <text:p text:style-name="P28">and self – the to retreat / from hind</text:p>
            <text:p text:style-name="P28">jehovah / and that,which</text:p>
            <text:p text:style-name="P28"/>
            <text:p text:style-name="P28">not – to search / self – jehovah</text:p>
            <text:p text:style-name="P28"/>
            <text:p text:style-name="P28">and not / to seek+it</text:p>
          </table:table-cell>
        </table:table-row>
        <table:table-row>
          <table:table-cell table:style-name="表133.A2" office:value-type="string">
            <text:p text:style-name="P27">1:7</text:p>
            <text:p text:style-name="P27">הַס מִפְּנֵי אֲדֹנָי</text:p>
            <text:p text:style-name="P27"><text:s/>יְהוִה כִּי קָרוֹב יוֹם יְהוָה כִּי־הֵכִין </text:p>
            <text:p text:style-name="P27">יְהוָה זֶבַח הִקְדִּישׁ <text:soft-page-break/>קְרֻאָיו</text:p>
          </table:table-cell>
          <table:table-cell table:style-name="表133.B2" office:value-type="string">
            <text:p text:style-name="P28"/>
            <text:p text:style-name="P28"/>
            <text:p text:style-name="P28">to hush / from face / Lord</text:p>
            <text:p text:style-name="P28"/>
            <text:p text:style-name="P28">jehovah / for / near / the day</text:p>
            <text:p text:style-name="P28"/>
            <text:p text:style-name="P28">jehovah / for – to prepare</text:p>
            <text:p text:style-name="P28"/>
            <text:p text:style-name="P28">jehovah / sacrifice / to make</text:p>
            <text:p text:style-name="P28"><text:soft-page-break/>to call out+its</text:p>
          </table:table-cell>
        </table:table-row>
        <table:table-row>
          <table:table-cell table:style-name="表133.A2" office:value-type="string">
            <text:p text:style-name="P27">1:8</text:p>
            <text:p text:style-name="P27">וְהָיָה בְּיוֹם</text:p>
            <text:p text:style-name="P27"><text:s/>זֶבַח יְהוָה וּפָקַדְתִּי</text:p>
            <text:p text:style-name="P27"><text:s/>עַל־הַשָּׂרִים</text:p>
            <text:p text:style-name="P27"><text:s/>וְעַל־בְּנֵי הַמֶּלֶ</text:p>
            <text:p text:style-name="P27">#</text:p>
            <text:p text:style-name="P27">וְעַל כָּל־הַלֹּבְשִׁים מַלְבּוּשׁ נָכְרִי</text:p>
          </table:table-cell>
          <table:table-cell table:style-name="表133.B2" office:value-type="string">
            <text:p text:style-name="P28"/>
            <text:p text:style-name="P28"/>
            <text:p text:style-name="P28">and to come to pass / in the day</text:p>
            <text:p text:style-name="P28"/>
            <text:p text:style-name="P28">sacrifice / jehovah / and to oversee</text:p>
            <text:p text:style-name="P28"/>
            <text:p text:style-name="P28">above – a head person</text:p>
            <text:p text:style-name="P28"/>
            <text:p text:style-name="P28">and above – son / the king</text:p>
            <text:p text:style-name="P28"/>
            <text:p text:style-name="P28"/>
            <text:p text:style-name="P28">and above / all – the to put on</text:p>
            <text:p text:style-name="P28"/>
            <text:p text:style-name="P28">clothing / strang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Text_20_body"/>
      <text:p text:style-name="P9">[/ 20200218_110325]</text:p>
      <text:p text:style-name="Text_20_body"/>
      <text:p text:style-name="P12">@@@</text:p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4" table:style-name="表134">
        <table:table-column table:style-name="表134.A"/>
        <table:table-column table:style-name="表134.B"/>
        <table:table-row>
          <table:table-cell table:style-name="表134.A1" office:value-type="string">
            <text:p text:style-name="P27">1:9</text:p>
            <text:p text:style-name="P27">וּפָקַדְתִּי עַל כָּל־הַדּוֹלֵג עַל־הַמִּפְתָּן בַּיּוֹם הַהוּא <text:soft-page-break/>הַמְמַלְאִים בֵּית אֲדֹנֵיהֶם חָמָס וּמִרְמָה ס</text:p>
          </table:table-cell>
          <table:table-cell table:style-name="表134.B1" office:value-type="string">
            <text:p text:style-name="P28"/>
          </table:table-cell>
        </table:table-row>
        <table:table-row>
          <table:table-cell table:style-name="表134.A2" office:value-type="string">
            <text:p text:style-name="P27">1:10</text:p>
            <text:p text:style-name="P27">וְהָיָה בַיּוֹם הַהוּא נְאֻם־יְהוָה קוֹל צְעָקָה מִשַּׁעַר הַדָּגִים וִילָלָה מִן־הַמִּשְׁנֶה וְשֶׁבֶר גָּדוֹל מֵהַגְּבָעוֹת</text:p>
          </table:table-cell>
          <table:table-cell table:style-name="表134.B2" office:value-type="string">
            <text:p text:style-name="P28"/>
          </table:table-cell>
        </table:table-row>
        <table:table-row>
          <table:table-cell table:style-name="表134.A2" office:value-type="string">
            <text:p text:style-name="P27">1:11</text:p>
            <text:p text:style-name="P27">הֵילִילוּ יֹשְׁבֵי הַמַּכְתֵּשׁ כִּי נִדְמָה כָּל־עַם כְּנַעַן נִכְרְתוּ כָּל־נְטִילֵי כָסֶף</text:p>
          </table:table-cell>
          <table:table-cell table:style-name="表134.B2" office:value-type="string">
            <text:p text:style-name="P28"/>
          </table:table-cell>
        </table:table-row>
        <table:table-row>
          <table:table-cell table:style-name="表134.A2" office:value-type="string">
            <text:p text:style-name="P27">1:12</text:p>
            <text:p text:style-name="P27">וְהָיָה בָּעֵת הַהִיא אֲחַפֵּשׂ אֶת־יְרוּשָׁלִַם בַּנֵּרוֹת וּפָקַדְתִּי עַל־הָאֲנָשִׁים הַקֹּפְאִים עַל־שִׁמְרֵיהֶם הָאֹמְרִים בִּלְבָבָם לֹא־יֵיטִיב יְהוָה וְלֹא יָרֵעַ</text:p>
          </table:table-cell>
          <table:table-cell table:style-name="表134.B2" office:value-type="string">
            <text:p text:style-name="P28"/>
          </table:table-cell>
        </table:table-row>
      </table:table>
      <text:p text:style-name="P6"/>
      <text:p text:style-name="P13"><text:soft-page-break/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P26"/>
      <text:p text:style-name="P25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P26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7"/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7"/>
          </table:table-cell>
        </table:table-row>
        <table:table-row>
          <table:table-cell table:style-name="表50.A2" office:value-type="string">
            <text:p text:style-name="P15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Text_20_body"><text:soft-page-break/></text:p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1011148668971000764" text:style-name="L2">
        <text:list-item>
          <text:p text:style-name="P34">time label ==&gt; paste</text:p>
        </text:list-item>
        <text:list-item>
          <text:p text:style-name="P34">“@@@” ==&gt; move to → at the bottom of the doc area</text:p>
        </text:list-item>
        <text:list-item>
          <text:p text:style-name="P34">DUP : template</text:p>
        </text:list-item>
        <text:list-item>
          <text:p text:style-name="P34">close</text:p>
          <text:list>
            <text:list-item>
              <text:p text:style-name="P34">web pages</text:p>
            </text:list-item>
            <text:list-item>
              <text:p text:style-name="P34">sheet file</text:p>
            </text:list-item>
            <text:list-item>
              <text:p text:style-name="P34">folders (if any)</text:p>
            </text:list-item>
            <text:list-item>
              <text:p text:style-name="P34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9"/>
          </table:table-cell>
          <table:table-cell table:style-name="表236.A1" office:value-type="string">
            <text:p text:style-name="P19">TH</text:p>
          </table:table-cell>
          <table:table-cell table:style-name="表236.C1" office:value-type="string">
            <text:p text:style-name="P19">“the”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19">gh</text:p>
          </table:table-cell>
          <table:table-cell table:style-name="表236.C2" office:value-type="string">
            <text:p text:style-name="P19">arabic ghain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19">dz</text:p>
          </table:table-cell>
          <table:table-cell table:style-name="表236.C2" office:value-type="string">
            <text:p text:style-name="P19">arabic ẓ (ðˁ) (ظ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20">a_</text:p>
          </table:table-cell>
          <table:table-cell table:style-name="表236.C2" office:value-type="string">
            <text:p text:style-name="P19">“<text:span text:style-name="T9">a</text:span>”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20">*</text:p>
          </table:table-cell>
          <table:table-cell table:style-name="表236.C2" office:value-type="string">
            <text:p text:style-name="P19">kha:</text:p>
          </table:table-cell>
        </table:table-row>
        <table:table-row>
          <table:table-cell table:style-name="表236.A2" office:value-type="string">
            <text:p text:style-name="P19"/>
          </table:table-cell>
          <table:table-cell table:style-name="表236.A2" office:value-type="string">
            <text:p text:style-name="P20">** (#)</text:p>
          </table:table-cell>
          <table:table-cell table:style-name="表236.C2" office:value-type="string">
            <text:p text:style-name="P19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21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1"/>
          </table:table-cell>
        </table:table-row>
      </table:table>
      <text:p text:style-name="P1"><text:soft-page-break/></text:p>
      <text:p text:style-name="P7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18T11:03:33.74</dc:date>
    <dc:creator>iwabuchi ken</dc:creator>
    <meta:editing-duration>P3DT22H19M25S</meta:editing-duration>
    <meta:editing-cycles>193</meta:editing-cycles>
    <meta:generator>OpenOffice/4.1.3$Win32 OpenOffice.org_project/413m1$Build-9783</meta:generator>
    <meta:document-statistic meta:table-count="138" meta:image-count="0" meta:object-count="0" meta:page-count="76" meta:paragraph-count="1889" meta:word-count="7379" meta:character-count="43329"/>
  </office:meta>
</office:document-meta>
</file>